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5" style:family="table-cell" style:parent-style-name="Default" style:data-style-name="N0"/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a6a6"/>
    </style:style>
    <style:style style:name="ce11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6" table:default-cell-style-name="ce5"/>
        <table:table-column table:style-name="co2" table:default-cell-style-name="ce5"/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est</text:p>
          </table:table-cell>
          <table:table-cell table:style-name="Default" table:number-columns-repeated="27"/>
        </table:table-row>
        <table:table-row table:style-name="ro1">
          <table:table-cell/>
          <table:table-cell office:value-type="float" office:value="1.51" calcext:value-type="float">
            <text:p>1.51</text:p>
          </table:table-cell>
          <table:table-cell office:value-type="float" office:value="0.89" calcext:value-type="float">
            <text:p>0.89</text:p>
          </table:table-cell>
          <table:table-cell/>
          <table:table-cell table:style-name="ce5" table:formula="of:=HLOOKUP(1; [.F44:.AF45];2; 0)" office:value-type="string" office:string-value="r" calcext:value-type="string">
            <text:p>r</text:p>
          </table:table-cell>
          <table:table-cell table:style-name="Default"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EXP(-[.B2])" office:value-type="float" office:value="0.220909977959378" calcext:value-type="float">
            <text:p>0.220909977959378</text:p>
          </table:table-cell>
          <table:table-cell table:formula="of:=EXP(-[.C2])" office:value-type="float" office:value="0.410655752752346" calcext:value-type="float">
            <text:p>0.410655752752346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*[.B$2]/[.$A5]" office:value-type="float" office:value="0.333574066718661" calcext:value-type="float">
            <text:p>0.333574066718661</text:p>
          </table:table-cell>
          <table:table-cell table:formula="of:=[.C4]*[.C$2]/[.$A5]" office:value-type="float" office:value="0.365483619949587" calcext:value-type="float">
            <text:p>0.365483619949587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*[.B$2]/[.$A6]" office:value-type="float" office:value="0.251848420372589" calcext:value-type="float">
            <text:p>0.251848420372589</text:p>
          </table:table-cell>
          <table:table-cell table:formula="of:=[.C5]*[.C$2]/[.$A6]" office:value-type="float" office:value="0.162640210877566" calcext:value-type="float">
            <text:p>0.162640210877566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*[.B$2]/[.$A7]" office:value-type="float" office:value="0.12676370492087" calcext:value-type="float">
            <text:p>0.12676370492087</text:p>
          </table:table-cell>
          <table:table-cell table:formula="of:=[.C6]*[.C$2]/[.$A7]" office:value-type="float" office:value="0.0482499292270114" calcext:value-type="float">
            <text:p>0.0482499292270114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*[.B$2]/[.$A8]" office:value-type="float" office:value="0.0478532986076284" calcext:value-type="float">
            <text:p>0.0478532986076284</text:p>
          </table:table-cell>
          <table:table-cell table:formula="of:=[.C7]*[.C$2]/[.$A8]" office:value-type="float" office:value="0.01073560925301" calcext:value-type="float">
            <text:p>0.01073560925301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*[.B$2]/[.$A9]" office:value-type="float" office:value="0.0144516961795038" calcext:value-type="float">
            <text:p>0.0144516961795038</text:p>
          </table:table-cell>
          <table:table-cell table:formula="of:=[.C8]*[.C$2]/[.$A9]" office:value-type="float" office:value="0.00191093844703579" calcext:value-type="float">
            <text:p>0.00191093844703579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*[.B$2]/[.$A10]" office:value-type="float" office:value="0.00363701020517511" calcext:value-type="float">
            <text:p>0.00363701020517511</text:p>
          </table:table-cell>
          <table:table-cell table:formula="of:=[.C9]*[.C$2]/[.$A10]" office:value-type="float" office:value="0.000283455869643642" calcext:value-type="float">
            <text:p>0.000283455869643642</text:p>
          </table:table-cell>
          <table:table-cell/>
          <table:table-cell table:style-name="ce2" office:value-type="string" calcext:value-type="string">
            <text:p>crb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 table:number-columns-repeated="15"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esb</text:p>
          </table:table-cell>
          <table:table-cell table:number-columns-repeated="13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3" table:style-name="ce1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SUM([.B4:.B10])" office:value-type="float" office:value="0.999038174963805" calcext:value-type="float">
            <text:p>0.999038174963805</text:p>
          </table:table-cell>
          <table:table-cell table:formula="of:=SUM([.C4:.C10])" office:value-type="float" office:value="0.9999595163762" calcext:value-type="float">
            <text:p>0.9999595163762</text:p>
          </table:table-cell>
          <table:table-cell table:number-columns-repeated="2"/>
          <table:table-cell table:style-name="Default" table:number-columns-repeated="27"/>
        </table:table-row>
        <table:table-row table:style-name="ro1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rob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VLOOKUP([.A15]; [.$A$4:.$C$10]; 2; 0)" office:value-type="float" office:value="0.220909977959378" calcext:value-type="float">
            <text:p>0.220909977959378</text:p>
          </table:table-cell>
          <table:table-cell table:formula="of:=VLOOKUP([.B15]; [.$A$4:.$C$10]; 3; 0)" office:value-type="float" office:value="0.410655752752346" calcext:value-type="float">
            <text:p>0.410655752752346</text:p>
          </table:table-cell>
          <table:table-cell table:formula="of:=[.C15]*[.D15]" office:value-type="float" office:value="0.0907179532894125" calcext:value-type="float">
            <text:p>0.0907179532894125</text:p>
          </table:table-cell>
          <table:table-cell table:formula="of:=IF(SIGN([.F$13]-[.F$14])=SIGN([.$A15]-[.$B15]); 1+[.F$10]; 0)+IF(([.F$13]=[.$A15]) * ([.F$14]=[.$B15]); 2+[.F$11]; 0)" office:value-type="float" office:value="0" calcext:value-type="float">
            <text:p>0</text:p>
          </table:table-cell>
          <table:table-cell table:formula="of:=IF(SIGN([.G$13]-[.G$14])=SIGN([.$A15]-[.$B15]); 1+[.G$10]; 0)+IF(([.G$13]=[.$A15]) * ([.G$14]=[.$B15]); 2+[.G$11]; 0)" office:value-type="float" office:value="0" calcext:value-type="float">
            <text:p>0</text:p>
          </table:table-cell>
          <table:table-cell table:formula="of:=IF(SIGN([.H$13]-[.H$14])=SIGN([.$A15]-[.$B15]); 1+[.H$10]; 0)+IF(([.H$13]=[.$A15]) * ([.H$14]=[.$B15]); 2+[.H$11]; 0)" office:value-type="float" office:value="0" calcext:value-type="float">
            <text:p>0</text:p>
          </table:table-cell>
          <table:table-cell table:formula="of:=IF(SIGN([.I$13]-[.I$14])=SIGN([.$A15]-[.$B15]); 1+[.I$10]; 0)+IF(([.I$13]=[.$A15]) * ([.I$14]=[.$B15]); 2+[.I$11]; 0)" office:value-type="float" office:value="0" calcext:value-type="float">
            <text:p>0</text:p>
          </table:table-cell>
          <table:table-cell table:formula="of:=IF(SIGN([.J$13]-[.J$14])=SIGN([.$A15]-[.$B15]); 1+[.J$10]; 0)+IF(([.J$13]=[.$A15]) * ([.J$14]=[.$B15]); 2+[.J$11]; 0)" office:value-type="float" office:value="0" calcext:value-type="float">
            <text:p>0</text:p>
          </table:table-cell>
          <table:table-cell table:formula="of:=IF(SIGN([.K$13]-[.K$14])=SIGN([.$A15]-[.$B15]); 1+[.K$10]; 0)+IF(([.K$13]=[.$A15]) * ([.K$14]=[.$B15]); 2+[.K$11]; 0)" office:value-type="float" office:value="0" calcext:value-type="float">
            <text:p>0</text:p>
          </table:table-cell>
          <table:table-cell table:formula="of:=IF(SIGN([.L$13]-[.L$14])=SIGN([.$A15]-[.$B15]); 1+[.L$10]; 0)+IF(([.L$13]=[.$A15]) * ([.L$14]=[.$B15]); 2+[.L$11]; 0)" office:value-type="float" office:value="0" calcext:value-type="float">
            <text:p>0</text:p>
          </table:table-cell>
          <table:table-cell table:formula="of:=IF(SIGN([.M$13]-[.M$14])=SIGN([.$A15]-[.$B15]); 1+[.M$10]; 0)+IF(([.M$13]=[.$A15]) * ([.M$14]=[.$B15]); 2+[.M$11]; 0)" office:value-type="float" office:value="0" calcext:value-type="float">
            <text:p>0</text:p>
          </table:table-cell>
          <table:table-cell table:formula="of:=IF(SIGN([.N$13]-[.N$14])=SIGN([.$A15]-[.$B15]); 1+[.N$10]; 0)+IF(([.N$13]=[.$A15]) * ([.N$14]=[.$B15]); 2+[.N$11]; 0)" office:value-type="float" office:value="0" calcext:value-type="float">
            <text:p>0</text:p>
          </table:table-cell>
          <table:table-cell table:formula="of:=IF(SIGN([.O$13]-[.O$14])=SIGN([.$A15]-[.$B15]); 1+[.O$10]; 0)+IF(([.O$13]=[.$A15]) * ([.O$14]=[.$B15]); 2+[.O$11]; 0)" office:value-type="float" office:value="0" calcext:value-type="float">
            <text:p>0</text:p>
          </table:table-cell>
          <table:table-cell table:formula="of:=IF(SIGN([.P$13]-[.P$14])=SIGN([.$A15]-[.$B15]); 1+[.P$10]; 0)+IF(([.P$13]=[.$A15]) * ([.P$14]=[.$B15]); 2+[.P$11]; 0)" office:value-type="float" office:value="0" calcext:value-type="float">
            <text:p>0</text:p>
          </table:table-cell>
          <table:table-cell table:formula="of:=IF(SIGN([.Q$13]-[.Q$14])=SIGN([.$A15]-[.$B15]); 1+[.Q$10]; 0)+IF(([.Q$13]=[.$A15]) * ([.Q$14]=[.$B15]); 2+[.Q$11]; 0)" office:value-type="float" office:value="0" calcext:value-type="float">
            <text:p>0</text:p>
          </table:table-cell>
          <table:table-cell table:formula="of:=IF(SIGN([.R$13]-[.R$14])=SIGN([.$A15]-[.$B15]); 1+[.R$10]; 0)+IF(([.R$13]=[.$A15]) * ([.R$14]=[.$B15]); 2+[.R$11]; 0)" office:value-type="float" office:value="7" calcext:value-type="float">
            <text:p>7</text:p>
          </table:table-cell>
          <table:table-cell table:formula="of:=IF(SIGN([.S$13]-[.S$14])=SIGN([.$A15]-[.$B15]); 1+[.S$10]; 0)+IF(([.S$13]=[.$A15]) * ([.S$14]=[.$B15]); 2+[.S$11]; 0)" office:value-type="float" office:value="3" calcext:value-type="float">
            <text:p>3</text:p>
          </table:table-cell>
          <table:table-cell table:formula="of:=IF(SIGN([.T$13]-[.T$14])=SIGN([.$A15]-[.$B15]); 1+[.T$10]; 0)+IF(([.T$13]=[.$A15]) * ([.T$14]=[.$B15]); 2+[.T$11]; 0)" office:value-type="float" office:value="3" calcext:value-type="float">
            <text:p>3</text:p>
          </table:table-cell>
          <table:table-cell table:formula="of:=IF(SIGN([.U$13]-[.U$14])=SIGN([.$A15]-[.$B15]); 1+[.U$10]; 0)+IF(([.U$13]=[.$A15]) * ([.U$14]=[.$B15]); 2+[.U$11]; 0)" office:value-type="float" office:value="3" calcext:value-type="float">
            <text:p>3</text:p>
          </table:table-cell>
          <table:table-cell table:formula="of:=IF(SIGN([.V$13]-[.V$14])=SIGN([.$A15]-[.$B15]); 1+[.V$10]; 0)+IF(([.V$13]=[.$A15]) * ([.V$14]=[.$B15]); 2+[.V$11]; 0)" office:value-type="float" office:value="0" calcext:value-type="float">
            <text:p>0</text:p>
          </table:table-cell>
          <table:table-cell table:formula="of:=IF(SIGN([.W$13]-[.W$14])=SIGN([.$A15]-[.$B15]); 1+[.W$10]; 0)+IF(([.W$13]=[.$A15]) * ([.W$14]=[.$B15]); 2+[.W$11]; 0)" office:value-type="float" office:value="0" calcext:value-type="float">
            <text:p>0</text:p>
          </table:table-cell>
          <table:table-cell table:formula="of:=IF(SIGN([.X$13]-[.X$14])=SIGN([.$A15]-[.$B15]); 1+[.X$10]; 0)+IF(([.X$13]=[.$A15]) * ([.X$14]=[.$B15]); 2+[.X$11]; 0)" office:value-type="float" office:value="0" calcext:value-type="float">
            <text:p>0</text:p>
          </table:table-cell>
          <table:table-cell table:formula="of:=IF(SIGN([.Y$13]-[.Y$14])=SIGN([.$A15]-[.$B15]); 1+[.Y$10]; 0)+IF(([.Y$13]=[.$A15]) * ([.Y$14]=[.$B15]); 2+[.Y$11]; 0)" office:value-type="float" office:value="0" calcext:value-type="float">
            <text:p>0</text:p>
          </table:table-cell>
          <table:table-cell table:formula="of:=IF(SIGN([.Z$13]-[.Z$14])=SIGN([.$A15]-[.$B15]); 1+[.Z$10]; 0)+IF(([.Z$13]=[.$A15]) * ([.Z$14]=[.$B15]); 2+[.Z$11]; 0)" office:value-type="float" office:value="0" calcext:value-type="float">
            <text:p>0</text:p>
          </table:table-cell>
          <table:table-cell table:formula="of:=IF(SIGN([.AA$13]-[.AA$14])=SIGN([.$A15]-[.$B15]); 1+[.AA$10]; 0)+IF(([.AA$13]=[.$A15]) * ([.AA$14]=[.$B15]); 2+[.AA$11]; 0)" office:value-type="float" office:value="0" calcext:value-type="float">
            <text:p>0</text:p>
          </table:table-cell>
          <table:table-cell table:formula="of:=IF(SIGN([.AB$13]-[.AB$14])=SIGN([.$A15]-[.$B15]); 1+[.AB$10]; 0)+IF(([.AB$13]=[.$A15]) * ([.AB$14]=[.$B15]); 2+[.AB$11]; 0)" office:value-type="float" office:value="0" calcext:value-type="float">
            <text:p>0</text:p>
          </table:table-cell>
          <table:table-cell table:formula="of:=IF(SIGN([.AC$13]-[.AC$14])=SIGN([.$A15]-[.$B15]); 1+[.AC$10]; 0)+IF(([.AC$13]=[.$A15]) * ([.AC$14]=[.$B15]); 2+[.AC$11]; 0)" office:value-type="float" office:value="0" calcext:value-type="float">
            <text:p>0</text:p>
          </table:table-cell>
          <table:table-cell table:formula="of:=IF(SIGN([.AD$13]-[.AD$14])=SIGN([.$A15]-[.$B15]); 1+[.AD$10]; 0)+IF(([.AD$13]=[.$A15]) * ([.AD$14]=[.$B15]); 2+[.AD$11]; 0)" office:value-type="float" office:value="0" calcext:value-type="float">
            <text:p>0</text:p>
          </table:table-cell>
          <table:table-cell table:formula="of:=IF(SIGN([.AE$13]-[.AE$14])=SIGN([.$A15]-[.$B15]); 1+[.AE$10]; 0)+IF(([.AE$13]=[.$A15]) * ([.AE$14]=[.$B15]); 2+[.AE$11]; 0)" office:value-type="float" office:value="0" calcext:value-type="float">
            <text:p>0</text:p>
          </table:table-cell>
          <table:table-cell table:formula="of:=IF(SIGN([.AF$13]-[.AF$14])=SIGN([.$A15]-[.$B15]); 1+[.AF$10]; 0)+IF(([.AF$13]=[.$A15]) * ([.AF$14]=[.$B15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VLOOKUP([.A16]; [.$A$4:.$C$10]; 2; 0)" office:value-type="float" office:value="0.220909977959378" calcext:value-type="float">
            <text:p>0.220909977959378</text:p>
          </table:table-cell>
          <table:table-cell table:formula="of:=VLOOKUP([.B16]; [.$A$4:.$C$10]; 3; 0)" office:value-type="float" office:value="0.365483619949587" calcext:value-type="float">
            <text:p>0.365483619949587</text:p>
          </table:table-cell>
          <table:table-cell table:formula="of:=[.C16]*[.D16]" office:value-type="float" office:value="0.0807389784275771" calcext:value-type="float">
            <text:p>0.0807389784275771</text:p>
          </table:table-cell>
          <table:table-cell table:formula="of:=IF(SIGN([.F$13]-[.F$14])=SIGN([.$A16]-[.$B16]); 1+[.F$10]; 0)+IF(([.F$13]=[.$A16]) * ([.F$14]=[.$B16]); 2+[.F$11]; 0)" office:value-type="float" office:value="0" calcext:value-type="float">
            <text:p>0</text:p>
          </table:table-cell>
          <table:table-cell table:formula="of:=IF(SIGN([.G$13]-[.G$14])=SIGN([.$A16]-[.$B16]); 1+[.G$10]; 0)+IF(([.G$13]=[.$A16]) * ([.G$14]=[.$B16]); 2+[.G$11]; 0)" office:value-type="float" office:value="0" calcext:value-type="float">
            <text:p>0</text:p>
          </table:table-cell>
          <table:table-cell table:formula="of:=IF(SIGN([.H$13]-[.H$14])=SIGN([.$A16]-[.$B16]); 1+[.H$10]; 0)+IF(([.H$13]=[.$A16]) * ([.H$14]=[.$B16]); 2+[.H$11]; 0)" office:value-type="float" office:value="0" calcext:value-type="float">
            <text:p>0</text:p>
          </table:table-cell>
          <table:table-cell table:formula="of:=IF(SIGN([.I$13]-[.I$14])=SIGN([.$A16]-[.$B16]); 1+[.I$10]; 0)+IF(([.I$13]=[.$A16]) * ([.I$14]=[.$B16]); 2+[.I$11]; 0)" office:value-type="float" office:value="0" calcext:value-type="float">
            <text:p>0</text:p>
          </table:table-cell>
          <table:table-cell table:formula="of:=IF(SIGN([.J$13]-[.J$14])=SIGN([.$A16]-[.$B16]); 1+[.J$10]; 0)+IF(([.J$13]=[.$A16]) * ([.J$14]=[.$B16]); 2+[.J$11]; 0)" office:value-type="float" office:value="0" calcext:value-type="float">
            <text:p>0</text:p>
          </table:table-cell>
          <table:table-cell table:formula="of:=IF(SIGN([.K$13]-[.K$14])=SIGN([.$A16]-[.$B16]); 1+[.K$10]; 0)+IF(([.K$13]=[.$A16]) * ([.K$14]=[.$B16]); 2+[.K$11]; 0)" office:value-type="float" office:value="0" calcext:value-type="float">
            <text:p>0</text:p>
          </table:table-cell>
          <table:table-cell table:formula="of:=IF(SIGN([.L$13]-[.L$14])=SIGN([.$A16]-[.$B16]); 1+[.L$10]; 0)+IF(([.L$13]=[.$A16]) * ([.L$14]=[.$B16]); 2+[.L$11]; 0)" office:value-type="float" office:value="0" calcext:value-type="float">
            <text:p>0</text:p>
          </table:table-cell>
          <table:table-cell table:formula="of:=IF(SIGN([.M$13]-[.M$14])=SIGN([.$A16]-[.$B16]); 1+[.M$10]; 0)+IF(([.M$13]=[.$A16]) * ([.M$14]=[.$B16]); 2+[.M$11]; 0)" office:value-type="float" office:value="0" calcext:value-type="float">
            <text:p>0</text:p>
          </table:table-cell>
          <table:table-cell table:formula="of:=IF(SIGN([.N$13]-[.N$14])=SIGN([.$A16]-[.$B16]); 1+[.N$10]; 0)+IF(([.N$13]=[.$A16]) * ([.N$14]=[.$B16]); 2+[.N$11]; 0)" office:value-type="float" office:value="0" calcext:value-type="float">
            <text:p>0</text:p>
          </table:table-cell>
          <table:table-cell table:formula="of:=IF(SIGN([.O$13]-[.O$14])=SIGN([.$A16]-[.$B16]); 1+[.O$10]; 0)+IF(([.O$13]=[.$A16]) * ([.O$14]=[.$B16]); 2+[.O$11]; 0)" office:value-type="float" office:value="0" calcext:value-type="float">
            <text:p>0</text:p>
          </table:table-cell>
          <table:table-cell table:formula="of:=IF(SIGN([.P$13]-[.P$14])=SIGN([.$A16]-[.$B16]); 1+[.P$10]; 0)+IF(([.P$13]=[.$A16]) * ([.P$14]=[.$B16]); 2+[.P$11]; 0)" office:value-type="float" office:value="0" calcext:value-type="float">
            <text:p>0</text:p>
          </table:table-cell>
          <table:table-cell table:formula="of:=IF(SIGN([.Q$13]-[.Q$14])=SIGN([.$A16]-[.$B16]); 1+[.Q$10]; 0)+IF(([.Q$13]=[.$A16]) * ([.Q$14]=[.$B16]); 2+[.Q$11]; 0)" office:value-type="float" office:value="0" calcext:value-type="float">
            <text:p>0</text:p>
          </table:table-cell>
          <table:table-cell table:formula="of:=IF(SIGN([.R$13]-[.R$14])=SIGN([.$A16]-[.$B16]); 1+[.R$10]; 0)+IF(([.R$13]=[.$A16]) * ([.R$14]=[.$B16]); 2+[.R$11]; 0)" office:value-type="float" office:value="0" calcext:value-type="float">
            <text:p>0</text:p>
          </table:table-cell>
          <table:table-cell table:formula="of:=IF(SIGN([.S$13]-[.S$14])=SIGN([.$A16]-[.$B16]); 1+[.S$10]; 0)+IF(([.S$13]=[.$A16]) * ([.S$14]=[.$B16]); 2+[.S$11]; 0)" office:value-type="float" office:value="0" calcext:value-type="float">
            <text:p>0</text:p>
          </table:table-cell>
          <table:table-cell table:formula="of:=IF(SIGN([.T$13]-[.T$14])=SIGN([.$A16]-[.$B16]); 1+[.T$10]; 0)+IF(([.T$13]=[.$A16]) * ([.T$14]=[.$B16]); 2+[.T$11]; 0)" office:value-type="float" office:value="0" calcext:value-type="float">
            <text:p>0</text:p>
          </table:table-cell>
          <table:table-cell table:formula="of:=IF(SIGN([.U$13]-[.U$14])=SIGN([.$A16]-[.$B16]); 1+[.U$10]; 0)+IF(([.U$13]=[.$A16]) * ([.U$14]=[.$B16]); 2+[.U$11]; 0)" office:value-type="float" office:value="0" calcext:value-type="float">
            <text:p>0</text:p>
          </table:table-cell>
          <table:table-cell table:formula="of:=IF(SIGN([.V$13]-[.V$14])=SIGN([.$A16]-[.$B16]); 1+[.V$10]; 0)+IF(([.V$13]=[.$A16]) * ([.V$14]=[.$B16]); 2+[.V$11]; 0)" office:value-type="float" office:value="7" calcext:value-type="float">
            <text:p>7</text:p>
          </table:table-cell>
          <table:table-cell table:formula="of:=IF(SIGN([.W$13]-[.W$14])=SIGN([.$A16]-[.$B16]); 1+[.W$10]; 0)+IF(([.W$13]=[.$A16]) * ([.W$14]=[.$B16]); 2+[.W$11]; 0)" office:value-type="float" office:value="3" calcext:value-type="float">
            <text:p>3</text:p>
          </table:table-cell>
          <table:table-cell table:formula="of:=IF(SIGN([.X$13]-[.X$14])=SIGN([.$A16]-[.$B16]); 1+[.X$10]; 0)+IF(([.X$13]=[.$A16]) * ([.X$14]=[.$B16]); 2+[.X$11]; 0)" office:value-type="float" office:value="3" calcext:value-type="float">
            <text:p>3</text:p>
          </table:table-cell>
          <table:table-cell table:formula="of:=IF(SIGN([.Y$13]-[.Y$14])=SIGN([.$A16]-[.$B16]); 1+[.Y$10]; 0)+IF(([.Y$13]=[.$A16]) * ([.Y$14]=[.$B16]); 2+[.Y$11]; 0)" office:value-type="float" office:value="3" calcext:value-type="float">
            <text:p>3</text:p>
          </table:table-cell>
          <table:table-cell table:formula="of:=IF(SIGN([.Z$13]-[.Z$14])=SIGN([.$A16]-[.$B16]); 1+[.Z$10]; 0)+IF(([.Z$13]=[.$A16]) * ([.Z$14]=[.$B16]); 2+[.Z$11]; 0)" office:value-type="float" office:value="3" calcext:value-type="float">
            <text:p>3</text:p>
          </table:table-cell>
          <table:table-cell table:formula="of:=IF(SIGN([.AA$13]-[.AA$14])=SIGN([.$A16]-[.$B16]); 1+[.AA$10]; 0)+IF(([.AA$13]=[.$A16]) * ([.AA$14]=[.$B16]); 2+[.AA$11]; 0)" office:value-type="float" office:value="3" calcext:value-type="float">
            <text:p>3</text:p>
          </table:table-cell>
          <table:table-cell table:formula="of:=IF(SIGN([.AB$13]-[.AB$14])=SIGN([.$A16]-[.$B16]); 1+[.AB$10]; 0)+IF(([.AB$13]=[.$A16]) * ([.AB$14]=[.$B16]); 2+[.AB$11]; 0)" office:value-type="float" office:value="3" calcext:value-type="float">
            <text:p>3</text:p>
          </table:table-cell>
          <table:table-cell table:formula="of:=IF(SIGN([.AC$13]-[.AC$14])=SIGN([.$A16]-[.$B16]); 1+[.AC$10]; 0)+IF(([.AC$13]=[.$A16]) * ([.AC$14]=[.$B16]); 2+[.AC$11]; 0)" office:value-type="float" office:value="3" calcext:value-type="float">
            <text:p>3</text:p>
          </table:table-cell>
          <table:table-cell table:formula="of:=IF(SIGN([.AD$13]-[.AD$14])=SIGN([.$A16]-[.$B16]); 1+[.AD$10]; 0)+IF(([.AD$13]=[.$A16]) * ([.AD$14]=[.$B16]); 2+[.AD$11]; 0)" office:value-type="float" office:value="3" calcext:value-type="float">
            <text:p>3</text:p>
          </table:table-cell>
          <table:table-cell table:formula="of:=IF(SIGN([.AE$13]-[.AE$14])=SIGN([.$A16]-[.$B16]); 1+[.AE$10]; 0)+IF(([.AE$13]=[.$A16]) * ([.AE$14]=[.$B16]); 2+[.AE$11]; 0)" office:value-type="float" office:value="3" calcext:value-type="float">
            <text:p>3</text:p>
          </table:table-cell>
          <table:table-cell table:formula="of:=IF(SIGN([.AF$13]-[.AF$14])=SIGN([.$A16]-[.$B16]); 1+[.AF$10]; 0)+IF(([.AF$13]=[.$A16]) * ([.AF$14]=[.$B16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LOOKUP([.A17]; [.$A$4:.$C$10]; 2; 0)" office:value-type="float" office:value="0.220909977959378" calcext:value-type="float">
            <text:p>0.220909977959378</text:p>
          </table:table-cell>
          <table:table-cell table:formula="of:=VLOOKUP([.B17]; [.$A$4:.$C$10]; 3; 0)" office:value-type="float" office:value="0.162640210877566" calcext:value-type="float">
            <text:p>0.162640210877566</text:p>
          </table:table-cell>
          <table:table-cell table:formula="of:=[.C17]*[.D17]" office:value-type="float" office:value="0.0359288454002718" calcext:value-type="float">
            <text:p>0.0359288454002718</text:p>
          </table:table-cell>
          <table:table-cell table:formula="of:=IF(SIGN([.F$13]-[.F$14])=SIGN([.$A17]-[.$B17]); 1+[.F$10]; 0)+IF(([.F$13]=[.$A17]) * ([.F$14]=[.$B17]); 2+[.F$11]; 0)" office:value-type="float" office:value="0" calcext:value-type="float">
            <text:p>0</text:p>
          </table:table-cell>
          <table:table-cell table:formula="of:=IF(SIGN([.G$13]-[.G$14])=SIGN([.$A17]-[.$B17]); 1+[.G$10]; 0)+IF(([.G$13]=[.$A17]) * ([.G$14]=[.$B17]); 2+[.G$11]; 0)" office:value-type="float" office:value="0" calcext:value-type="float">
            <text:p>0</text:p>
          </table:table-cell>
          <table:table-cell table:formula="of:=IF(SIGN([.H$13]-[.H$14])=SIGN([.$A17]-[.$B17]); 1+[.H$10]; 0)+IF(([.H$13]=[.$A17]) * ([.H$14]=[.$B17]); 2+[.H$11]; 0)" office:value-type="float" office:value="0" calcext:value-type="float">
            <text:p>0</text:p>
          </table:table-cell>
          <table:table-cell table:formula="of:=IF(SIGN([.I$13]-[.I$14])=SIGN([.$A17]-[.$B17]); 1+[.I$10]; 0)+IF(([.I$13]=[.$A17]) * ([.I$14]=[.$B17]); 2+[.I$11]; 0)" office:value-type="float" office:value="0" calcext:value-type="float">
            <text:p>0</text:p>
          </table:table-cell>
          <table:table-cell table:formula="of:=IF(SIGN([.J$13]-[.J$14])=SIGN([.$A17]-[.$B17]); 1+[.J$10]; 0)+IF(([.J$13]=[.$A17]) * ([.J$14]=[.$B17]); 2+[.J$11]; 0)" office:value-type="float" office:value="0" calcext:value-type="float">
            <text:p>0</text:p>
          </table:table-cell>
          <table:table-cell table:formula="of:=IF(SIGN([.K$13]-[.K$14])=SIGN([.$A17]-[.$B17]); 1+[.K$10]; 0)+IF(([.K$13]=[.$A17]) * ([.K$14]=[.$B17]); 2+[.K$11]; 0)" office:value-type="float" office:value="0" calcext:value-type="float">
            <text:p>0</text:p>
          </table:table-cell>
          <table:table-cell table:formula="of:=IF(SIGN([.L$13]-[.L$14])=SIGN([.$A17]-[.$B17]); 1+[.L$10]; 0)+IF(([.L$13]=[.$A17]) * ([.L$14]=[.$B17]); 2+[.L$11]; 0)" office:value-type="float" office:value="0" calcext:value-type="float">
            <text:p>0</text:p>
          </table:table-cell>
          <table:table-cell table:formula="of:=IF(SIGN([.M$13]-[.M$14])=SIGN([.$A17]-[.$B17]); 1+[.M$10]; 0)+IF(([.M$13]=[.$A17]) * ([.M$14]=[.$B17]); 2+[.M$11]; 0)" office:value-type="float" office:value="0" calcext:value-type="float">
            <text:p>0</text:p>
          </table:table-cell>
          <table:table-cell table:formula="of:=IF(SIGN([.N$13]-[.N$14])=SIGN([.$A17]-[.$B17]); 1+[.N$10]; 0)+IF(([.N$13]=[.$A17]) * ([.N$14]=[.$B17]); 2+[.N$11]; 0)" office:value-type="float" office:value="0" calcext:value-type="float">
            <text:p>0</text:p>
          </table:table-cell>
          <table:table-cell table:formula="of:=IF(SIGN([.O$13]-[.O$14])=SIGN([.$A17]-[.$B17]); 1+[.O$10]; 0)+IF(([.O$13]=[.$A17]) * ([.O$14]=[.$B17]); 2+[.O$11]; 0)" office:value-type="float" office:value="0" calcext:value-type="float">
            <text:p>0</text:p>
          </table:table-cell>
          <table:table-cell table:formula="of:=IF(SIGN([.P$13]-[.P$14])=SIGN([.$A17]-[.$B17]); 1+[.P$10]; 0)+IF(([.P$13]=[.$A17]) * ([.P$14]=[.$B17]); 2+[.P$11]; 0)" office:value-type="float" office:value="0" calcext:value-type="float">
            <text:p>0</text:p>
          </table:table-cell>
          <table:table-cell table:formula="of:=IF(SIGN([.Q$13]-[.Q$14])=SIGN([.$A17]-[.$B17]); 1+[.Q$10]; 0)+IF(([.Q$13]=[.$A17]) * ([.Q$14]=[.$B17]); 2+[.Q$11]; 0)" office:value-type="float" office:value="0" calcext:value-type="float">
            <text:p>0</text:p>
          </table:table-cell>
          <table:table-cell table:formula="of:=IF(SIGN([.R$13]-[.R$14])=SIGN([.$A17]-[.$B17]); 1+[.R$10]; 0)+IF(([.R$13]=[.$A17]) * ([.R$14]=[.$B17]); 2+[.R$11]; 0)" office:value-type="float" office:value="0" calcext:value-type="float">
            <text:p>0</text:p>
          </table:table-cell>
          <table:table-cell table:formula="of:=IF(SIGN([.S$13]-[.S$14])=SIGN([.$A17]-[.$B17]); 1+[.S$10]; 0)+IF(([.S$13]=[.$A17]) * ([.S$14]=[.$B17]); 2+[.S$11]; 0)" office:value-type="float" office:value="0" calcext:value-type="float">
            <text:p>0</text:p>
          </table:table-cell>
          <table:table-cell table:formula="of:=IF(SIGN([.T$13]-[.T$14])=SIGN([.$A17]-[.$B17]); 1+[.T$10]; 0)+IF(([.T$13]=[.$A17]) * ([.T$14]=[.$B17]); 2+[.T$11]; 0)" office:value-type="float" office:value="0" calcext:value-type="float">
            <text:p>0</text:p>
          </table:table-cell>
          <table:table-cell table:formula="of:=IF(SIGN([.U$13]-[.U$14])=SIGN([.$A17]-[.$B17]); 1+[.U$10]; 0)+IF(([.U$13]=[.$A17]) * ([.U$14]=[.$B17]); 2+[.U$11]; 0)" office:value-type="float" office:value="0" calcext:value-type="float">
            <text:p>0</text:p>
          </table:table-cell>
          <table:table-cell table:formula="of:=IF(SIGN([.V$13]-[.V$14])=SIGN([.$A17]-[.$B17]); 1+[.V$10]; 0)+IF(([.V$13]=[.$A17]) * ([.V$14]=[.$B17]); 2+[.V$11]; 0)" office:value-type="float" office:value="3" calcext:value-type="float">
            <text:p>3</text:p>
          </table:table-cell>
          <table:table-cell table:formula="of:=IF(SIGN([.W$13]-[.W$14])=SIGN([.$A17]-[.$B17]); 1+[.W$10]; 0)+IF(([.W$13]=[.$A17]) * ([.W$14]=[.$B17]); 2+[.W$11]; 0)" office:value-type="float" office:value="3" calcext:value-type="float">
            <text:p>3</text:p>
          </table:table-cell>
          <table:table-cell table:formula="of:=IF(SIGN([.X$13]-[.X$14])=SIGN([.$A17]-[.$B17]); 1+[.X$10]; 0)+IF(([.X$13]=[.$A17]) * ([.X$14]=[.$B17]); 2+[.X$11]; 0)" office:value-type="float" office:value="3" calcext:value-type="float">
            <text:p>3</text:p>
          </table:table-cell>
          <table:table-cell table:formula="of:=IF(SIGN([.Y$13]-[.Y$14])=SIGN([.$A17]-[.$B17]); 1+[.Y$10]; 0)+IF(([.Y$13]=[.$A17]) * ([.Y$14]=[.$B17]); 2+[.Y$11]; 0)" office:value-type="float" office:value="7" calcext:value-type="float">
            <text:p>7</text:p>
          </table:table-cell>
          <table:table-cell table:formula="of:=IF(SIGN([.Z$13]-[.Z$14])=SIGN([.$A17]-[.$B17]); 1+[.Z$10]; 0)+IF(([.Z$13]=[.$A17]) * ([.Z$14]=[.$B17]); 2+[.Z$11]; 0)" office:value-type="float" office:value="3" calcext:value-type="float">
            <text:p>3</text:p>
          </table:table-cell>
          <table:table-cell table:formula="of:=IF(SIGN([.AA$13]-[.AA$14])=SIGN([.$A17]-[.$B17]); 1+[.AA$10]; 0)+IF(([.AA$13]=[.$A17]) * ([.AA$14]=[.$B17]); 2+[.AA$11]; 0)" office:value-type="float" office:value="3" calcext:value-type="float">
            <text:p>3</text:p>
          </table:table-cell>
          <table:table-cell table:formula="of:=IF(SIGN([.AB$13]-[.AB$14])=SIGN([.$A17]-[.$B17]); 1+[.AB$10]; 0)+IF(([.AB$13]=[.$A17]) * ([.AB$14]=[.$B17]); 2+[.AB$11]; 0)" office:value-type="float" office:value="3" calcext:value-type="float">
            <text:p>3</text:p>
          </table:table-cell>
          <table:table-cell table:formula="of:=IF(SIGN([.AC$13]-[.AC$14])=SIGN([.$A17]-[.$B17]); 1+[.AC$10]; 0)+IF(([.AC$13]=[.$A17]) * ([.AC$14]=[.$B17]); 2+[.AC$11]; 0)" office:value-type="float" office:value="3" calcext:value-type="float">
            <text:p>3</text:p>
          </table:table-cell>
          <table:table-cell table:formula="of:=IF(SIGN([.AD$13]-[.AD$14])=SIGN([.$A17]-[.$B17]); 1+[.AD$10]; 0)+IF(([.AD$13]=[.$A17]) * ([.AD$14]=[.$B17]); 2+[.AD$11]; 0)" office:value-type="float" office:value="3" calcext:value-type="float">
            <text:p>3</text:p>
          </table:table-cell>
          <table:table-cell table:formula="of:=IF(SIGN([.AE$13]-[.AE$14])=SIGN([.$A17]-[.$B17]); 1+[.AE$10]; 0)+IF(([.AE$13]=[.$A17]) * ([.AE$14]=[.$B17]); 2+[.AE$11]; 0)" office:value-type="float" office:value="3" calcext:value-type="float">
            <text:p>3</text:p>
          </table:table-cell>
          <table:table-cell table:formula="of:=IF(SIGN([.AF$13]-[.AF$14])=SIGN([.$A17]-[.$B17]); 1+[.AF$10]; 0)+IF(([.AF$13]=[.$A17]) * ([.AF$14]=[.$B17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A18]; [.$A$4:.$C$10]; 2; 0)" office:value-type="float" office:value="0.220909977959378" calcext:value-type="float">
            <text:p>0.220909977959378</text:p>
          </table:table-cell>
          <table:table-cell table:formula="of:=VLOOKUP([.B18]; [.$A$4:.$C$10]; 3; 0)" office:value-type="float" office:value="0.0482499292270114" calcext:value-type="float">
            <text:p>0.0482499292270114</text:p>
          </table:table-cell>
          <table:table-cell table:formula="of:=[.C18]*[.D18]" office:value-type="float" office:value="0.0106588908020806" calcext:value-type="float">
            <text:p>0.0106588908020806</text:p>
          </table:table-cell>
          <table:table-cell table:formula="of:=IF(SIGN([.F$13]-[.F$14])=SIGN([.$A18]-[.$B18]); 1+[.F$10]; 0)+IF(([.F$13]=[.$A18]) * ([.F$14]=[.$B18]); 2+[.F$11]; 0)" office:value-type="float" office:value="0" calcext:value-type="float">
            <text:p>0</text:p>
          </table:table-cell>
          <table:table-cell table:formula="of:=IF(SIGN([.G$13]-[.G$14])=SIGN([.$A18]-[.$B18]); 1+[.G$10]; 0)+IF(([.G$13]=[.$A18]) * ([.G$14]=[.$B18]); 2+[.G$11]; 0)" office:value-type="float" office:value="0" calcext:value-type="float">
            <text:p>0</text:p>
          </table:table-cell>
          <table:table-cell table:formula="of:=IF(SIGN([.H$13]-[.H$14])=SIGN([.$A18]-[.$B18]); 1+[.H$10]; 0)+IF(([.H$13]=[.$A18]) * ([.H$14]=[.$B18]); 2+[.H$11]; 0)" office:value-type="float" office:value="0" calcext:value-type="float">
            <text:p>0</text:p>
          </table:table-cell>
          <table:table-cell table:formula="of:=IF(SIGN([.I$13]-[.I$14])=SIGN([.$A18]-[.$B18]); 1+[.I$10]; 0)+IF(([.I$13]=[.$A18]) * ([.I$14]=[.$B18]); 2+[.I$11]; 0)" office:value-type="float" office:value="0" calcext:value-type="float">
            <text:p>0</text:p>
          </table:table-cell>
          <table:table-cell table:formula="of:=IF(SIGN([.J$13]-[.J$14])=SIGN([.$A18]-[.$B18]); 1+[.J$10]; 0)+IF(([.J$13]=[.$A18]) * ([.J$14]=[.$B18]); 2+[.J$11]; 0)" office:value-type="float" office:value="0" calcext:value-type="float">
            <text:p>0</text:p>
          </table:table-cell>
          <table:table-cell table:formula="of:=IF(SIGN([.K$13]-[.K$14])=SIGN([.$A18]-[.$B18]); 1+[.K$10]; 0)+IF(([.K$13]=[.$A18]) * ([.K$14]=[.$B18]); 2+[.K$11]; 0)" office:value-type="float" office:value="0" calcext:value-type="float">
            <text:p>0</text:p>
          </table:table-cell>
          <table:table-cell table:formula="of:=IF(SIGN([.L$13]-[.L$14])=SIGN([.$A18]-[.$B18]); 1+[.L$10]; 0)+IF(([.L$13]=[.$A18]) * ([.L$14]=[.$B18]); 2+[.L$11]; 0)" office:value-type="float" office:value="0" calcext:value-type="float">
            <text:p>0</text:p>
          </table:table-cell>
          <table:table-cell table:formula="of:=IF(SIGN([.M$13]-[.M$14])=SIGN([.$A18]-[.$B18]); 1+[.M$10]; 0)+IF(([.M$13]=[.$A18]) * ([.M$14]=[.$B18]); 2+[.M$11]; 0)" office:value-type="float" office:value="0" calcext:value-type="float">
            <text:p>0</text:p>
          </table:table-cell>
          <table:table-cell table:formula="of:=IF(SIGN([.N$13]-[.N$14])=SIGN([.$A18]-[.$B18]); 1+[.N$10]; 0)+IF(([.N$13]=[.$A18]) * ([.N$14]=[.$B18]); 2+[.N$11]; 0)" office:value-type="float" office:value="0" calcext:value-type="float">
            <text:p>0</text:p>
          </table:table-cell>
          <table:table-cell table:formula="of:=IF(SIGN([.O$13]-[.O$14])=SIGN([.$A18]-[.$B18]); 1+[.O$10]; 0)+IF(([.O$13]=[.$A18]) * ([.O$14]=[.$B18]); 2+[.O$11]; 0)" office:value-type="float" office:value="0" calcext:value-type="float">
            <text:p>0</text:p>
          </table:table-cell>
          <table:table-cell table:formula="of:=IF(SIGN([.P$13]-[.P$14])=SIGN([.$A18]-[.$B18]); 1+[.P$10]; 0)+IF(([.P$13]=[.$A18]) * ([.P$14]=[.$B18]); 2+[.P$11]; 0)" office:value-type="float" office:value="0" calcext:value-type="float">
            <text:p>0</text:p>
          </table:table-cell>
          <table:table-cell table:formula="of:=IF(SIGN([.Q$13]-[.Q$14])=SIGN([.$A18]-[.$B18]); 1+[.Q$10]; 0)+IF(([.Q$13]=[.$A18]) * ([.Q$14]=[.$B18]); 2+[.Q$11]; 0)" office:value-type="float" office:value="0" calcext:value-type="float">
            <text:p>0</text:p>
          </table:table-cell>
          <table:table-cell table:formula="of:=IF(SIGN([.R$13]-[.R$14])=SIGN([.$A18]-[.$B18]); 1+[.R$10]; 0)+IF(([.R$13]=[.$A18]) * ([.R$14]=[.$B18]); 2+[.R$11]; 0)" office:value-type="float" office:value="0" calcext:value-type="float">
            <text:p>0</text:p>
          </table:table-cell>
          <table:table-cell table:formula="of:=IF(SIGN([.S$13]-[.S$14])=SIGN([.$A18]-[.$B18]); 1+[.S$10]; 0)+IF(([.S$13]=[.$A18]) * ([.S$14]=[.$B18]); 2+[.S$11]; 0)" office:value-type="float" office:value="0" calcext:value-type="float">
            <text:p>0</text:p>
          </table:table-cell>
          <table:table-cell table:formula="of:=IF(SIGN([.T$13]-[.T$14])=SIGN([.$A18]-[.$B18]); 1+[.T$10]; 0)+IF(([.T$13]=[.$A18]) * ([.T$14]=[.$B18]); 2+[.T$11]; 0)" office:value-type="float" office:value="0" calcext:value-type="float">
            <text:p>0</text:p>
          </table:table-cell>
          <table:table-cell table:formula="of:=IF(SIGN([.U$13]-[.U$14])=SIGN([.$A18]-[.$B18]); 1+[.U$10]; 0)+IF(([.U$13]=[.$A18]) * ([.U$14]=[.$B18]); 2+[.U$11]; 0)" office:value-type="float" office:value="0" calcext:value-type="float">
            <text:p>0</text:p>
          </table:table-cell>
          <table:table-cell table:formula="of:=IF(SIGN([.V$13]-[.V$14])=SIGN([.$A18]-[.$B18]); 1+[.V$10]; 0)+IF(([.V$13]=[.$A18]) * ([.V$14]=[.$B18]); 2+[.V$11]; 0)" office:value-type="float" office:value="3" calcext:value-type="float">
            <text:p>3</text:p>
          </table:table-cell>
          <table:table-cell table:formula="of:=IF(SIGN([.W$13]-[.W$14])=SIGN([.$A18]-[.$B18]); 1+[.W$10]; 0)+IF(([.W$13]=[.$A18]) * ([.W$14]=[.$B18]); 2+[.W$11]; 0)" office:value-type="float" office:value="3" calcext:value-type="float">
            <text:p>3</text:p>
          </table:table-cell>
          <table:table-cell table:formula="of:=IF(SIGN([.X$13]-[.X$14])=SIGN([.$A18]-[.$B18]); 1+[.X$10]; 0)+IF(([.X$13]=[.$A18]) * ([.X$14]=[.$B18]); 2+[.X$11]; 0)" office:value-type="float" office:value="3" calcext:value-type="float">
            <text:p>3</text:p>
          </table:table-cell>
          <table:table-cell table:formula="of:=IF(SIGN([.Y$13]-[.Y$14])=SIGN([.$A18]-[.$B18]); 1+[.Y$10]; 0)+IF(([.Y$13]=[.$A18]) * ([.Y$14]=[.$B18]); 2+[.Y$11]; 0)" office:value-type="float" office:value="3" calcext:value-type="float">
            <text:p>3</text:p>
          </table:table-cell>
          <table:table-cell table:formula="of:=IF(SIGN([.Z$13]-[.Z$14])=SIGN([.$A18]-[.$B18]); 1+[.Z$10]; 0)+IF(([.Z$13]=[.$A18]) * ([.Z$14]=[.$B18]); 2+[.Z$11]; 0)" office:value-type="float" office:value="3" calcext:value-type="float">
            <text:p>3</text:p>
          </table:table-cell>
          <table:table-cell table:formula="of:=IF(SIGN([.AA$13]-[.AA$14])=SIGN([.$A18]-[.$B18]); 1+[.AA$10]; 0)+IF(([.AA$13]=[.$A18]) * ([.AA$14]=[.$B18]); 2+[.AA$11]; 0)" office:value-type="float" office:value="3" calcext:value-type="float">
            <text:p>3</text:p>
          </table:table-cell>
          <table:table-cell table:formula="of:=IF(SIGN([.AB$13]-[.AB$14])=SIGN([.$A18]-[.$B18]); 1+[.AB$10]; 0)+IF(([.AB$13]=[.$A18]) * ([.AB$14]=[.$B18]); 2+[.AB$11]; 0)" office:value-type="float" office:value="7" calcext:value-type="float">
            <text:p>7</text:p>
          </table:table-cell>
          <table:table-cell table:formula="of:=IF(SIGN([.AC$13]-[.AC$14])=SIGN([.$A18]-[.$B18]); 1+[.AC$10]; 0)+IF(([.AC$13]=[.$A18]) * ([.AC$14]=[.$B18]); 2+[.AC$11]; 0)" office:value-type="float" office:value="3" calcext:value-type="float">
            <text:p>3</text:p>
          </table:table-cell>
          <table:table-cell table:formula="of:=IF(SIGN([.AD$13]-[.AD$14])=SIGN([.$A18]-[.$B18]); 1+[.AD$10]; 0)+IF(([.AD$13]=[.$A18]) * ([.AD$14]=[.$B18]); 2+[.AD$11]; 0)" office:value-type="float" office:value="3" calcext:value-type="float">
            <text:p>3</text:p>
          </table:table-cell>
          <table:table-cell table:formula="of:=IF(SIGN([.AE$13]-[.AE$14])=SIGN([.$A18]-[.$B18]); 1+[.AE$10]; 0)+IF(([.AE$13]=[.$A18]) * ([.AE$14]=[.$B18]); 2+[.AE$11]; 0)" office:value-type="float" office:value="3" calcext:value-type="float">
            <text:p>3</text:p>
          </table:table-cell>
          <table:table-cell table:formula="of:=IF(SIGN([.AF$13]-[.AF$14])=SIGN([.$A18]-[.$B18]); 1+[.AF$10]; 0)+IF(([.AF$13]=[.$A18]) * ([.AF$14]=[.$B18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VLOOKUP([.A19]; [.$A$4:.$C$10]; 2; 0)" office:value-type="float" office:value="0.220909977959378" calcext:value-type="float">
            <text:p>0.220909977959378</text:p>
          </table:table-cell>
          <table:table-cell table:formula="of:=VLOOKUP([.B19]; [.$A$4:.$C$10]; 3; 0)" office:value-type="float" office:value="0.01073560925301" calcext:value-type="float">
            <text:p>0.01073560925301</text:p>
          </table:table-cell>
          <table:table-cell table:formula="of:=[.C19]*[.D19]" office:value-type="float" office:value="0.00237160320346294" calcext:value-type="float">
            <text:p>0.00237160320346294</text:p>
          </table:table-cell>
          <table:table-cell table:formula="of:=IF(SIGN([.F$13]-[.F$14])=SIGN([.$A19]-[.$B19]); 1+[.F$10]; 0)+IF(([.F$13]=[.$A19]) * ([.F$14]=[.$B19]); 2+[.F$11]; 0)" office:value-type="float" office:value="0" calcext:value-type="float">
            <text:p>0</text:p>
          </table:table-cell>
          <table:table-cell table:formula="of:=IF(SIGN([.G$13]-[.G$14])=SIGN([.$A19]-[.$B19]); 1+[.G$10]; 0)+IF(([.G$13]=[.$A19]) * ([.G$14]=[.$B19]); 2+[.G$11]; 0)" office:value-type="float" office:value="0" calcext:value-type="float">
            <text:p>0</text:p>
          </table:table-cell>
          <table:table-cell table:formula="of:=IF(SIGN([.H$13]-[.H$14])=SIGN([.$A19]-[.$B19]); 1+[.H$10]; 0)+IF(([.H$13]=[.$A19]) * ([.H$14]=[.$B19]); 2+[.H$11]; 0)" office:value-type="float" office:value="0" calcext:value-type="float">
            <text:p>0</text:p>
          </table:table-cell>
          <table:table-cell table:formula="of:=IF(SIGN([.I$13]-[.I$14])=SIGN([.$A19]-[.$B19]); 1+[.I$10]; 0)+IF(([.I$13]=[.$A19]) * ([.I$14]=[.$B19]); 2+[.I$11]; 0)" office:value-type="float" office:value="0" calcext:value-type="float">
            <text:p>0</text:p>
          </table:table-cell>
          <table:table-cell table:formula="of:=IF(SIGN([.J$13]-[.J$14])=SIGN([.$A19]-[.$B19]); 1+[.J$10]; 0)+IF(([.J$13]=[.$A19]) * ([.J$14]=[.$B19]); 2+[.J$11]; 0)" office:value-type="float" office:value="0" calcext:value-type="float">
            <text:p>0</text:p>
          </table:table-cell>
          <table:table-cell table:formula="of:=IF(SIGN([.K$13]-[.K$14])=SIGN([.$A19]-[.$B19]); 1+[.K$10]; 0)+IF(([.K$13]=[.$A19]) * ([.K$14]=[.$B19]); 2+[.K$11]; 0)" office:value-type="float" office:value="0" calcext:value-type="float">
            <text:p>0</text:p>
          </table:table-cell>
          <table:table-cell table:formula="of:=IF(SIGN([.L$13]-[.L$14])=SIGN([.$A19]-[.$B19]); 1+[.L$10]; 0)+IF(([.L$13]=[.$A19]) * ([.L$14]=[.$B19]); 2+[.L$11]; 0)" office:value-type="float" office:value="0" calcext:value-type="float">
            <text:p>0</text:p>
          </table:table-cell>
          <table:table-cell table:formula="of:=IF(SIGN([.M$13]-[.M$14])=SIGN([.$A19]-[.$B19]); 1+[.M$10]; 0)+IF(([.M$13]=[.$A19]) * ([.M$14]=[.$B19]); 2+[.M$11]; 0)" office:value-type="float" office:value="0" calcext:value-type="float">
            <text:p>0</text:p>
          </table:table-cell>
          <table:table-cell table:formula="of:=IF(SIGN([.N$13]-[.N$14])=SIGN([.$A19]-[.$B19]); 1+[.N$10]; 0)+IF(([.N$13]=[.$A19]) * ([.N$14]=[.$B19]); 2+[.N$11]; 0)" office:value-type="float" office:value="0" calcext:value-type="float">
            <text:p>0</text:p>
          </table:table-cell>
          <table:table-cell table:formula="of:=IF(SIGN([.O$13]-[.O$14])=SIGN([.$A19]-[.$B19]); 1+[.O$10]; 0)+IF(([.O$13]=[.$A19]) * ([.O$14]=[.$B19]); 2+[.O$11]; 0)" office:value-type="float" office:value="0" calcext:value-type="float">
            <text:p>0</text:p>
          </table:table-cell>
          <table:table-cell table:formula="of:=IF(SIGN([.P$13]-[.P$14])=SIGN([.$A19]-[.$B19]); 1+[.P$10]; 0)+IF(([.P$13]=[.$A19]) * ([.P$14]=[.$B19]); 2+[.P$11]; 0)" office:value-type="float" office:value="0" calcext:value-type="float">
            <text:p>0</text:p>
          </table:table-cell>
          <table:table-cell table:formula="of:=IF(SIGN([.Q$13]-[.Q$14])=SIGN([.$A19]-[.$B19]); 1+[.Q$10]; 0)+IF(([.Q$13]=[.$A19]) * ([.Q$14]=[.$B19]); 2+[.Q$11]; 0)" office:value-type="float" office:value="0" calcext:value-type="float">
            <text:p>0</text:p>
          </table:table-cell>
          <table:table-cell table:formula="of:=IF(SIGN([.R$13]-[.R$14])=SIGN([.$A19]-[.$B19]); 1+[.R$10]; 0)+IF(([.R$13]=[.$A19]) * ([.R$14]=[.$B19]); 2+[.R$11]; 0)" office:value-type="float" office:value="0" calcext:value-type="float">
            <text:p>0</text:p>
          </table:table-cell>
          <table:table-cell table:formula="of:=IF(SIGN([.S$13]-[.S$14])=SIGN([.$A19]-[.$B19]); 1+[.S$10]; 0)+IF(([.S$13]=[.$A19]) * ([.S$14]=[.$B19]); 2+[.S$11]; 0)" office:value-type="float" office:value="0" calcext:value-type="float">
            <text:p>0</text:p>
          </table:table-cell>
          <table:table-cell table:formula="of:=IF(SIGN([.T$13]-[.T$14])=SIGN([.$A19]-[.$B19]); 1+[.T$10]; 0)+IF(([.T$13]=[.$A19]) * ([.T$14]=[.$B19]); 2+[.T$11]; 0)" office:value-type="float" office:value="0" calcext:value-type="float">
            <text:p>0</text:p>
          </table:table-cell>
          <table:table-cell table:formula="of:=IF(SIGN([.U$13]-[.U$14])=SIGN([.$A19]-[.$B19]); 1+[.U$10]; 0)+IF(([.U$13]=[.$A19]) * ([.U$14]=[.$B19]); 2+[.U$11]; 0)" office:value-type="float" office:value="0" calcext:value-type="float">
            <text:p>0</text:p>
          </table:table-cell>
          <table:table-cell table:formula="of:=IF(SIGN([.V$13]-[.V$14])=SIGN([.$A19]-[.$B19]); 1+[.V$10]; 0)+IF(([.V$13]=[.$A19]) * ([.V$14]=[.$B19]); 2+[.V$11]; 0)" office:value-type="float" office:value="3" calcext:value-type="float">
            <text:p>3</text:p>
          </table:table-cell>
          <table:table-cell table:formula="of:=IF(SIGN([.W$13]-[.W$14])=SIGN([.$A19]-[.$B19]); 1+[.W$10]; 0)+IF(([.W$13]=[.$A19]) * ([.W$14]=[.$B19]); 2+[.W$11]; 0)" office:value-type="float" office:value="3" calcext:value-type="float">
            <text:p>3</text:p>
          </table:table-cell>
          <table:table-cell table:formula="of:=IF(SIGN([.X$13]-[.X$14])=SIGN([.$A19]-[.$B19]); 1+[.X$10]; 0)+IF(([.X$13]=[.$A19]) * ([.X$14]=[.$B19]); 2+[.X$11]; 0)" office:value-type="float" office:value="3" calcext:value-type="float">
            <text:p>3</text:p>
          </table:table-cell>
          <table:table-cell table:formula="of:=IF(SIGN([.Y$13]-[.Y$14])=SIGN([.$A19]-[.$B19]); 1+[.Y$10]; 0)+IF(([.Y$13]=[.$A19]) * ([.Y$14]=[.$B19]); 2+[.Y$11]; 0)" office:value-type="float" office:value="3" calcext:value-type="float">
            <text:p>3</text:p>
          </table:table-cell>
          <table:table-cell table:formula="of:=IF(SIGN([.Z$13]-[.Z$14])=SIGN([.$A19]-[.$B19]); 1+[.Z$10]; 0)+IF(([.Z$13]=[.$A19]) * ([.Z$14]=[.$B19]); 2+[.Z$11]; 0)" office:value-type="float" office:value="3" calcext:value-type="float">
            <text:p>3</text:p>
          </table:table-cell>
          <table:table-cell table:formula="of:=IF(SIGN([.AA$13]-[.AA$14])=SIGN([.$A19]-[.$B19]); 1+[.AA$10]; 0)+IF(([.AA$13]=[.$A19]) * ([.AA$14]=[.$B19]); 2+[.AA$11]; 0)" office:value-type="float" office:value="3" calcext:value-type="float">
            <text:p>3</text:p>
          </table:table-cell>
          <table:table-cell table:formula="of:=IF(SIGN([.AB$13]-[.AB$14])=SIGN([.$A19]-[.$B19]); 1+[.AB$10]; 0)+IF(([.AB$13]=[.$A19]) * ([.AB$14]=[.$B19]); 2+[.AB$11]; 0)" office:value-type="float" office:value="3" calcext:value-type="float">
            <text:p>3</text:p>
          </table:table-cell>
          <table:table-cell table:formula="of:=IF(SIGN([.AC$13]-[.AC$14])=SIGN([.$A19]-[.$B19]); 1+[.AC$10]; 0)+IF(([.AC$13]=[.$A19]) * ([.AC$14]=[.$B19]); 2+[.AC$11]; 0)" office:value-type="float" office:value="3" calcext:value-type="float">
            <text:p>3</text:p>
          </table:table-cell>
          <table:table-cell table:formula="of:=IF(SIGN([.AD$13]-[.AD$14])=SIGN([.$A19]-[.$B19]); 1+[.AD$10]; 0)+IF(([.AD$13]=[.$A19]) * ([.AD$14]=[.$B19]); 2+[.AD$11]; 0)" office:value-type="float" office:value="7" calcext:value-type="float">
            <text:p>7</text:p>
          </table:table-cell>
          <table:table-cell table:formula="of:=IF(SIGN([.AE$13]-[.AE$14])=SIGN([.$A19]-[.$B19]); 1+[.AE$10]; 0)+IF(([.AE$13]=[.$A19]) * ([.AE$14]=[.$B19]); 2+[.AE$11]; 0)" office:value-type="float" office:value="3" calcext:value-type="float">
            <text:p>3</text:p>
          </table:table-cell>
          <table:table-cell table:formula="of:=IF(SIGN([.AF$13]-[.AF$14])=SIGN([.$A19]-[.$B19]); 1+[.AF$10]; 0)+IF(([.AF$13]=[.$A19]) * ([.AF$14]=[.$B19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VLOOKUP([.A20]; [.$A$4:.$C$10]; 2; 0)" office:value-type="float" office:value="0.220909977959378" calcext:value-type="float">
            <text:p>0.220909977959378</text:p>
          </table:table-cell>
          <table:table-cell table:formula="of:=VLOOKUP([.B20]; [.$A$4:.$C$10]; 3; 0)" office:value-type="float" office:value="0.00191093844703579" calcext:value-type="float">
            <text:p>0.00191093844703579</text:p>
          </table:table-cell>
          <table:table-cell table:formula="of:=[.C20]*[.D20]" office:value-type="float" office:value="0.000422145370216404" calcext:value-type="float">
            <text:p>0.000422145370216404</text:p>
          </table:table-cell>
          <table:table-cell table:formula="of:=IF(SIGN([.F$13]-[.F$14])=SIGN([.$A20]-[.$B20]); 1+[.F$10]; 0)+IF(([.F$13]=[.$A20]) * ([.F$14]=[.$B20]); 2+[.F$11]; 0)" office:value-type="float" office:value="0" calcext:value-type="float">
            <text:p>0</text:p>
          </table:table-cell>
          <table:table-cell table:formula="of:=IF(SIGN([.G$13]-[.G$14])=SIGN([.$A20]-[.$B20]); 1+[.G$10]; 0)+IF(([.G$13]=[.$A20]) * ([.G$14]=[.$B20]); 2+[.G$11]; 0)" office:value-type="float" office:value="0" calcext:value-type="float">
            <text:p>0</text:p>
          </table:table-cell>
          <table:table-cell table:formula="of:=IF(SIGN([.H$13]-[.H$14])=SIGN([.$A20]-[.$B20]); 1+[.H$10]; 0)+IF(([.H$13]=[.$A20]) * ([.H$14]=[.$B20]); 2+[.H$11]; 0)" office:value-type="float" office:value="0" calcext:value-type="float">
            <text:p>0</text:p>
          </table:table-cell>
          <table:table-cell table:formula="of:=IF(SIGN([.I$13]-[.I$14])=SIGN([.$A20]-[.$B20]); 1+[.I$10]; 0)+IF(([.I$13]=[.$A20]) * ([.I$14]=[.$B20]); 2+[.I$11]; 0)" office:value-type="float" office:value="0" calcext:value-type="float">
            <text:p>0</text:p>
          </table:table-cell>
          <table:table-cell table:formula="of:=IF(SIGN([.J$13]-[.J$14])=SIGN([.$A20]-[.$B20]); 1+[.J$10]; 0)+IF(([.J$13]=[.$A20]) * ([.J$14]=[.$B20]); 2+[.J$11]; 0)" office:value-type="float" office:value="0" calcext:value-type="float">
            <text:p>0</text:p>
          </table:table-cell>
          <table:table-cell table:formula="of:=IF(SIGN([.K$13]-[.K$14])=SIGN([.$A20]-[.$B20]); 1+[.K$10]; 0)+IF(([.K$13]=[.$A20]) * ([.K$14]=[.$B20]); 2+[.K$11]; 0)" office:value-type="float" office:value="0" calcext:value-type="float">
            <text:p>0</text:p>
          </table:table-cell>
          <table:table-cell table:formula="of:=IF(SIGN([.L$13]-[.L$14])=SIGN([.$A20]-[.$B20]); 1+[.L$10]; 0)+IF(([.L$13]=[.$A20]) * ([.L$14]=[.$B20]); 2+[.L$11]; 0)" office:value-type="float" office:value="0" calcext:value-type="float">
            <text:p>0</text:p>
          </table:table-cell>
          <table:table-cell table:formula="of:=IF(SIGN([.M$13]-[.M$14])=SIGN([.$A20]-[.$B20]); 1+[.M$10]; 0)+IF(([.M$13]=[.$A20]) * ([.M$14]=[.$B20]); 2+[.M$11]; 0)" office:value-type="float" office:value="0" calcext:value-type="float">
            <text:p>0</text:p>
          </table:table-cell>
          <table:table-cell table:formula="of:=IF(SIGN([.N$13]-[.N$14])=SIGN([.$A20]-[.$B20]); 1+[.N$10]; 0)+IF(([.N$13]=[.$A20]) * ([.N$14]=[.$B20]); 2+[.N$11]; 0)" office:value-type="float" office:value="0" calcext:value-type="float">
            <text:p>0</text:p>
          </table:table-cell>
          <table:table-cell table:formula="of:=IF(SIGN([.O$13]-[.O$14])=SIGN([.$A20]-[.$B20]); 1+[.O$10]; 0)+IF(([.O$13]=[.$A20]) * ([.O$14]=[.$B20]); 2+[.O$11]; 0)" office:value-type="float" office:value="0" calcext:value-type="float">
            <text:p>0</text:p>
          </table:table-cell>
          <table:table-cell table:formula="of:=IF(SIGN([.P$13]-[.P$14])=SIGN([.$A20]-[.$B20]); 1+[.P$10]; 0)+IF(([.P$13]=[.$A20]) * ([.P$14]=[.$B20]); 2+[.P$11]; 0)" office:value-type="float" office:value="0" calcext:value-type="float">
            <text:p>0</text:p>
          </table:table-cell>
          <table:table-cell table:formula="of:=IF(SIGN([.Q$13]-[.Q$14])=SIGN([.$A20]-[.$B20]); 1+[.Q$10]; 0)+IF(([.Q$13]=[.$A20]) * ([.Q$14]=[.$B20]); 2+[.Q$11]; 0)" office:value-type="float" office:value="0" calcext:value-type="float">
            <text:p>0</text:p>
          </table:table-cell>
          <table:table-cell table:formula="of:=IF(SIGN([.R$13]-[.R$14])=SIGN([.$A20]-[.$B20]); 1+[.R$10]; 0)+IF(([.R$13]=[.$A20]) * ([.R$14]=[.$B20]); 2+[.R$11]; 0)" office:value-type="float" office:value="0" calcext:value-type="float">
            <text:p>0</text:p>
          </table:table-cell>
          <table:table-cell table:formula="of:=IF(SIGN([.S$13]-[.S$14])=SIGN([.$A20]-[.$B20]); 1+[.S$10]; 0)+IF(([.S$13]=[.$A20]) * ([.S$14]=[.$B20]); 2+[.S$11]; 0)" office:value-type="float" office:value="0" calcext:value-type="float">
            <text:p>0</text:p>
          </table:table-cell>
          <table:table-cell table:formula="of:=IF(SIGN([.T$13]-[.T$14])=SIGN([.$A20]-[.$B20]); 1+[.T$10]; 0)+IF(([.T$13]=[.$A20]) * ([.T$14]=[.$B20]); 2+[.T$11]; 0)" office:value-type="float" office:value="0" calcext:value-type="float">
            <text:p>0</text:p>
          </table:table-cell>
          <table:table-cell table:formula="of:=IF(SIGN([.U$13]-[.U$14])=SIGN([.$A20]-[.$B20]); 1+[.U$10]; 0)+IF(([.U$13]=[.$A20]) * ([.U$14]=[.$B20]); 2+[.U$11]; 0)" office:value-type="float" office:value="0" calcext:value-type="float">
            <text:p>0</text:p>
          </table:table-cell>
          <table:table-cell table:formula="of:=IF(SIGN([.V$13]-[.V$14])=SIGN([.$A20]-[.$B20]); 1+[.V$10]; 0)+IF(([.V$13]=[.$A20]) * ([.V$14]=[.$B20]); 2+[.V$11]; 0)" office:value-type="float" office:value="3" calcext:value-type="float">
            <text:p>3</text:p>
          </table:table-cell>
          <table:table-cell table:formula="of:=IF(SIGN([.W$13]-[.W$14])=SIGN([.$A20]-[.$B20]); 1+[.W$10]; 0)+IF(([.W$13]=[.$A20]) * ([.W$14]=[.$B20]); 2+[.W$11]; 0)" office:value-type="float" office:value="3" calcext:value-type="float">
            <text:p>3</text:p>
          </table:table-cell>
          <table:table-cell table:formula="of:=IF(SIGN([.X$13]-[.X$14])=SIGN([.$A20]-[.$B20]); 1+[.X$10]; 0)+IF(([.X$13]=[.$A20]) * ([.X$14]=[.$B20]); 2+[.X$11]; 0)" office:value-type="float" office:value="3" calcext:value-type="float">
            <text:p>3</text:p>
          </table:table-cell>
          <table:table-cell table:formula="of:=IF(SIGN([.Y$13]-[.Y$14])=SIGN([.$A20]-[.$B20]); 1+[.Y$10]; 0)+IF(([.Y$13]=[.$A20]) * ([.Y$14]=[.$B20]); 2+[.Y$11]; 0)" office:value-type="float" office:value="3" calcext:value-type="float">
            <text:p>3</text:p>
          </table:table-cell>
          <table:table-cell table:formula="of:=IF(SIGN([.Z$13]-[.Z$14])=SIGN([.$A20]-[.$B20]); 1+[.Z$10]; 0)+IF(([.Z$13]=[.$A20]) * ([.Z$14]=[.$B20]); 2+[.Z$11]; 0)" office:value-type="float" office:value="3" calcext:value-type="float">
            <text:p>3</text:p>
          </table:table-cell>
          <table:table-cell table:formula="of:=IF(SIGN([.AA$13]-[.AA$14])=SIGN([.$A20]-[.$B20]); 1+[.AA$10]; 0)+IF(([.AA$13]=[.$A20]) * ([.AA$14]=[.$B20]); 2+[.AA$11]; 0)" office:value-type="float" office:value="3" calcext:value-type="float">
            <text:p>3</text:p>
          </table:table-cell>
          <table:table-cell table:formula="of:=IF(SIGN([.AB$13]-[.AB$14])=SIGN([.$A20]-[.$B20]); 1+[.AB$10]; 0)+IF(([.AB$13]=[.$A20]) * ([.AB$14]=[.$B20]); 2+[.AB$11]; 0)" office:value-type="float" office:value="3" calcext:value-type="float">
            <text:p>3</text:p>
          </table:table-cell>
          <table:table-cell table:formula="of:=IF(SIGN([.AC$13]-[.AC$14])=SIGN([.$A20]-[.$B20]); 1+[.AC$10]; 0)+IF(([.AC$13]=[.$A20]) * ([.AC$14]=[.$B20]); 2+[.AC$11]; 0)" office:value-type="float" office:value="3" calcext:value-type="float">
            <text:p>3</text:p>
          </table:table-cell>
          <table:table-cell table:formula="of:=IF(SIGN([.AD$13]-[.AD$14])=SIGN([.$A20]-[.$B20]); 1+[.AD$10]; 0)+IF(([.AD$13]=[.$A20]) * ([.AD$14]=[.$B20]); 2+[.AD$11]; 0)" office:value-type="float" office:value="3" calcext:value-type="float">
            <text:p>3</text:p>
          </table:table-cell>
          <table:table-cell table:formula="of:=IF(SIGN([.AE$13]-[.AE$14])=SIGN([.$A20]-[.$B20]); 1+[.AE$10]; 0)+IF(([.AE$13]=[.$A20]) * ([.AE$14]=[.$B20]); 2+[.AE$11]; 0)" office:value-type="float" office:value="3" calcext:value-type="float">
            <text:p>3</text:p>
          </table:table-cell>
          <table:table-cell table:formula="of:=IF(SIGN([.AF$13]-[.AF$14])=SIGN([.$A20]-[.$B20]); 1+[.AF$10]; 0)+IF(([.AF$13]=[.$A20]) * ([.AF$14]=[.$B20]); 2+[.AF$11]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VLOOKUP([.A21]; [.$A$4:.$C$10]; 2; 0)" office:value-type="float" office:value="0.333574066718661" calcext:value-type="float">
            <text:p>0.333574066718661</text:p>
          </table:table-cell>
          <table:table-cell table:formula="of:=VLOOKUP([.B21]; [.$A$4:.$C$10]; 3; 0)" office:value-type="float" office:value="0.410655752752346" calcext:value-type="float">
            <text:p>0.410655752752346</text:p>
          </table:table-cell>
          <table:table-cell table:formula="of:=[.C21]*[.D21]" office:value-type="float" office:value="0.136984109467013" calcext:value-type="float">
            <text:p>0.136984109467013</text:p>
          </table:table-cell>
          <table:table-cell table:formula="of:=IF(SIGN([.F$13]-[.F$14])=SIGN([.$A21]-[.$B21]); 1+[.F$10]; 0)+IF(([.F$13]=[.$A21]) * ([.F$14]=[.$B21]); 2+[.F$11]; 0)" office:value-type="float" office:value="1" calcext:value-type="float">
            <text:p>1</text:p>
          </table:table-cell>
          <table:table-cell table:formula="of:=IF(SIGN([.G$13]-[.G$14])=SIGN([.$A21]-[.$B21]); 1+[.G$10]; 0)+IF(([.G$13]=[.$A21]) * ([.G$14]=[.$B21]); 2+[.G$11]; 0)" office:value-type="float" office:value="1" calcext:value-type="float">
            <text:p>1</text:p>
          </table:table-cell>
          <table:table-cell table:formula="of:=IF(SIGN([.H$13]-[.H$14])=SIGN([.$A21]-[.$B21]); 1+[.H$10]; 0)+IF(([.H$13]=[.$A21]) * ([.H$14]=[.$B21]); 2+[.H$11]; 0)" office:value-type="float" office:value="1" calcext:value-type="float">
            <text:p>1</text:p>
          </table:table-cell>
          <table:table-cell table:formula="of:=IF(SIGN([.I$13]-[.I$14])=SIGN([.$A21]-[.$B21]); 1+[.I$10]; 0)+IF(([.I$13]=[.$A21]) * ([.I$14]=[.$B21]); 2+[.I$11]; 0)" office:value-type="float" office:value="1" calcext:value-type="float">
            <text:p>1</text:p>
          </table:table-cell>
          <table:table-cell table:formula="of:=IF(SIGN([.J$13]-[.J$14])=SIGN([.$A21]-[.$B21]); 1+[.J$10]; 0)+IF(([.J$13]=[.$A21]) * ([.J$14]=[.$B21]); 2+[.J$11]; 0)" office:value-type="float" office:value="1" calcext:value-type="float">
            <text:p>1</text:p>
          </table:table-cell>
          <table:table-cell table:formula="of:=IF(SIGN([.K$13]-[.K$14])=SIGN([.$A21]-[.$B21]); 1+[.K$10]; 0)+IF(([.K$13]=[.$A21]) * ([.K$14]=[.$B21]); 2+[.K$11]; 0)" office:value-type="float" office:value="1" calcext:value-type="float">
            <text:p>1</text:p>
          </table:table-cell>
          <table:table-cell table:formula="of:=IF(SIGN([.L$13]-[.L$14])=SIGN([.$A21]-[.$B21]); 1+[.L$10]; 0)+IF(([.L$13]=[.$A21]) * ([.L$14]=[.$B21]); 2+[.L$11]; 0)" office:value-type="float" office:value="1" calcext:value-type="float">
            <text:p>1</text:p>
          </table:table-cell>
          <table:table-cell table:formula="of:=IF(SIGN([.M$13]-[.M$14])=SIGN([.$A21]-[.$B21]); 1+[.M$10]; 0)+IF(([.M$13]=[.$A21]) * ([.M$14]=[.$B21]); 2+[.M$11]; 0)" office:value-type="float" office:value="1" calcext:value-type="float">
            <text:p>1</text:p>
          </table:table-cell>
          <table:table-cell table:formula="of:=IF(SIGN([.N$13]-[.N$14])=SIGN([.$A21]-[.$B21]); 1+[.N$10]; 0)+IF(([.N$13]=[.$A21]) * ([.N$14]=[.$B21]); 2+[.N$11]; 0)" office:value-type="float" office:value="1" calcext:value-type="float">
            <text:p>1</text:p>
          </table:table-cell>
          <table:table-cell table:formula="of:=IF(SIGN([.O$13]-[.O$14])=SIGN([.$A21]-[.$B21]); 1+[.O$10]; 0)+IF(([.O$13]=[.$A21]) * ([.O$14]=[.$B21]); 2+[.O$11]; 0)" office:value-type="float" office:value="5" calcext:value-type="float">
            <text:p>5</text:p>
          </table:table-cell>
          <table:table-cell table:formula="of:=IF(SIGN([.P$13]-[.P$14])=SIGN([.$A21]-[.$B21]); 1+[.P$10]; 0)+IF(([.P$13]=[.$A21]) * ([.P$14]=[.$B21]); 2+[.P$11]; 0)" office:value-type="float" office:value="1" calcext:value-type="float">
            <text:p>1</text:p>
          </table:table-cell>
          <table:table-cell table:formula="of:=IF(SIGN([.Q$13]-[.Q$14])=SIGN([.$A21]-[.$B21]); 1+[.Q$10]; 0)+IF(([.Q$13]=[.$A21]) * ([.Q$14]=[.$B21]); 2+[.Q$11]; 0)" office:value-type="float" office:value="1" calcext:value-type="float">
            <text:p>1</text:p>
          </table:table-cell>
          <table:table-cell table:formula="of:=IF(SIGN([.R$13]-[.R$14])=SIGN([.$A21]-[.$B21]); 1+[.R$10]; 0)+IF(([.R$13]=[.$A21]) * ([.R$14]=[.$B21]); 2+[.R$11]; 0)" office:value-type="float" office:value="0" calcext:value-type="float">
            <text:p>0</text:p>
          </table:table-cell>
          <table:table-cell table:formula="of:=IF(SIGN([.S$13]-[.S$14])=SIGN([.$A21]-[.$B21]); 1+[.S$10]; 0)+IF(([.S$13]=[.$A21]) * ([.S$14]=[.$B21]); 2+[.S$11]; 0)" office:value-type="float" office:value="0" calcext:value-type="float">
            <text:p>0</text:p>
          </table:table-cell>
          <table:table-cell table:formula="of:=IF(SIGN([.T$13]-[.T$14])=SIGN([.$A21]-[.$B21]); 1+[.T$10]; 0)+IF(([.T$13]=[.$A21]) * ([.T$14]=[.$B21]); 2+[.T$11]; 0)" office:value-type="float" office:value="0" calcext:value-type="float">
            <text:p>0</text:p>
          </table:table-cell>
          <table:table-cell table:formula="of:=IF(SIGN([.U$13]-[.U$14])=SIGN([.$A21]-[.$B21]); 1+[.U$10]; 0)+IF(([.U$13]=[.$A21]) * ([.U$14]=[.$B21]); 2+[.U$11]; 0)" office:value-type="float" office:value="0" calcext:value-type="float">
            <text:p>0</text:p>
          </table:table-cell>
          <table:table-cell table:formula="of:=IF(SIGN([.V$13]-[.V$14])=SIGN([.$A21]-[.$B21]); 1+[.V$10]; 0)+IF(([.V$13]=[.$A21]) * ([.V$14]=[.$B21]); 2+[.V$11]; 0)" office:value-type="float" office:value="0" calcext:value-type="float">
            <text:p>0</text:p>
          </table:table-cell>
          <table:table-cell table:formula="of:=IF(SIGN([.W$13]-[.W$14])=SIGN([.$A21]-[.$B21]); 1+[.W$10]; 0)+IF(([.W$13]=[.$A21]) * ([.W$14]=[.$B21]); 2+[.W$11]; 0)" office:value-type="float" office:value="0" calcext:value-type="float">
            <text:p>0</text:p>
          </table:table-cell>
          <table:table-cell table:formula="of:=IF(SIGN([.X$13]-[.X$14])=SIGN([.$A21]-[.$B21]); 1+[.X$10]; 0)+IF(([.X$13]=[.$A21]) * ([.X$14]=[.$B21]); 2+[.X$11]; 0)" office:value-type="float" office:value="0" calcext:value-type="float">
            <text:p>0</text:p>
          </table:table-cell>
          <table:table-cell table:formula="of:=IF(SIGN([.Y$13]-[.Y$14])=SIGN([.$A21]-[.$B21]); 1+[.Y$10]; 0)+IF(([.Y$13]=[.$A21]) * ([.Y$14]=[.$B21]); 2+[.Y$11]; 0)" office:value-type="float" office:value="0" calcext:value-type="float">
            <text:p>0</text:p>
          </table:table-cell>
          <table:table-cell table:formula="of:=IF(SIGN([.Z$13]-[.Z$14])=SIGN([.$A21]-[.$B21]); 1+[.Z$10]; 0)+IF(([.Z$13]=[.$A21]) * ([.Z$14]=[.$B21]); 2+[.Z$11]; 0)" office:value-type="float" office:value="0" calcext:value-type="float">
            <text:p>0</text:p>
          </table:table-cell>
          <table:table-cell table:formula="of:=IF(SIGN([.AA$13]-[.AA$14])=SIGN([.$A21]-[.$B21]); 1+[.AA$10]; 0)+IF(([.AA$13]=[.$A21]) * ([.AA$14]=[.$B21]); 2+[.AA$11]; 0)" office:value-type="float" office:value="0" calcext:value-type="float">
            <text:p>0</text:p>
          </table:table-cell>
          <table:table-cell table:formula="of:=IF(SIGN([.AB$13]-[.AB$14])=SIGN([.$A21]-[.$B21]); 1+[.AB$10]; 0)+IF(([.AB$13]=[.$A21]) * ([.AB$14]=[.$B21]); 2+[.AB$11]; 0)" office:value-type="float" office:value="0" calcext:value-type="float">
            <text:p>0</text:p>
          </table:table-cell>
          <table:table-cell table:formula="of:=IF(SIGN([.AC$13]-[.AC$14])=SIGN([.$A21]-[.$B21]); 1+[.AC$10]; 0)+IF(([.AC$13]=[.$A21]) * ([.AC$14]=[.$B21]); 2+[.AC$11]; 0)" office:value-type="float" office:value="0" calcext:value-type="float">
            <text:p>0</text:p>
          </table:table-cell>
          <table:table-cell table:formula="of:=IF(SIGN([.AD$13]-[.AD$14])=SIGN([.$A21]-[.$B21]); 1+[.AD$10]; 0)+IF(([.AD$13]=[.$A21]) * ([.AD$14]=[.$B21]); 2+[.AD$11]; 0)" office:value-type="float" office:value="0" calcext:value-type="float">
            <text:p>0</text:p>
          </table:table-cell>
          <table:table-cell table:formula="of:=IF(SIGN([.AE$13]-[.AE$14])=SIGN([.$A21]-[.$B21]); 1+[.AE$10]; 0)+IF(([.AE$13]=[.$A21]) * ([.AE$14]=[.$B21]); 2+[.AE$11]; 0)" office:value-type="float" office:value="0" calcext:value-type="float">
            <text:p>0</text:p>
          </table:table-cell>
          <table:table-cell table:formula="of:=IF(SIGN([.AF$13]-[.AF$14])=SIGN([.$A21]-[.$B21]); 1+[.AF$10]; 0)+IF(([.AF$13]=[.$A21]) * ([.AF$14]=[.$B21]); 2+[.AF$11]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VLOOKUP([.A22]; [.$A$4:.$C$10]; 2; 0)" office:value-type="float" office:value="0.333574066718661" calcext:value-type="float">
            <text:p>0.333574066718661</text:p>
          </table:table-cell>
          <table:table-cell table:formula="of:=VLOOKUP([.B22]; [.$A$4:.$C$10]; 3; 0)" office:value-type="float" office:value="0.365483619949587" calcext:value-type="float">
            <text:p>0.365483619949587</text:p>
          </table:table-cell>
          <table:table-cell table:formula="of:=[.C22]*[.D22]" office:value-type="float" office:value="0.121915857425641" calcext:value-type="float">
            <text:p>0.121915857425641</text:p>
          </table:table-cell>
          <table:table-cell table:formula="of:=IF(SIGN([.F$13]-[.F$14])=SIGN([.$A22]-[.$B22]); 1+[.F$10]; 0)+IF(([.F$13]=[.$A22]) * ([.F$14]=[.$B22]); 2+[.F$11]; 0)" office:value-type="float" office:value="0" calcext:value-type="float">
            <text:p>0</text:p>
          </table:table-cell>
          <table:table-cell table:formula="of:=IF(SIGN([.G$13]-[.G$14])=SIGN([.$A22]-[.$B22]); 1+[.G$10]; 0)+IF(([.G$13]=[.$A22]) * ([.G$14]=[.$B22]); 2+[.G$11]; 0)" office:value-type="float" office:value="0" calcext:value-type="float">
            <text:p>0</text:p>
          </table:table-cell>
          <table:table-cell table:formula="of:=IF(SIGN([.H$13]-[.H$14])=SIGN([.$A22]-[.$B22]); 1+[.H$10]; 0)+IF(([.H$13]=[.$A22]) * ([.H$14]=[.$B22]); 2+[.H$11]; 0)" office:value-type="float" office:value="0" calcext:value-type="float">
            <text:p>0</text:p>
          </table:table-cell>
          <table:table-cell table:formula="of:=IF(SIGN([.I$13]-[.I$14])=SIGN([.$A22]-[.$B22]); 1+[.I$10]; 0)+IF(([.I$13]=[.$A22]) * ([.I$14]=[.$B22]); 2+[.I$11]; 0)" office:value-type="float" office:value="0" calcext:value-type="float">
            <text:p>0</text:p>
          </table:table-cell>
          <table:table-cell table:formula="of:=IF(SIGN([.J$13]-[.J$14])=SIGN([.$A22]-[.$B22]); 1+[.J$10]; 0)+IF(([.J$13]=[.$A22]) * ([.J$14]=[.$B22]); 2+[.J$11]; 0)" office:value-type="float" office:value="0" calcext:value-type="float">
            <text:p>0</text:p>
          </table:table-cell>
          <table:table-cell table:formula="of:=IF(SIGN([.K$13]-[.K$14])=SIGN([.$A22]-[.$B22]); 1+[.K$10]; 0)+IF(([.K$13]=[.$A22]) * ([.K$14]=[.$B22]); 2+[.K$11]; 0)" office:value-type="float" office:value="0" calcext:value-type="float">
            <text:p>0</text:p>
          </table:table-cell>
          <table:table-cell table:formula="of:=IF(SIGN([.L$13]-[.L$14])=SIGN([.$A22]-[.$B22]); 1+[.L$10]; 0)+IF(([.L$13]=[.$A22]) * ([.L$14]=[.$B22]); 2+[.L$11]; 0)" office:value-type="float" office:value="0" calcext:value-type="float">
            <text:p>0</text:p>
          </table:table-cell>
          <table:table-cell table:formula="of:=IF(SIGN([.M$13]-[.M$14])=SIGN([.$A22]-[.$B22]); 1+[.M$10]; 0)+IF(([.M$13]=[.$A22]) * ([.M$14]=[.$B22]); 2+[.M$11]; 0)" office:value-type="float" office:value="0" calcext:value-type="float">
            <text:p>0</text:p>
          </table:table-cell>
          <table:table-cell table:formula="of:=IF(SIGN([.N$13]-[.N$14])=SIGN([.$A22]-[.$B22]); 1+[.N$10]; 0)+IF(([.N$13]=[.$A22]) * ([.N$14]=[.$B22]); 2+[.N$11]; 0)" office:value-type="float" office:value="0" calcext:value-type="float">
            <text:p>0</text:p>
          </table:table-cell>
          <table:table-cell table:formula="of:=IF(SIGN([.O$13]-[.O$14])=SIGN([.$A22]-[.$B22]); 1+[.O$10]; 0)+IF(([.O$13]=[.$A22]) * ([.O$14]=[.$B22]); 2+[.O$11]; 0)" office:value-type="float" office:value="0" calcext:value-type="float">
            <text:p>0</text:p>
          </table:table-cell>
          <table:table-cell table:formula="of:=IF(SIGN([.P$13]-[.P$14])=SIGN([.$A22]-[.$B22]); 1+[.P$10]; 0)+IF(([.P$13]=[.$A22]) * ([.P$14]=[.$B22]); 2+[.P$11]; 0)" office:value-type="float" office:value="0" calcext:value-type="float">
            <text:p>0</text:p>
          </table:table-cell>
          <table:table-cell table:formula="of:=IF(SIGN([.Q$13]-[.Q$14])=SIGN([.$A22]-[.$B22]); 1+[.Q$10]; 0)+IF(([.Q$13]=[.$A22]) * ([.Q$14]=[.$B22]); 2+[.Q$11]; 0)" office:value-type="float" office:value="0" calcext:value-type="float">
            <text:p>0</text:p>
          </table:table-cell>
          <table:table-cell table:formula="of:=IF(SIGN([.R$13]-[.R$14])=SIGN([.$A22]-[.$B22]); 1+[.R$10]; 0)+IF(([.R$13]=[.$A22]) * ([.R$14]=[.$B22]); 2+[.R$11]; 0)" office:value-type="float" office:value="3" calcext:value-type="float">
            <text:p>3</text:p>
          </table:table-cell>
          <table:table-cell table:formula="of:=IF(SIGN([.S$13]-[.S$14])=SIGN([.$A22]-[.$B22]); 1+[.S$10]; 0)+IF(([.S$13]=[.$A22]) * ([.S$14]=[.$B22]); 2+[.S$11]; 0)" office:value-type="float" office:value="5" calcext:value-type="float">
            <text:p>5</text:p>
          </table:table-cell>
          <table:table-cell table:formula="of:=IF(SIGN([.T$13]-[.T$14])=SIGN([.$A22]-[.$B22]); 1+[.T$10]; 0)+IF(([.T$13]=[.$A22]) * ([.T$14]=[.$B22]); 2+[.T$11]; 0)" office:value-type="float" office:value="3" calcext:value-type="float">
            <text:p>3</text:p>
          </table:table-cell>
          <table:table-cell table:formula="of:=IF(SIGN([.U$13]-[.U$14])=SIGN([.$A22]-[.$B22]); 1+[.U$10]; 0)+IF(([.U$13]=[.$A22]) * ([.U$14]=[.$B22]); 2+[.U$11]; 0)" office:value-type="float" office:value="3" calcext:value-type="float">
            <text:p>3</text:p>
          </table:table-cell>
          <table:table-cell table:formula="of:=IF(SIGN([.V$13]-[.V$14])=SIGN([.$A22]-[.$B22]); 1+[.V$10]; 0)+IF(([.V$13]=[.$A22]) * ([.V$14]=[.$B22]); 2+[.V$11]; 0)" office:value-type="float" office:value="0" calcext:value-type="float">
            <text:p>0</text:p>
          </table:table-cell>
          <table:table-cell table:formula="of:=IF(SIGN([.W$13]-[.W$14])=SIGN([.$A22]-[.$B22]); 1+[.W$10]; 0)+IF(([.W$13]=[.$A22]) * ([.W$14]=[.$B22]); 2+[.W$11]; 0)" office:value-type="float" office:value="0" calcext:value-type="float">
            <text:p>0</text:p>
          </table:table-cell>
          <table:table-cell table:formula="of:=IF(SIGN([.X$13]-[.X$14])=SIGN([.$A22]-[.$B22]); 1+[.X$10]; 0)+IF(([.X$13]=[.$A22]) * ([.X$14]=[.$B22]); 2+[.X$11]; 0)" office:value-type="float" office:value="0" calcext:value-type="float">
            <text:p>0</text:p>
          </table:table-cell>
          <table:table-cell table:formula="of:=IF(SIGN([.Y$13]-[.Y$14])=SIGN([.$A22]-[.$B22]); 1+[.Y$10]; 0)+IF(([.Y$13]=[.$A22]) * ([.Y$14]=[.$B22]); 2+[.Y$11]; 0)" office:value-type="float" office:value="0" calcext:value-type="float">
            <text:p>0</text:p>
          </table:table-cell>
          <table:table-cell table:formula="of:=IF(SIGN([.Z$13]-[.Z$14])=SIGN([.$A22]-[.$B22]); 1+[.Z$10]; 0)+IF(([.Z$13]=[.$A22]) * ([.Z$14]=[.$B22]); 2+[.Z$11]; 0)" office:value-type="float" office:value="0" calcext:value-type="float">
            <text:p>0</text:p>
          </table:table-cell>
          <table:table-cell table:formula="of:=IF(SIGN([.AA$13]-[.AA$14])=SIGN([.$A22]-[.$B22]); 1+[.AA$10]; 0)+IF(([.AA$13]=[.$A22]) * ([.AA$14]=[.$B22]); 2+[.AA$11]; 0)" office:value-type="float" office:value="0" calcext:value-type="float">
            <text:p>0</text:p>
          </table:table-cell>
          <table:table-cell table:formula="of:=IF(SIGN([.AB$13]-[.AB$14])=SIGN([.$A22]-[.$B22]); 1+[.AB$10]; 0)+IF(([.AB$13]=[.$A22]) * ([.AB$14]=[.$B22]); 2+[.AB$11]; 0)" office:value-type="float" office:value="0" calcext:value-type="float">
            <text:p>0</text:p>
          </table:table-cell>
          <table:table-cell table:formula="of:=IF(SIGN([.AC$13]-[.AC$14])=SIGN([.$A22]-[.$B22]); 1+[.AC$10]; 0)+IF(([.AC$13]=[.$A22]) * ([.AC$14]=[.$B22]); 2+[.AC$11]; 0)" office:value-type="float" office:value="0" calcext:value-type="float">
            <text:p>0</text:p>
          </table:table-cell>
          <table:table-cell table:formula="of:=IF(SIGN([.AD$13]-[.AD$14])=SIGN([.$A22]-[.$B22]); 1+[.AD$10]; 0)+IF(([.AD$13]=[.$A22]) * ([.AD$14]=[.$B22]); 2+[.AD$11]; 0)" office:value-type="float" office:value="0" calcext:value-type="float">
            <text:p>0</text:p>
          </table:table-cell>
          <table:table-cell table:formula="of:=IF(SIGN([.AE$13]-[.AE$14])=SIGN([.$A22]-[.$B22]); 1+[.AE$10]; 0)+IF(([.AE$13]=[.$A22]) * ([.AE$14]=[.$B22]); 2+[.AE$11]; 0)" office:value-type="float" office:value="0" calcext:value-type="float">
            <text:p>0</text:p>
          </table:table-cell>
          <table:table-cell table:formula="of:=IF(SIGN([.AF$13]-[.AF$14])=SIGN([.$A22]-[.$B22]); 1+[.AF$10]; 0)+IF(([.AF$13]=[.$A22]) * ([.AF$14]=[.$B22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A23]; [.$A$4:.$C$10]; 2; 0)" office:value-type="float" office:value="0.333574066718661" calcext:value-type="float">
            <text:p>0.333574066718661</text:p>
          </table:table-cell>
          <table:table-cell table:formula="of:=VLOOKUP([.B23]; [.$A$4:.$C$10]; 3; 0)" office:value-type="float" office:value="0.162640210877566" calcext:value-type="float">
            <text:p>0.162640210877566</text:p>
          </table:table-cell>
          <table:table-cell table:formula="of:=[.C23]*[.D23]" office:value-type="float" office:value="0.0542525565544105" calcext:value-type="float">
            <text:p>0.0542525565544105</text:p>
          </table:table-cell>
          <table:table-cell table:formula="of:=IF(SIGN([.F$13]-[.F$14])=SIGN([.$A23]-[.$B23]); 1+[.F$10]; 0)+IF(([.F$13]=[.$A23]) * ([.F$14]=[.$B23]); 2+[.F$11]; 0)" office:value-type="float" office:value="0" calcext:value-type="float">
            <text:p>0</text:p>
          </table:table-cell>
          <table:table-cell table:formula="of:=IF(SIGN([.G$13]-[.G$14])=SIGN([.$A23]-[.$B23]); 1+[.G$10]; 0)+IF(([.G$13]=[.$A23]) * ([.G$14]=[.$B23]); 2+[.G$11]; 0)" office:value-type="float" office:value="0" calcext:value-type="float">
            <text:p>0</text:p>
          </table:table-cell>
          <table:table-cell table:formula="of:=IF(SIGN([.H$13]-[.H$14])=SIGN([.$A23]-[.$B23]); 1+[.H$10]; 0)+IF(([.H$13]=[.$A23]) * ([.H$14]=[.$B23]); 2+[.H$11]; 0)" office:value-type="float" office:value="0" calcext:value-type="float">
            <text:p>0</text:p>
          </table:table-cell>
          <table:table-cell table:formula="of:=IF(SIGN([.I$13]-[.I$14])=SIGN([.$A23]-[.$B23]); 1+[.I$10]; 0)+IF(([.I$13]=[.$A23]) * ([.I$14]=[.$B23]); 2+[.I$11]; 0)" office:value-type="float" office:value="0" calcext:value-type="float">
            <text:p>0</text:p>
          </table:table-cell>
          <table:table-cell table:formula="of:=IF(SIGN([.J$13]-[.J$14])=SIGN([.$A23]-[.$B23]); 1+[.J$10]; 0)+IF(([.J$13]=[.$A23]) * ([.J$14]=[.$B23]); 2+[.J$11]; 0)" office:value-type="float" office:value="0" calcext:value-type="float">
            <text:p>0</text:p>
          </table:table-cell>
          <table:table-cell table:formula="of:=IF(SIGN([.K$13]-[.K$14])=SIGN([.$A23]-[.$B23]); 1+[.K$10]; 0)+IF(([.K$13]=[.$A23]) * ([.K$14]=[.$B23]); 2+[.K$11]; 0)" office:value-type="float" office:value="0" calcext:value-type="float">
            <text:p>0</text:p>
          </table:table-cell>
          <table:table-cell table:formula="of:=IF(SIGN([.L$13]-[.L$14])=SIGN([.$A23]-[.$B23]); 1+[.L$10]; 0)+IF(([.L$13]=[.$A23]) * ([.L$14]=[.$B23]); 2+[.L$11]; 0)" office:value-type="float" office:value="0" calcext:value-type="float">
            <text:p>0</text:p>
          </table:table-cell>
          <table:table-cell table:formula="of:=IF(SIGN([.M$13]-[.M$14])=SIGN([.$A23]-[.$B23]); 1+[.M$10]; 0)+IF(([.M$13]=[.$A23]) * ([.M$14]=[.$B23]); 2+[.M$11]; 0)" office:value-type="float" office:value="0" calcext:value-type="float">
            <text:p>0</text:p>
          </table:table-cell>
          <table:table-cell table:formula="of:=IF(SIGN([.N$13]-[.N$14])=SIGN([.$A23]-[.$B23]); 1+[.N$10]; 0)+IF(([.N$13]=[.$A23]) * ([.N$14]=[.$B23]); 2+[.N$11]; 0)" office:value-type="float" office:value="0" calcext:value-type="float">
            <text:p>0</text:p>
          </table:table-cell>
          <table:table-cell table:formula="of:=IF(SIGN([.O$13]-[.O$14])=SIGN([.$A23]-[.$B23]); 1+[.O$10]; 0)+IF(([.O$13]=[.$A23]) * ([.O$14]=[.$B23]); 2+[.O$11]; 0)" office:value-type="float" office:value="0" calcext:value-type="float">
            <text:p>0</text:p>
          </table:table-cell>
          <table:table-cell table:formula="of:=IF(SIGN([.P$13]-[.P$14])=SIGN([.$A23]-[.$B23]); 1+[.P$10]; 0)+IF(([.P$13]=[.$A23]) * ([.P$14]=[.$B23]); 2+[.P$11]; 0)" office:value-type="float" office:value="0" calcext:value-type="float">
            <text:p>0</text:p>
          </table:table-cell>
          <table:table-cell table:formula="of:=IF(SIGN([.Q$13]-[.Q$14])=SIGN([.$A23]-[.$B23]); 1+[.Q$10]; 0)+IF(([.Q$13]=[.$A23]) * ([.Q$14]=[.$B23]); 2+[.Q$11]; 0)" office:value-type="float" office:value="0" calcext:value-type="float">
            <text:p>0</text:p>
          </table:table-cell>
          <table:table-cell table:formula="of:=IF(SIGN([.R$13]-[.R$14])=SIGN([.$A23]-[.$B23]); 1+[.R$10]; 0)+IF(([.R$13]=[.$A23]) * ([.R$14]=[.$B23]); 2+[.R$11]; 0)" office:value-type="float" office:value="0" calcext:value-type="float">
            <text:p>0</text:p>
          </table:table-cell>
          <table:table-cell table:formula="of:=IF(SIGN([.S$13]-[.S$14])=SIGN([.$A23]-[.$B23]); 1+[.S$10]; 0)+IF(([.S$13]=[.$A23]) * ([.S$14]=[.$B23]); 2+[.S$11]; 0)" office:value-type="float" office:value="0" calcext:value-type="float">
            <text:p>0</text:p>
          </table:table-cell>
          <table:table-cell table:formula="of:=IF(SIGN([.T$13]-[.T$14])=SIGN([.$A23]-[.$B23]); 1+[.T$10]; 0)+IF(([.T$13]=[.$A23]) * ([.T$14]=[.$B23]); 2+[.T$11]; 0)" office:value-type="float" office:value="0" calcext:value-type="float">
            <text:p>0</text:p>
          </table:table-cell>
          <table:table-cell table:formula="of:=IF(SIGN([.U$13]-[.U$14])=SIGN([.$A23]-[.$B23]); 1+[.U$10]; 0)+IF(([.U$13]=[.$A23]) * ([.U$14]=[.$B23]); 2+[.U$11]; 0)" office:value-type="float" office:value="0" calcext:value-type="float">
            <text:p>0</text:p>
          </table:table-cell>
          <table:table-cell table:formula="of:=IF(SIGN([.V$13]-[.V$14])=SIGN([.$A23]-[.$B23]); 1+[.V$10]; 0)+IF(([.V$13]=[.$A23]) * ([.V$14]=[.$B23]); 2+[.V$11]; 0)" office:value-type="float" office:value="3" calcext:value-type="float">
            <text:p>3</text:p>
          </table:table-cell>
          <table:table-cell table:formula="of:=IF(SIGN([.W$13]-[.W$14])=SIGN([.$A23]-[.$B23]); 1+[.W$10]; 0)+IF(([.W$13]=[.$A23]) * ([.W$14]=[.$B23]); 2+[.W$11]; 0)" office:value-type="float" office:value="7" calcext:value-type="float">
            <text:p>7</text:p>
          </table:table-cell>
          <table:table-cell table:formula="of:=IF(SIGN([.X$13]-[.X$14])=SIGN([.$A23]-[.$B23]); 1+[.X$10]; 0)+IF(([.X$13]=[.$A23]) * ([.X$14]=[.$B23]); 2+[.X$11]; 0)" office:value-type="float" office:value="3" calcext:value-type="float">
            <text:p>3</text:p>
          </table:table-cell>
          <table:table-cell table:formula="of:=IF(SIGN([.Y$13]-[.Y$14])=SIGN([.$A23]-[.$B23]); 1+[.Y$10]; 0)+IF(([.Y$13]=[.$A23]) * ([.Y$14]=[.$B23]); 2+[.Y$11]; 0)" office:value-type="float" office:value="3" calcext:value-type="float">
            <text:p>3</text:p>
          </table:table-cell>
          <table:table-cell table:formula="of:=IF(SIGN([.Z$13]-[.Z$14])=SIGN([.$A23]-[.$B23]); 1+[.Z$10]; 0)+IF(([.Z$13]=[.$A23]) * ([.Z$14]=[.$B23]); 2+[.Z$11]; 0)" office:value-type="float" office:value="3" calcext:value-type="float">
            <text:p>3</text:p>
          </table:table-cell>
          <table:table-cell table:formula="of:=IF(SIGN([.AA$13]-[.AA$14])=SIGN([.$A23]-[.$B23]); 1+[.AA$10]; 0)+IF(([.AA$13]=[.$A23]) * ([.AA$14]=[.$B23]); 2+[.AA$11]; 0)" office:value-type="float" office:value="3" calcext:value-type="float">
            <text:p>3</text:p>
          </table:table-cell>
          <table:table-cell table:formula="of:=IF(SIGN([.AB$13]-[.AB$14])=SIGN([.$A23]-[.$B23]); 1+[.AB$10]; 0)+IF(([.AB$13]=[.$A23]) * ([.AB$14]=[.$B23]); 2+[.AB$11]; 0)" office:value-type="float" office:value="3" calcext:value-type="float">
            <text:p>3</text:p>
          </table:table-cell>
          <table:table-cell table:formula="of:=IF(SIGN([.AC$13]-[.AC$14])=SIGN([.$A23]-[.$B23]); 1+[.AC$10]; 0)+IF(([.AC$13]=[.$A23]) * ([.AC$14]=[.$B23]); 2+[.AC$11]; 0)" office:value-type="float" office:value="3" calcext:value-type="float">
            <text:p>3</text:p>
          </table:table-cell>
          <table:table-cell table:formula="of:=IF(SIGN([.AD$13]-[.AD$14])=SIGN([.$A23]-[.$B23]); 1+[.AD$10]; 0)+IF(([.AD$13]=[.$A23]) * ([.AD$14]=[.$B23]); 2+[.AD$11]; 0)" office:value-type="float" office:value="3" calcext:value-type="float">
            <text:p>3</text:p>
          </table:table-cell>
          <table:table-cell table:formula="of:=IF(SIGN([.AE$13]-[.AE$14])=SIGN([.$A23]-[.$B23]); 1+[.AE$10]; 0)+IF(([.AE$13]=[.$A23]) * ([.AE$14]=[.$B23]); 2+[.AE$11]; 0)" office:value-type="float" office:value="3" calcext:value-type="float">
            <text:p>3</text:p>
          </table:table-cell>
          <table:table-cell table:formula="of:=IF(SIGN([.AF$13]-[.AF$14])=SIGN([.$A23]-[.$B23]); 1+[.AF$10]; 0)+IF(([.AF$13]=[.$A23]) * ([.AF$14]=[.$B23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A24]; [.$A$4:.$C$10]; 2; 0)" office:value-type="float" office:value="0.333574066718661" calcext:value-type="float">
            <text:p>0.333574066718661</text:p>
          </table:table-cell>
          <table:table-cell table:formula="of:=VLOOKUP([.B24]; [.$A$4:.$C$10]; 3; 0)" office:value-type="float" office:value="0.0482499292270114" calcext:value-type="float">
            <text:p>0.0482499292270114</text:p>
          </table:table-cell>
          <table:table-cell table:formula="of:=[.C24]*[.D24]" office:value-type="float" office:value="0.0160949251111418" calcext:value-type="float">
            <text:p>0.0160949251111418</text:p>
          </table:table-cell>
          <table:table-cell table:formula="of:=IF(SIGN([.F$13]-[.F$14])=SIGN([.$A24]-[.$B24]); 1+[.F$10]; 0)+IF(([.F$13]=[.$A24]) * ([.F$14]=[.$B24]); 2+[.F$11]; 0)" office:value-type="float" office:value="0" calcext:value-type="float">
            <text:p>0</text:p>
          </table:table-cell>
          <table:table-cell table:formula="of:=IF(SIGN([.G$13]-[.G$14])=SIGN([.$A24]-[.$B24]); 1+[.G$10]; 0)+IF(([.G$13]=[.$A24]) * ([.G$14]=[.$B24]); 2+[.G$11]; 0)" office:value-type="float" office:value="0" calcext:value-type="float">
            <text:p>0</text:p>
          </table:table-cell>
          <table:table-cell table:formula="of:=IF(SIGN([.H$13]-[.H$14])=SIGN([.$A24]-[.$B24]); 1+[.H$10]; 0)+IF(([.H$13]=[.$A24]) * ([.H$14]=[.$B24]); 2+[.H$11]; 0)" office:value-type="float" office:value="0" calcext:value-type="float">
            <text:p>0</text:p>
          </table:table-cell>
          <table:table-cell table:formula="of:=IF(SIGN([.I$13]-[.I$14])=SIGN([.$A24]-[.$B24]); 1+[.I$10]; 0)+IF(([.I$13]=[.$A24]) * ([.I$14]=[.$B24]); 2+[.I$11]; 0)" office:value-type="float" office:value="0" calcext:value-type="float">
            <text:p>0</text:p>
          </table:table-cell>
          <table:table-cell table:formula="of:=IF(SIGN([.J$13]-[.J$14])=SIGN([.$A24]-[.$B24]); 1+[.J$10]; 0)+IF(([.J$13]=[.$A24]) * ([.J$14]=[.$B24]); 2+[.J$11]; 0)" office:value-type="float" office:value="0" calcext:value-type="float">
            <text:p>0</text:p>
          </table:table-cell>
          <table:table-cell table:formula="of:=IF(SIGN([.K$13]-[.K$14])=SIGN([.$A24]-[.$B24]); 1+[.K$10]; 0)+IF(([.K$13]=[.$A24]) * ([.K$14]=[.$B24]); 2+[.K$11]; 0)" office:value-type="float" office:value="0" calcext:value-type="float">
            <text:p>0</text:p>
          </table:table-cell>
          <table:table-cell table:formula="of:=IF(SIGN([.L$13]-[.L$14])=SIGN([.$A24]-[.$B24]); 1+[.L$10]; 0)+IF(([.L$13]=[.$A24]) * ([.L$14]=[.$B24]); 2+[.L$11]; 0)" office:value-type="float" office:value="0" calcext:value-type="float">
            <text:p>0</text:p>
          </table:table-cell>
          <table:table-cell table:formula="of:=IF(SIGN([.M$13]-[.M$14])=SIGN([.$A24]-[.$B24]); 1+[.M$10]; 0)+IF(([.M$13]=[.$A24]) * ([.M$14]=[.$B24]); 2+[.M$11]; 0)" office:value-type="float" office:value="0" calcext:value-type="float">
            <text:p>0</text:p>
          </table:table-cell>
          <table:table-cell table:formula="of:=IF(SIGN([.N$13]-[.N$14])=SIGN([.$A24]-[.$B24]); 1+[.N$10]; 0)+IF(([.N$13]=[.$A24]) * ([.N$14]=[.$B24]); 2+[.N$11]; 0)" office:value-type="float" office:value="0" calcext:value-type="float">
            <text:p>0</text:p>
          </table:table-cell>
          <table:table-cell table:formula="of:=IF(SIGN([.O$13]-[.O$14])=SIGN([.$A24]-[.$B24]); 1+[.O$10]; 0)+IF(([.O$13]=[.$A24]) * ([.O$14]=[.$B24]); 2+[.O$11]; 0)" office:value-type="float" office:value="0" calcext:value-type="float">
            <text:p>0</text:p>
          </table:table-cell>
          <table:table-cell table:formula="of:=IF(SIGN([.P$13]-[.P$14])=SIGN([.$A24]-[.$B24]); 1+[.P$10]; 0)+IF(([.P$13]=[.$A24]) * ([.P$14]=[.$B24]); 2+[.P$11]; 0)" office:value-type="float" office:value="0" calcext:value-type="float">
            <text:p>0</text:p>
          </table:table-cell>
          <table:table-cell table:formula="of:=IF(SIGN([.Q$13]-[.Q$14])=SIGN([.$A24]-[.$B24]); 1+[.Q$10]; 0)+IF(([.Q$13]=[.$A24]) * ([.Q$14]=[.$B24]); 2+[.Q$11]; 0)" office:value-type="float" office:value="0" calcext:value-type="float">
            <text:p>0</text:p>
          </table:table-cell>
          <table:table-cell table:formula="of:=IF(SIGN([.R$13]-[.R$14])=SIGN([.$A24]-[.$B24]); 1+[.R$10]; 0)+IF(([.R$13]=[.$A24]) * ([.R$14]=[.$B24]); 2+[.R$11]; 0)" office:value-type="float" office:value="0" calcext:value-type="float">
            <text:p>0</text:p>
          </table:table-cell>
          <table:table-cell table:formula="of:=IF(SIGN([.S$13]-[.S$14])=SIGN([.$A24]-[.$B24]); 1+[.S$10]; 0)+IF(([.S$13]=[.$A24]) * ([.S$14]=[.$B24]); 2+[.S$11]; 0)" office:value-type="float" office:value="0" calcext:value-type="float">
            <text:p>0</text:p>
          </table:table-cell>
          <table:table-cell table:formula="of:=IF(SIGN([.T$13]-[.T$14])=SIGN([.$A24]-[.$B24]); 1+[.T$10]; 0)+IF(([.T$13]=[.$A24]) * ([.T$14]=[.$B24]); 2+[.T$11]; 0)" office:value-type="float" office:value="0" calcext:value-type="float">
            <text:p>0</text:p>
          </table:table-cell>
          <table:table-cell table:formula="of:=IF(SIGN([.U$13]-[.U$14])=SIGN([.$A24]-[.$B24]); 1+[.U$10]; 0)+IF(([.U$13]=[.$A24]) * ([.U$14]=[.$B24]); 2+[.U$11]; 0)" office:value-type="float" office:value="0" calcext:value-type="float">
            <text:p>0</text:p>
          </table:table-cell>
          <table:table-cell table:formula="of:=IF(SIGN([.V$13]-[.V$14])=SIGN([.$A24]-[.$B24]); 1+[.V$10]; 0)+IF(([.V$13]=[.$A24]) * ([.V$14]=[.$B24]); 2+[.V$11]; 0)" office:value-type="float" office:value="3" calcext:value-type="float">
            <text:p>3</text:p>
          </table:table-cell>
          <table:table-cell table:formula="of:=IF(SIGN([.W$13]-[.W$14])=SIGN([.$A24]-[.$B24]); 1+[.W$10]; 0)+IF(([.W$13]=[.$A24]) * ([.W$14]=[.$B24]); 2+[.W$11]; 0)" office:value-type="float" office:value="3" calcext:value-type="float">
            <text:p>3</text:p>
          </table:table-cell>
          <table:table-cell table:formula="of:=IF(SIGN([.X$13]-[.X$14])=SIGN([.$A24]-[.$B24]); 1+[.X$10]; 0)+IF(([.X$13]=[.$A24]) * ([.X$14]=[.$B24]); 2+[.X$11]; 0)" office:value-type="float" office:value="3" calcext:value-type="float">
            <text:p>3</text:p>
          </table:table-cell>
          <table:table-cell table:formula="of:=IF(SIGN([.Y$13]-[.Y$14])=SIGN([.$A24]-[.$B24]); 1+[.Y$10]; 0)+IF(([.Y$13]=[.$A24]) * ([.Y$14]=[.$B24]); 2+[.Y$11]; 0)" office:value-type="float" office:value="3" calcext:value-type="float">
            <text:p>3</text:p>
          </table:table-cell>
          <table:table-cell table:formula="of:=IF(SIGN([.Z$13]-[.Z$14])=SIGN([.$A24]-[.$B24]); 1+[.Z$10]; 0)+IF(([.Z$13]=[.$A24]) * ([.Z$14]=[.$B24]); 2+[.Z$11]; 0)" office:value-type="float" office:value="7" calcext:value-type="float">
            <text:p>7</text:p>
          </table:table-cell>
          <table:table-cell table:formula="of:=IF(SIGN([.AA$13]-[.AA$14])=SIGN([.$A24]-[.$B24]); 1+[.AA$10]; 0)+IF(([.AA$13]=[.$A24]) * ([.AA$14]=[.$B24]); 2+[.AA$11]; 0)" office:value-type="float" office:value="3" calcext:value-type="float">
            <text:p>3</text:p>
          </table:table-cell>
          <table:table-cell table:formula="of:=IF(SIGN([.AB$13]-[.AB$14])=SIGN([.$A24]-[.$B24]); 1+[.AB$10]; 0)+IF(([.AB$13]=[.$A24]) * ([.AB$14]=[.$B24]); 2+[.AB$11]; 0)" office:value-type="float" office:value="3" calcext:value-type="float">
            <text:p>3</text:p>
          </table:table-cell>
          <table:table-cell table:formula="of:=IF(SIGN([.AC$13]-[.AC$14])=SIGN([.$A24]-[.$B24]); 1+[.AC$10]; 0)+IF(([.AC$13]=[.$A24]) * ([.AC$14]=[.$B24]); 2+[.AC$11]; 0)" office:value-type="float" office:value="3" calcext:value-type="float">
            <text:p>3</text:p>
          </table:table-cell>
          <table:table-cell table:formula="of:=IF(SIGN([.AD$13]-[.AD$14])=SIGN([.$A24]-[.$B24]); 1+[.AD$10]; 0)+IF(([.AD$13]=[.$A24]) * ([.AD$14]=[.$B24]); 2+[.AD$11]; 0)" office:value-type="float" office:value="3" calcext:value-type="float">
            <text:p>3</text:p>
          </table:table-cell>
          <table:table-cell table:formula="of:=IF(SIGN([.AE$13]-[.AE$14])=SIGN([.$A24]-[.$B24]); 1+[.AE$10]; 0)+IF(([.AE$13]=[.$A24]) * ([.AE$14]=[.$B24]); 2+[.AE$11]; 0)" office:value-type="float" office:value="3" calcext:value-type="float">
            <text:p>3</text:p>
          </table:table-cell>
          <table:table-cell table:formula="of:=IF(SIGN([.AF$13]-[.AF$14])=SIGN([.$A24]-[.$B24]); 1+[.AF$10]; 0)+IF(([.AF$13]=[.$A24]) * ([.AF$14]=[.$B24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A25]; [.$A$4:.$C$10]; 2; 0)" office:value-type="float" office:value="0.333574066718661" calcext:value-type="float">
            <text:p>0.333574066718661</text:p>
          </table:table-cell>
          <table:table-cell table:formula="of:=VLOOKUP([.B25]; [.$A$4:.$C$10]; 3; 0)" office:value-type="float" office:value="0.01073560925301" calcext:value-type="float">
            <text:p>0.01073560925301</text:p>
          </table:table-cell>
          <table:table-cell table:formula="of:=[.C25]*[.D25]" office:value-type="float" office:value="0.00358112083722904" calcext:value-type="float">
            <text:p>0.00358112083722904</text:p>
          </table:table-cell>
          <table:table-cell table:formula="of:=IF(SIGN([.F$13]-[.F$14])=SIGN([.$A25]-[.$B25]); 1+[.F$10]; 0)+IF(([.F$13]=[.$A25]) * ([.F$14]=[.$B25]); 2+[.F$11]; 0)" office:value-type="float" office:value="0" calcext:value-type="float">
            <text:p>0</text:p>
          </table:table-cell>
          <table:table-cell table:formula="of:=IF(SIGN([.G$13]-[.G$14])=SIGN([.$A25]-[.$B25]); 1+[.G$10]; 0)+IF(([.G$13]=[.$A25]) * ([.G$14]=[.$B25]); 2+[.G$11]; 0)" office:value-type="float" office:value="0" calcext:value-type="float">
            <text:p>0</text:p>
          </table:table-cell>
          <table:table-cell table:formula="of:=IF(SIGN([.H$13]-[.H$14])=SIGN([.$A25]-[.$B25]); 1+[.H$10]; 0)+IF(([.H$13]=[.$A25]) * ([.H$14]=[.$B25]); 2+[.H$11]; 0)" office:value-type="float" office:value="0" calcext:value-type="float">
            <text:p>0</text:p>
          </table:table-cell>
          <table:table-cell table:formula="of:=IF(SIGN([.I$13]-[.I$14])=SIGN([.$A25]-[.$B25]); 1+[.I$10]; 0)+IF(([.I$13]=[.$A25]) * ([.I$14]=[.$B25]); 2+[.I$11]; 0)" office:value-type="float" office:value="0" calcext:value-type="float">
            <text:p>0</text:p>
          </table:table-cell>
          <table:table-cell table:formula="of:=IF(SIGN([.J$13]-[.J$14])=SIGN([.$A25]-[.$B25]); 1+[.J$10]; 0)+IF(([.J$13]=[.$A25]) * ([.J$14]=[.$B25]); 2+[.J$11]; 0)" office:value-type="float" office:value="0" calcext:value-type="float">
            <text:p>0</text:p>
          </table:table-cell>
          <table:table-cell table:formula="of:=IF(SIGN([.K$13]-[.K$14])=SIGN([.$A25]-[.$B25]); 1+[.K$10]; 0)+IF(([.K$13]=[.$A25]) * ([.K$14]=[.$B25]); 2+[.K$11]; 0)" office:value-type="float" office:value="0" calcext:value-type="float">
            <text:p>0</text:p>
          </table:table-cell>
          <table:table-cell table:formula="of:=IF(SIGN([.L$13]-[.L$14])=SIGN([.$A25]-[.$B25]); 1+[.L$10]; 0)+IF(([.L$13]=[.$A25]) * ([.L$14]=[.$B25]); 2+[.L$11]; 0)" office:value-type="float" office:value="0" calcext:value-type="float">
            <text:p>0</text:p>
          </table:table-cell>
          <table:table-cell table:formula="of:=IF(SIGN([.M$13]-[.M$14])=SIGN([.$A25]-[.$B25]); 1+[.M$10]; 0)+IF(([.M$13]=[.$A25]) * ([.M$14]=[.$B25]); 2+[.M$11]; 0)" office:value-type="float" office:value="0" calcext:value-type="float">
            <text:p>0</text:p>
          </table:table-cell>
          <table:table-cell table:formula="of:=IF(SIGN([.N$13]-[.N$14])=SIGN([.$A25]-[.$B25]); 1+[.N$10]; 0)+IF(([.N$13]=[.$A25]) * ([.N$14]=[.$B25]); 2+[.N$11]; 0)" office:value-type="float" office:value="0" calcext:value-type="float">
            <text:p>0</text:p>
          </table:table-cell>
          <table:table-cell table:formula="of:=IF(SIGN([.O$13]-[.O$14])=SIGN([.$A25]-[.$B25]); 1+[.O$10]; 0)+IF(([.O$13]=[.$A25]) * ([.O$14]=[.$B25]); 2+[.O$11]; 0)" office:value-type="float" office:value="0" calcext:value-type="float">
            <text:p>0</text:p>
          </table:table-cell>
          <table:table-cell table:formula="of:=IF(SIGN([.P$13]-[.P$14])=SIGN([.$A25]-[.$B25]); 1+[.P$10]; 0)+IF(([.P$13]=[.$A25]) * ([.P$14]=[.$B25]); 2+[.P$11]; 0)" office:value-type="float" office:value="0" calcext:value-type="float">
            <text:p>0</text:p>
          </table:table-cell>
          <table:table-cell table:formula="of:=IF(SIGN([.Q$13]-[.Q$14])=SIGN([.$A25]-[.$B25]); 1+[.Q$10]; 0)+IF(([.Q$13]=[.$A25]) * ([.Q$14]=[.$B25]); 2+[.Q$11]; 0)" office:value-type="float" office:value="0" calcext:value-type="float">
            <text:p>0</text:p>
          </table:table-cell>
          <table:table-cell table:formula="of:=IF(SIGN([.R$13]-[.R$14])=SIGN([.$A25]-[.$B25]); 1+[.R$10]; 0)+IF(([.R$13]=[.$A25]) * ([.R$14]=[.$B25]); 2+[.R$11]; 0)" office:value-type="float" office:value="0" calcext:value-type="float">
            <text:p>0</text:p>
          </table:table-cell>
          <table:table-cell table:formula="of:=IF(SIGN([.S$13]-[.S$14])=SIGN([.$A25]-[.$B25]); 1+[.S$10]; 0)+IF(([.S$13]=[.$A25]) * ([.S$14]=[.$B25]); 2+[.S$11]; 0)" office:value-type="float" office:value="0" calcext:value-type="float">
            <text:p>0</text:p>
          </table:table-cell>
          <table:table-cell table:formula="of:=IF(SIGN([.T$13]-[.T$14])=SIGN([.$A25]-[.$B25]); 1+[.T$10]; 0)+IF(([.T$13]=[.$A25]) * ([.T$14]=[.$B25]); 2+[.T$11]; 0)" office:value-type="float" office:value="0" calcext:value-type="float">
            <text:p>0</text:p>
          </table:table-cell>
          <table:table-cell table:formula="of:=IF(SIGN([.U$13]-[.U$14])=SIGN([.$A25]-[.$B25]); 1+[.U$10]; 0)+IF(([.U$13]=[.$A25]) * ([.U$14]=[.$B25]); 2+[.U$11]; 0)" office:value-type="float" office:value="0" calcext:value-type="float">
            <text:p>0</text:p>
          </table:table-cell>
          <table:table-cell table:formula="of:=IF(SIGN([.V$13]-[.V$14])=SIGN([.$A25]-[.$B25]); 1+[.V$10]; 0)+IF(([.V$13]=[.$A25]) * ([.V$14]=[.$B25]); 2+[.V$11]; 0)" office:value-type="float" office:value="3" calcext:value-type="float">
            <text:p>3</text:p>
          </table:table-cell>
          <table:table-cell table:formula="of:=IF(SIGN([.W$13]-[.W$14])=SIGN([.$A25]-[.$B25]); 1+[.W$10]; 0)+IF(([.W$13]=[.$A25]) * ([.W$14]=[.$B25]); 2+[.W$11]; 0)" office:value-type="float" office:value="3" calcext:value-type="float">
            <text:p>3</text:p>
          </table:table-cell>
          <table:table-cell table:formula="of:=IF(SIGN([.X$13]-[.X$14])=SIGN([.$A25]-[.$B25]); 1+[.X$10]; 0)+IF(([.X$13]=[.$A25]) * ([.X$14]=[.$B25]); 2+[.X$11]; 0)" office:value-type="float" office:value="3" calcext:value-type="float">
            <text:p>3</text:p>
          </table:table-cell>
          <table:table-cell table:formula="of:=IF(SIGN([.Y$13]-[.Y$14])=SIGN([.$A25]-[.$B25]); 1+[.Y$10]; 0)+IF(([.Y$13]=[.$A25]) * ([.Y$14]=[.$B25]); 2+[.Y$11]; 0)" office:value-type="float" office:value="3" calcext:value-type="float">
            <text:p>3</text:p>
          </table:table-cell>
          <table:table-cell table:formula="of:=IF(SIGN([.Z$13]-[.Z$14])=SIGN([.$A25]-[.$B25]); 1+[.Z$10]; 0)+IF(([.Z$13]=[.$A25]) * ([.Z$14]=[.$B25]); 2+[.Z$11]; 0)" office:value-type="float" office:value="3" calcext:value-type="float">
            <text:p>3</text:p>
          </table:table-cell>
          <table:table-cell table:formula="of:=IF(SIGN([.AA$13]-[.AA$14])=SIGN([.$A25]-[.$B25]); 1+[.AA$10]; 0)+IF(([.AA$13]=[.$A25]) * ([.AA$14]=[.$B25]); 2+[.AA$11]; 0)" office:value-type="float" office:value="3" calcext:value-type="float">
            <text:p>3</text:p>
          </table:table-cell>
          <table:table-cell table:formula="of:=IF(SIGN([.AB$13]-[.AB$14])=SIGN([.$A25]-[.$B25]); 1+[.AB$10]; 0)+IF(([.AB$13]=[.$A25]) * ([.AB$14]=[.$B25]); 2+[.AB$11]; 0)" office:value-type="float" office:value="3" calcext:value-type="float">
            <text:p>3</text:p>
          </table:table-cell>
          <table:table-cell table:formula="of:=IF(SIGN([.AC$13]-[.AC$14])=SIGN([.$A25]-[.$B25]); 1+[.AC$10]; 0)+IF(([.AC$13]=[.$A25]) * ([.AC$14]=[.$B25]); 2+[.AC$11]; 0)" office:value-type="float" office:value="7" calcext:value-type="float">
            <text:p>7</text:p>
          </table:table-cell>
          <table:table-cell table:formula="of:=IF(SIGN([.AD$13]-[.AD$14])=SIGN([.$A25]-[.$B25]); 1+[.AD$10]; 0)+IF(([.AD$13]=[.$A25]) * ([.AD$14]=[.$B25]); 2+[.AD$11]; 0)" office:value-type="float" office:value="3" calcext:value-type="float">
            <text:p>3</text:p>
          </table:table-cell>
          <table:table-cell table:formula="of:=IF(SIGN([.AE$13]-[.AE$14])=SIGN([.$A25]-[.$B25]); 1+[.AE$10]; 0)+IF(([.AE$13]=[.$A25]) * ([.AE$14]=[.$B25]); 2+[.AE$11]; 0)" office:value-type="float" office:value="3" calcext:value-type="float">
            <text:p>3</text:p>
          </table:table-cell>
          <table:table-cell table:formula="of:=IF(SIGN([.AF$13]-[.AF$14])=SIGN([.$A25]-[.$B25]); 1+[.AF$10]; 0)+IF(([.AF$13]=[.$A25]) * ([.AF$14]=[.$B25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A26]; [.$A$4:.$C$10]; 2; 0)" office:value-type="float" office:value="0.333574066718661" calcext:value-type="float">
            <text:p>0.333574066718661</text:p>
          </table:table-cell>
          <table:table-cell table:formula="of:=VLOOKUP([.B26]; [.$A$4:.$C$10]; 3; 0)" office:value-type="float" office:value="0.00191093844703579" calcext:value-type="float">
            <text:p>0.00191093844703579</text:p>
          </table:table-cell>
          <table:table-cell table:formula="of:=[.C26]*[.D26]" office:value-type="float" office:value="0.00063743950902677" calcext:value-type="float">
            <text:p>0.00063743950902677</text:p>
          </table:table-cell>
          <table:table-cell table:formula="of:=IF(SIGN([.F$13]-[.F$14])=SIGN([.$A26]-[.$B26]); 1+[.F$10]; 0)+IF(([.F$13]=[.$A26]) * ([.F$14]=[.$B26]); 2+[.F$11]; 0)" office:value-type="float" office:value="0" calcext:value-type="float">
            <text:p>0</text:p>
          </table:table-cell>
          <table:table-cell table:formula="of:=IF(SIGN([.G$13]-[.G$14])=SIGN([.$A26]-[.$B26]); 1+[.G$10]; 0)+IF(([.G$13]=[.$A26]) * ([.G$14]=[.$B26]); 2+[.G$11]; 0)" office:value-type="float" office:value="0" calcext:value-type="float">
            <text:p>0</text:p>
          </table:table-cell>
          <table:table-cell table:formula="of:=IF(SIGN([.H$13]-[.H$14])=SIGN([.$A26]-[.$B26]); 1+[.H$10]; 0)+IF(([.H$13]=[.$A26]) * ([.H$14]=[.$B26]); 2+[.H$11]; 0)" office:value-type="float" office:value="0" calcext:value-type="float">
            <text:p>0</text:p>
          </table:table-cell>
          <table:table-cell table:formula="of:=IF(SIGN([.I$13]-[.I$14])=SIGN([.$A26]-[.$B26]); 1+[.I$10]; 0)+IF(([.I$13]=[.$A26]) * ([.I$14]=[.$B26]); 2+[.I$11]; 0)" office:value-type="float" office:value="0" calcext:value-type="float">
            <text:p>0</text:p>
          </table:table-cell>
          <table:table-cell table:formula="of:=IF(SIGN([.J$13]-[.J$14])=SIGN([.$A26]-[.$B26]); 1+[.J$10]; 0)+IF(([.J$13]=[.$A26]) * ([.J$14]=[.$B26]); 2+[.J$11]; 0)" office:value-type="float" office:value="0" calcext:value-type="float">
            <text:p>0</text:p>
          </table:table-cell>
          <table:table-cell table:formula="of:=IF(SIGN([.K$13]-[.K$14])=SIGN([.$A26]-[.$B26]); 1+[.K$10]; 0)+IF(([.K$13]=[.$A26]) * ([.K$14]=[.$B26]); 2+[.K$11]; 0)" office:value-type="float" office:value="0" calcext:value-type="float">
            <text:p>0</text:p>
          </table:table-cell>
          <table:table-cell table:formula="of:=IF(SIGN([.L$13]-[.L$14])=SIGN([.$A26]-[.$B26]); 1+[.L$10]; 0)+IF(([.L$13]=[.$A26]) * ([.L$14]=[.$B26]); 2+[.L$11]; 0)" office:value-type="float" office:value="0" calcext:value-type="float">
            <text:p>0</text:p>
          </table:table-cell>
          <table:table-cell table:formula="of:=IF(SIGN([.M$13]-[.M$14])=SIGN([.$A26]-[.$B26]); 1+[.M$10]; 0)+IF(([.M$13]=[.$A26]) * ([.M$14]=[.$B26]); 2+[.M$11]; 0)" office:value-type="float" office:value="0" calcext:value-type="float">
            <text:p>0</text:p>
          </table:table-cell>
          <table:table-cell table:formula="of:=IF(SIGN([.N$13]-[.N$14])=SIGN([.$A26]-[.$B26]); 1+[.N$10]; 0)+IF(([.N$13]=[.$A26]) * ([.N$14]=[.$B26]); 2+[.N$11]; 0)" office:value-type="float" office:value="0" calcext:value-type="float">
            <text:p>0</text:p>
          </table:table-cell>
          <table:table-cell table:formula="of:=IF(SIGN([.O$13]-[.O$14])=SIGN([.$A26]-[.$B26]); 1+[.O$10]; 0)+IF(([.O$13]=[.$A26]) * ([.O$14]=[.$B26]); 2+[.O$11]; 0)" office:value-type="float" office:value="0" calcext:value-type="float">
            <text:p>0</text:p>
          </table:table-cell>
          <table:table-cell table:formula="of:=IF(SIGN([.P$13]-[.P$14])=SIGN([.$A26]-[.$B26]); 1+[.P$10]; 0)+IF(([.P$13]=[.$A26]) * ([.P$14]=[.$B26]); 2+[.P$11]; 0)" office:value-type="float" office:value="0" calcext:value-type="float">
            <text:p>0</text:p>
          </table:table-cell>
          <table:table-cell table:formula="of:=IF(SIGN([.Q$13]-[.Q$14])=SIGN([.$A26]-[.$B26]); 1+[.Q$10]; 0)+IF(([.Q$13]=[.$A26]) * ([.Q$14]=[.$B26]); 2+[.Q$11]; 0)" office:value-type="float" office:value="0" calcext:value-type="float">
            <text:p>0</text:p>
          </table:table-cell>
          <table:table-cell table:formula="of:=IF(SIGN([.R$13]-[.R$14])=SIGN([.$A26]-[.$B26]); 1+[.R$10]; 0)+IF(([.R$13]=[.$A26]) * ([.R$14]=[.$B26]); 2+[.R$11]; 0)" office:value-type="float" office:value="0" calcext:value-type="float">
            <text:p>0</text:p>
          </table:table-cell>
          <table:table-cell table:formula="of:=IF(SIGN([.S$13]-[.S$14])=SIGN([.$A26]-[.$B26]); 1+[.S$10]; 0)+IF(([.S$13]=[.$A26]) * ([.S$14]=[.$B26]); 2+[.S$11]; 0)" office:value-type="float" office:value="0" calcext:value-type="float">
            <text:p>0</text:p>
          </table:table-cell>
          <table:table-cell table:formula="of:=IF(SIGN([.T$13]-[.T$14])=SIGN([.$A26]-[.$B26]); 1+[.T$10]; 0)+IF(([.T$13]=[.$A26]) * ([.T$14]=[.$B26]); 2+[.T$11]; 0)" office:value-type="float" office:value="0" calcext:value-type="float">
            <text:p>0</text:p>
          </table:table-cell>
          <table:table-cell table:formula="of:=IF(SIGN([.U$13]-[.U$14])=SIGN([.$A26]-[.$B26]); 1+[.U$10]; 0)+IF(([.U$13]=[.$A26]) * ([.U$14]=[.$B26]); 2+[.U$11]; 0)" office:value-type="float" office:value="0" calcext:value-type="float">
            <text:p>0</text:p>
          </table:table-cell>
          <table:table-cell table:formula="of:=IF(SIGN([.V$13]-[.V$14])=SIGN([.$A26]-[.$B26]); 1+[.V$10]; 0)+IF(([.V$13]=[.$A26]) * ([.V$14]=[.$B26]); 2+[.V$11]; 0)" office:value-type="float" office:value="3" calcext:value-type="float">
            <text:p>3</text:p>
          </table:table-cell>
          <table:table-cell table:formula="of:=IF(SIGN([.W$13]-[.W$14])=SIGN([.$A26]-[.$B26]); 1+[.W$10]; 0)+IF(([.W$13]=[.$A26]) * ([.W$14]=[.$B26]); 2+[.W$11]; 0)" office:value-type="float" office:value="3" calcext:value-type="float">
            <text:p>3</text:p>
          </table:table-cell>
          <table:table-cell table:formula="of:=IF(SIGN([.X$13]-[.X$14])=SIGN([.$A26]-[.$B26]); 1+[.X$10]; 0)+IF(([.X$13]=[.$A26]) * ([.X$14]=[.$B26]); 2+[.X$11]; 0)" office:value-type="float" office:value="3" calcext:value-type="float">
            <text:p>3</text:p>
          </table:table-cell>
          <table:table-cell table:formula="of:=IF(SIGN([.Y$13]-[.Y$14])=SIGN([.$A26]-[.$B26]); 1+[.Y$10]; 0)+IF(([.Y$13]=[.$A26]) * ([.Y$14]=[.$B26]); 2+[.Y$11]; 0)" office:value-type="float" office:value="3" calcext:value-type="float">
            <text:p>3</text:p>
          </table:table-cell>
          <table:table-cell table:formula="of:=IF(SIGN([.Z$13]-[.Z$14])=SIGN([.$A26]-[.$B26]); 1+[.Z$10]; 0)+IF(([.Z$13]=[.$A26]) * ([.Z$14]=[.$B26]); 2+[.Z$11]; 0)" office:value-type="float" office:value="3" calcext:value-type="float">
            <text:p>3</text:p>
          </table:table-cell>
          <table:table-cell table:formula="of:=IF(SIGN([.AA$13]-[.AA$14])=SIGN([.$A26]-[.$B26]); 1+[.AA$10]; 0)+IF(([.AA$13]=[.$A26]) * ([.AA$14]=[.$B26]); 2+[.AA$11]; 0)" office:value-type="float" office:value="3" calcext:value-type="float">
            <text:p>3</text:p>
          </table:table-cell>
          <table:table-cell table:formula="of:=IF(SIGN([.AB$13]-[.AB$14])=SIGN([.$A26]-[.$B26]); 1+[.AB$10]; 0)+IF(([.AB$13]=[.$A26]) * ([.AB$14]=[.$B26]); 2+[.AB$11]; 0)" office:value-type="float" office:value="3" calcext:value-type="float">
            <text:p>3</text:p>
          </table:table-cell>
          <table:table-cell table:formula="of:=IF(SIGN([.AC$13]-[.AC$14])=SIGN([.$A26]-[.$B26]); 1+[.AC$10]; 0)+IF(([.AC$13]=[.$A26]) * ([.AC$14]=[.$B26]); 2+[.AC$11]; 0)" office:value-type="float" office:value="3" calcext:value-type="float">
            <text:p>3</text:p>
          </table:table-cell>
          <table:table-cell table:formula="of:=IF(SIGN([.AD$13]-[.AD$14])=SIGN([.$A26]-[.$B26]); 1+[.AD$10]; 0)+IF(([.AD$13]=[.$A26]) * ([.AD$14]=[.$B26]); 2+[.AD$11]; 0)" office:value-type="float" office:value="3" calcext:value-type="float">
            <text:p>3</text:p>
          </table:table-cell>
          <table:table-cell table:formula="of:=IF(SIGN([.AE$13]-[.AE$14])=SIGN([.$A26]-[.$B26]); 1+[.AE$10]; 0)+IF(([.AE$13]=[.$A26]) * ([.AE$14]=[.$B26]); 2+[.AE$11]; 0)" office:value-type="float" office:value="7" calcext:value-type="float">
            <text:p>7</text:p>
          </table:table-cell>
          <table:table-cell table:formula="of:=IF(SIGN([.AF$13]-[.AF$14])=SIGN([.$A26]-[.$B26]); 1+[.AF$10]; 0)+IF(([.AF$13]=[.$A26]) * ([.AF$14]=[.$B26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LOOKUP([.A27]; [.$A$4:.$C$10]; 2; 0)" office:value-type="float" office:value="0.251848420372589" calcext:value-type="float">
            <text:p>0.251848420372589</text:p>
          </table:table-cell>
          <table:table-cell table:formula="of:=VLOOKUP([.B27]; [.$A$4:.$C$10]; 3; 0)" office:value-type="float" office:value="0.410655752752346" calcext:value-type="float">
            <text:p>0.410655752752346</text:p>
          </table:table-cell>
          <table:table-cell table:formula="of:=[.C27]*[.D27]" office:value-type="float" office:value="0.103423002647595" calcext:value-type="float">
            <text:p>0.103423002647595</text:p>
          </table:table-cell>
          <table:table-cell table:formula="of:=IF(SIGN([.F$13]-[.F$14])=SIGN([.$A27]-[.$B27]); 1+[.F$10]; 0)+IF(([.F$13]=[.$A27]) * ([.F$14]=[.$B27]); 2+[.F$11]; 0)" office:value-type="float" office:value="1" calcext:value-type="float">
            <text:p>1</text:p>
          </table:table-cell>
          <table:table-cell table:formula="of:=IF(SIGN([.G$13]-[.G$14])=SIGN([.$A27]-[.$B27]); 1+[.G$10]; 0)+IF(([.G$13]=[.$A27]) * ([.G$14]=[.$B27]); 2+[.G$11]; 0)" office:value-type="float" office:value="1" calcext:value-type="float">
            <text:p>1</text:p>
          </table:table-cell>
          <table:table-cell table:formula="of:=IF(SIGN([.H$13]-[.H$14])=SIGN([.$A27]-[.$B27]); 1+[.H$10]; 0)+IF(([.H$13]=[.$A27]) * ([.H$14]=[.$B27]); 2+[.H$11]; 0)" office:value-type="float" office:value="1" calcext:value-type="float">
            <text:p>1</text:p>
          </table:table-cell>
          <table:table-cell table:formula="of:=IF(SIGN([.I$13]-[.I$14])=SIGN([.$A27]-[.$B27]); 1+[.I$10]; 0)+IF(([.I$13]=[.$A27]) * ([.I$14]=[.$B27]); 2+[.I$11]; 0)" office:value-type="float" office:value="1" calcext:value-type="float">
            <text:p>1</text:p>
          </table:table-cell>
          <table:table-cell table:formula="of:=IF(SIGN([.J$13]-[.J$14])=SIGN([.$A27]-[.$B27]); 1+[.J$10]; 0)+IF(([.J$13]=[.$A27]) * ([.J$14]=[.$B27]); 2+[.J$11]; 0)" office:value-type="float" office:value="1" calcext:value-type="float">
            <text:p>1</text:p>
          </table:table-cell>
          <table:table-cell table:formula="of:=IF(SIGN([.K$13]-[.K$14])=SIGN([.$A27]-[.$B27]); 1+[.K$10]; 0)+IF(([.K$13]=[.$A27]) * ([.K$14]=[.$B27]); 2+[.K$11]; 0)" office:value-type="float" office:value="1" calcext:value-type="float">
            <text:p>1</text:p>
          </table:table-cell>
          <table:table-cell table:formula="of:=IF(SIGN([.L$13]-[.L$14])=SIGN([.$A27]-[.$B27]); 1+[.L$10]; 0)+IF(([.L$13]=[.$A27]) * ([.L$14]=[.$B27]); 2+[.L$11]; 0)" office:value-type="float" office:value="5" calcext:value-type="float">
            <text:p>5</text:p>
          </table:table-cell>
          <table:table-cell table:formula="of:=IF(SIGN([.M$13]-[.M$14])=SIGN([.$A27]-[.$B27]); 1+[.M$10]; 0)+IF(([.M$13]=[.$A27]) * ([.M$14]=[.$B27]); 2+[.M$11]; 0)" office:value-type="float" office:value="1" calcext:value-type="float">
            <text:p>1</text:p>
          </table:table-cell>
          <table:table-cell table:formula="of:=IF(SIGN([.N$13]-[.N$14])=SIGN([.$A27]-[.$B27]); 1+[.N$10]; 0)+IF(([.N$13]=[.$A27]) * ([.N$14]=[.$B27]); 2+[.N$11]; 0)" office:value-type="float" office:value="1" calcext:value-type="float">
            <text:p>1</text:p>
          </table:table-cell>
          <table:table-cell table:formula="of:=IF(SIGN([.O$13]-[.O$14])=SIGN([.$A27]-[.$B27]); 1+[.O$10]; 0)+IF(([.O$13]=[.$A27]) * ([.O$14]=[.$B27]); 2+[.O$11]; 0)" office:value-type="float" office:value="1" calcext:value-type="float">
            <text:p>1</text:p>
          </table:table-cell>
          <table:table-cell table:formula="of:=IF(SIGN([.P$13]-[.P$14])=SIGN([.$A27]-[.$B27]); 1+[.P$10]; 0)+IF(([.P$13]=[.$A27]) * ([.P$14]=[.$B27]); 2+[.P$11]; 0)" office:value-type="float" office:value="1" calcext:value-type="float">
            <text:p>1</text:p>
          </table:table-cell>
          <table:table-cell table:formula="of:=IF(SIGN([.Q$13]-[.Q$14])=SIGN([.$A27]-[.$B27]); 1+[.Q$10]; 0)+IF(([.Q$13]=[.$A27]) * ([.Q$14]=[.$B27]); 2+[.Q$11]; 0)" office:value-type="float" office:value="1" calcext:value-type="float">
            <text:p>1</text:p>
          </table:table-cell>
          <table:table-cell table:formula="of:=IF(SIGN([.R$13]-[.R$14])=SIGN([.$A27]-[.$B27]); 1+[.R$10]; 0)+IF(([.R$13]=[.$A27]) * ([.R$14]=[.$B27]); 2+[.R$11]; 0)" office:value-type="float" office:value="0" calcext:value-type="float">
            <text:p>0</text:p>
          </table:table-cell>
          <table:table-cell table:formula="of:=IF(SIGN([.S$13]-[.S$14])=SIGN([.$A27]-[.$B27]); 1+[.S$10]; 0)+IF(([.S$13]=[.$A27]) * ([.S$14]=[.$B27]); 2+[.S$11]; 0)" office:value-type="float" office:value="0" calcext:value-type="float">
            <text:p>0</text:p>
          </table:table-cell>
          <table:table-cell table:formula="of:=IF(SIGN([.T$13]-[.T$14])=SIGN([.$A27]-[.$B27]); 1+[.T$10]; 0)+IF(([.T$13]=[.$A27]) * ([.T$14]=[.$B27]); 2+[.T$11]; 0)" office:value-type="float" office:value="0" calcext:value-type="float">
            <text:p>0</text:p>
          </table:table-cell>
          <table:table-cell table:formula="of:=IF(SIGN([.U$13]-[.U$14])=SIGN([.$A27]-[.$B27]); 1+[.U$10]; 0)+IF(([.U$13]=[.$A27]) * ([.U$14]=[.$B27]); 2+[.U$11]; 0)" office:value-type="float" office:value="0" calcext:value-type="float">
            <text:p>0</text:p>
          </table:table-cell>
          <table:table-cell table:formula="of:=IF(SIGN([.V$13]-[.V$14])=SIGN([.$A27]-[.$B27]); 1+[.V$10]; 0)+IF(([.V$13]=[.$A27]) * ([.V$14]=[.$B27]); 2+[.V$11]; 0)" office:value-type="float" office:value="0" calcext:value-type="float">
            <text:p>0</text:p>
          </table:table-cell>
          <table:table-cell table:formula="of:=IF(SIGN([.W$13]-[.W$14])=SIGN([.$A27]-[.$B27]); 1+[.W$10]; 0)+IF(([.W$13]=[.$A27]) * ([.W$14]=[.$B27]); 2+[.W$11]; 0)" office:value-type="float" office:value="0" calcext:value-type="float">
            <text:p>0</text:p>
          </table:table-cell>
          <table:table-cell table:formula="of:=IF(SIGN([.X$13]-[.X$14])=SIGN([.$A27]-[.$B27]); 1+[.X$10]; 0)+IF(([.X$13]=[.$A27]) * ([.X$14]=[.$B27]); 2+[.X$11]; 0)" office:value-type="float" office:value="0" calcext:value-type="float">
            <text:p>0</text:p>
          </table:table-cell>
          <table:table-cell table:formula="of:=IF(SIGN([.Y$13]-[.Y$14])=SIGN([.$A27]-[.$B27]); 1+[.Y$10]; 0)+IF(([.Y$13]=[.$A27]) * ([.Y$14]=[.$B27]); 2+[.Y$11]; 0)" office:value-type="float" office:value="0" calcext:value-type="float">
            <text:p>0</text:p>
          </table:table-cell>
          <table:table-cell table:formula="of:=IF(SIGN([.Z$13]-[.Z$14])=SIGN([.$A27]-[.$B27]); 1+[.Z$10]; 0)+IF(([.Z$13]=[.$A27]) * ([.Z$14]=[.$B27]); 2+[.Z$11]; 0)" office:value-type="float" office:value="0" calcext:value-type="float">
            <text:p>0</text:p>
          </table:table-cell>
          <table:table-cell table:formula="of:=IF(SIGN([.AA$13]-[.AA$14])=SIGN([.$A27]-[.$B27]); 1+[.AA$10]; 0)+IF(([.AA$13]=[.$A27]) * ([.AA$14]=[.$B27]); 2+[.AA$11]; 0)" office:value-type="float" office:value="0" calcext:value-type="float">
            <text:p>0</text:p>
          </table:table-cell>
          <table:table-cell table:formula="of:=IF(SIGN([.AB$13]-[.AB$14])=SIGN([.$A27]-[.$B27]); 1+[.AB$10]; 0)+IF(([.AB$13]=[.$A27]) * ([.AB$14]=[.$B27]); 2+[.AB$11]; 0)" office:value-type="float" office:value="0" calcext:value-type="float">
            <text:p>0</text:p>
          </table:table-cell>
          <table:table-cell table:formula="of:=IF(SIGN([.AC$13]-[.AC$14])=SIGN([.$A27]-[.$B27]); 1+[.AC$10]; 0)+IF(([.AC$13]=[.$A27]) * ([.AC$14]=[.$B27]); 2+[.AC$11]; 0)" office:value-type="float" office:value="0" calcext:value-type="float">
            <text:p>0</text:p>
          </table:table-cell>
          <table:table-cell table:formula="of:=IF(SIGN([.AD$13]-[.AD$14])=SIGN([.$A27]-[.$B27]); 1+[.AD$10]; 0)+IF(([.AD$13]=[.$A27]) * ([.AD$14]=[.$B27]); 2+[.AD$11]; 0)" office:value-type="float" office:value="0" calcext:value-type="float">
            <text:p>0</text:p>
          </table:table-cell>
          <table:table-cell table:formula="of:=IF(SIGN([.AE$13]-[.AE$14])=SIGN([.$A27]-[.$B27]); 1+[.AE$10]; 0)+IF(([.AE$13]=[.$A27]) * ([.AE$14]=[.$B27]); 2+[.AE$11]; 0)" office:value-type="float" office:value="0" calcext:value-type="float">
            <text:p>0</text:p>
          </table:table-cell>
          <table:table-cell table:formula="of:=IF(SIGN([.AF$13]-[.AF$14])=SIGN([.$A27]-[.$B27]); 1+[.AF$10]; 0)+IF(([.AF$13]=[.$A27]) * ([.AF$14]=[.$B27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A28]; [.$A$4:.$C$10]; 2; 0)" office:value-type="float" office:value="0.251848420372589" calcext:value-type="float">
            <text:p>0.251848420372589</text:p>
          </table:table-cell>
          <table:table-cell table:formula="of:=VLOOKUP([.B28]; [.$A$4:.$C$10]; 3; 0)" office:value-type="float" office:value="0.365483619949587" calcext:value-type="float">
            <text:p>0.365483619949587</text:p>
          </table:table-cell>
          <table:table-cell table:formula="of:=[.C28]*[.D28]" office:value-type="float" office:value="0.0920464723563593" calcext:value-type="float">
            <text:p>0.0920464723563593</text:p>
          </table:table-cell>
          <table:table-cell table:formula="of:=IF(SIGN([.F$13]-[.F$14])=SIGN([.$A28]-[.$B28]); 1+[.F$10]; 0)+IF(([.F$13]=[.$A28]) * ([.F$14]=[.$B28]); 2+[.F$11]; 0)" office:value-type="float" office:value="1" calcext:value-type="float">
            <text:p>1</text:p>
          </table:table-cell>
          <table:table-cell table:formula="of:=IF(SIGN([.G$13]-[.G$14])=SIGN([.$A28]-[.$B28]); 1+[.G$10]; 0)+IF(([.G$13]=[.$A28]) * ([.G$14]=[.$B28]); 2+[.G$11]; 0)" office:value-type="float" office:value="1" calcext:value-type="float">
            <text:p>1</text:p>
          </table:table-cell>
          <table:table-cell table:formula="of:=IF(SIGN([.H$13]-[.H$14])=SIGN([.$A28]-[.$B28]); 1+[.H$10]; 0)+IF(([.H$13]=[.$A28]) * ([.H$14]=[.$B28]); 2+[.H$11]; 0)" office:value-type="float" office:value="1" calcext:value-type="float">
            <text:p>1</text:p>
          </table:table-cell>
          <table:table-cell table:formula="of:=IF(SIGN([.I$13]-[.I$14])=SIGN([.$A28]-[.$B28]); 1+[.I$10]; 0)+IF(([.I$13]=[.$A28]) * ([.I$14]=[.$B28]); 2+[.I$11]; 0)" office:value-type="float" office:value="1" calcext:value-type="float">
            <text:p>1</text:p>
          </table:table-cell>
          <table:table-cell table:formula="of:=IF(SIGN([.J$13]-[.J$14])=SIGN([.$A28]-[.$B28]); 1+[.J$10]; 0)+IF(([.J$13]=[.$A28]) * ([.J$14]=[.$B28]); 2+[.J$11]; 0)" office:value-type="float" office:value="1" calcext:value-type="float">
            <text:p>1</text:p>
          </table:table-cell>
          <table:table-cell table:formula="of:=IF(SIGN([.K$13]-[.K$14])=SIGN([.$A28]-[.$B28]); 1+[.K$10]; 0)+IF(([.K$13]=[.$A28]) * ([.K$14]=[.$B28]); 2+[.K$11]; 0)" office:value-type="float" office:value="1" calcext:value-type="float">
            <text:p>1</text:p>
          </table:table-cell>
          <table:table-cell table:formula="of:=IF(SIGN([.L$13]-[.L$14])=SIGN([.$A28]-[.$B28]); 1+[.L$10]; 0)+IF(([.L$13]=[.$A28]) * ([.L$14]=[.$B28]); 2+[.L$11]; 0)" office:value-type="float" office:value="1" calcext:value-type="float">
            <text:p>1</text:p>
          </table:table-cell>
          <table:table-cell table:formula="of:=IF(SIGN([.M$13]-[.M$14])=SIGN([.$A28]-[.$B28]); 1+[.M$10]; 0)+IF(([.M$13]=[.$A28]) * ([.M$14]=[.$B28]); 2+[.M$11]; 0)" office:value-type="float" office:value="1" calcext:value-type="float">
            <text:p>1</text:p>
          </table:table-cell>
          <table:table-cell table:formula="of:=IF(SIGN([.N$13]-[.N$14])=SIGN([.$A28]-[.$B28]); 1+[.N$10]; 0)+IF(([.N$13]=[.$A28]) * ([.N$14]=[.$B28]); 2+[.N$11]; 0)" office:value-type="float" office:value="1" calcext:value-type="float">
            <text:p>1</text:p>
          </table:table-cell>
          <table:table-cell table:formula="of:=IF(SIGN([.O$13]-[.O$14])=SIGN([.$A28]-[.$B28]); 1+[.O$10]; 0)+IF(([.O$13]=[.$A28]) * ([.O$14]=[.$B28]); 2+[.O$11]; 0)" office:value-type="float" office:value="1" calcext:value-type="float">
            <text:p>1</text:p>
          </table:table-cell>
          <table:table-cell table:formula="of:=IF(SIGN([.P$13]-[.P$14])=SIGN([.$A28]-[.$B28]); 1+[.P$10]; 0)+IF(([.P$13]=[.$A28]) * ([.P$14]=[.$B28]); 2+[.P$11]; 0)" office:value-type="float" office:value="5" calcext:value-type="float">
            <text:p>5</text:p>
          </table:table-cell>
          <table:table-cell table:formula="of:=IF(SIGN([.Q$13]-[.Q$14])=SIGN([.$A28]-[.$B28]); 1+[.Q$10]; 0)+IF(([.Q$13]=[.$A28]) * ([.Q$14]=[.$B28]); 2+[.Q$11]; 0)" office:value-type="float" office:value="1" calcext:value-type="float">
            <text:p>1</text:p>
          </table:table-cell>
          <table:table-cell table:formula="of:=IF(SIGN([.R$13]-[.R$14])=SIGN([.$A28]-[.$B28]); 1+[.R$10]; 0)+IF(([.R$13]=[.$A28]) * ([.R$14]=[.$B28]); 2+[.R$11]; 0)" office:value-type="float" office:value="0" calcext:value-type="float">
            <text:p>0</text:p>
          </table:table-cell>
          <table:table-cell table:formula="of:=IF(SIGN([.S$13]-[.S$14])=SIGN([.$A28]-[.$B28]); 1+[.S$10]; 0)+IF(([.S$13]=[.$A28]) * ([.S$14]=[.$B28]); 2+[.S$11]; 0)" office:value-type="float" office:value="0" calcext:value-type="float">
            <text:p>0</text:p>
          </table:table-cell>
          <table:table-cell table:formula="of:=IF(SIGN([.T$13]-[.T$14])=SIGN([.$A28]-[.$B28]); 1+[.T$10]; 0)+IF(([.T$13]=[.$A28]) * ([.T$14]=[.$B28]); 2+[.T$11]; 0)" office:value-type="float" office:value="0" calcext:value-type="float">
            <text:p>0</text:p>
          </table:table-cell>
          <table:table-cell table:formula="of:=IF(SIGN([.U$13]-[.U$14])=SIGN([.$A28]-[.$B28]); 1+[.U$10]; 0)+IF(([.U$13]=[.$A28]) * ([.U$14]=[.$B28]); 2+[.U$11]; 0)" office:value-type="float" office:value="0" calcext:value-type="float">
            <text:p>0</text:p>
          </table:table-cell>
          <table:table-cell table:formula="of:=IF(SIGN([.V$13]-[.V$14])=SIGN([.$A28]-[.$B28]); 1+[.V$10]; 0)+IF(([.V$13]=[.$A28]) * ([.V$14]=[.$B28]); 2+[.V$11]; 0)" office:value-type="float" office:value="0" calcext:value-type="float">
            <text:p>0</text:p>
          </table:table-cell>
          <table:table-cell table:formula="of:=IF(SIGN([.W$13]-[.W$14])=SIGN([.$A28]-[.$B28]); 1+[.W$10]; 0)+IF(([.W$13]=[.$A28]) * ([.W$14]=[.$B28]); 2+[.W$11]; 0)" office:value-type="float" office:value="0" calcext:value-type="float">
            <text:p>0</text:p>
          </table:table-cell>
          <table:table-cell table:formula="of:=IF(SIGN([.X$13]-[.X$14])=SIGN([.$A28]-[.$B28]); 1+[.X$10]; 0)+IF(([.X$13]=[.$A28]) * ([.X$14]=[.$B28]); 2+[.X$11]; 0)" office:value-type="float" office:value="0" calcext:value-type="float">
            <text:p>0</text:p>
          </table:table-cell>
          <table:table-cell table:formula="of:=IF(SIGN([.Y$13]-[.Y$14])=SIGN([.$A28]-[.$B28]); 1+[.Y$10]; 0)+IF(([.Y$13]=[.$A28]) * ([.Y$14]=[.$B28]); 2+[.Y$11]; 0)" office:value-type="float" office:value="0" calcext:value-type="float">
            <text:p>0</text:p>
          </table:table-cell>
          <table:table-cell table:formula="of:=IF(SIGN([.Z$13]-[.Z$14])=SIGN([.$A28]-[.$B28]); 1+[.Z$10]; 0)+IF(([.Z$13]=[.$A28]) * ([.Z$14]=[.$B28]); 2+[.Z$11]; 0)" office:value-type="float" office:value="0" calcext:value-type="float">
            <text:p>0</text:p>
          </table:table-cell>
          <table:table-cell table:formula="of:=IF(SIGN([.AA$13]-[.AA$14])=SIGN([.$A28]-[.$B28]); 1+[.AA$10]; 0)+IF(([.AA$13]=[.$A28]) * ([.AA$14]=[.$B28]); 2+[.AA$11]; 0)" office:value-type="float" office:value="0" calcext:value-type="float">
            <text:p>0</text:p>
          </table:table-cell>
          <table:table-cell table:formula="of:=IF(SIGN([.AB$13]-[.AB$14])=SIGN([.$A28]-[.$B28]); 1+[.AB$10]; 0)+IF(([.AB$13]=[.$A28]) * ([.AB$14]=[.$B28]); 2+[.AB$11]; 0)" office:value-type="float" office:value="0" calcext:value-type="float">
            <text:p>0</text:p>
          </table:table-cell>
          <table:table-cell table:formula="of:=IF(SIGN([.AC$13]-[.AC$14])=SIGN([.$A28]-[.$B28]); 1+[.AC$10]; 0)+IF(([.AC$13]=[.$A28]) * ([.AC$14]=[.$B28]); 2+[.AC$11]; 0)" office:value-type="float" office:value="0" calcext:value-type="float">
            <text:p>0</text:p>
          </table:table-cell>
          <table:table-cell table:formula="of:=IF(SIGN([.AD$13]-[.AD$14])=SIGN([.$A28]-[.$B28]); 1+[.AD$10]; 0)+IF(([.AD$13]=[.$A28]) * ([.AD$14]=[.$B28]); 2+[.AD$11]; 0)" office:value-type="float" office:value="0" calcext:value-type="float">
            <text:p>0</text:p>
          </table:table-cell>
          <table:table-cell table:formula="of:=IF(SIGN([.AE$13]-[.AE$14])=SIGN([.$A28]-[.$B28]); 1+[.AE$10]; 0)+IF(([.AE$13]=[.$A28]) * ([.AE$14]=[.$B28]); 2+[.AE$11]; 0)" office:value-type="float" office:value="0" calcext:value-type="float">
            <text:p>0</text:p>
          </table:table-cell>
          <table:table-cell table:formula="of:=IF(SIGN([.AF$13]-[.AF$14])=SIGN([.$A28]-[.$B28]); 1+[.AF$10]; 0)+IF(([.AF$13]=[.$A28]) * ([.AF$14]=[.$B28]); 2+[.AF$11]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VLOOKUP([.A29]; [.$A$4:.$C$10]; 2; 0)" office:value-type="float" office:value="0.251848420372589" calcext:value-type="float">
            <text:p>0.251848420372589</text:p>
          </table:table-cell>
          <table:table-cell table:formula="of:=VLOOKUP([.B29]; [.$A$4:.$C$10]; 3; 0)" office:value-type="float" office:value="0.162640210877566" calcext:value-type="float">
            <text:p>0.162640210877566</text:p>
          </table:table-cell>
          <table:table-cell table:formula="of:=[.C29]*[.D29]" office:value-type="float" office:value="0.0409606801985799" calcext:value-type="float">
            <text:p>0.0409606801985799</text:p>
          </table:table-cell>
          <table:table-cell table:formula="of:=IF(SIGN([.F$13]-[.F$14])=SIGN([.$A29]-[.$B29]); 1+[.F$10]; 0)+IF(([.F$13]=[.$A29]) * ([.F$14]=[.$B29]); 2+[.F$11]; 0)" office:value-type="float" office:value="0" calcext:value-type="float">
            <text:p>0</text:p>
          </table:table-cell>
          <table:table-cell table:formula="of:=IF(SIGN([.G$13]-[.G$14])=SIGN([.$A29]-[.$B29]); 1+[.G$10]; 0)+IF(([.G$13]=[.$A29]) * ([.G$14]=[.$B29]); 2+[.G$11]; 0)" office:value-type="float" office:value="0" calcext:value-type="float">
            <text:p>0</text:p>
          </table:table-cell>
          <table:table-cell table:formula="of:=IF(SIGN([.H$13]-[.H$14])=SIGN([.$A29]-[.$B29]); 1+[.H$10]; 0)+IF(([.H$13]=[.$A29]) * ([.H$14]=[.$B29]); 2+[.H$11]; 0)" office:value-type="float" office:value="0" calcext:value-type="float">
            <text:p>0</text:p>
          </table:table-cell>
          <table:table-cell table:formula="of:=IF(SIGN([.I$13]-[.I$14])=SIGN([.$A29]-[.$B29]); 1+[.I$10]; 0)+IF(([.I$13]=[.$A29]) * ([.I$14]=[.$B29]); 2+[.I$11]; 0)" office:value-type="float" office:value="0" calcext:value-type="float">
            <text:p>0</text:p>
          </table:table-cell>
          <table:table-cell table:formula="of:=IF(SIGN([.J$13]-[.J$14])=SIGN([.$A29]-[.$B29]); 1+[.J$10]; 0)+IF(([.J$13]=[.$A29]) * ([.J$14]=[.$B29]); 2+[.J$11]; 0)" office:value-type="float" office:value="0" calcext:value-type="float">
            <text:p>0</text:p>
          </table:table-cell>
          <table:table-cell table:formula="of:=IF(SIGN([.K$13]-[.K$14])=SIGN([.$A29]-[.$B29]); 1+[.K$10]; 0)+IF(([.K$13]=[.$A29]) * ([.K$14]=[.$B29]); 2+[.K$11]; 0)" office:value-type="float" office:value="0" calcext:value-type="float">
            <text:p>0</text:p>
          </table:table-cell>
          <table:table-cell table:formula="of:=IF(SIGN([.L$13]-[.L$14])=SIGN([.$A29]-[.$B29]); 1+[.L$10]; 0)+IF(([.L$13]=[.$A29]) * ([.L$14]=[.$B29]); 2+[.L$11]; 0)" office:value-type="float" office:value="0" calcext:value-type="float">
            <text:p>0</text:p>
          </table:table-cell>
          <table:table-cell table:formula="of:=IF(SIGN([.M$13]-[.M$14])=SIGN([.$A29]-[.$B29]); 1+[.M$10]; 0)+IF(([.M$13]=[.$A29]) * ([.M$14]=[.$B29]); 2+[.M$11]; 0)" office:value-type="float" office:value="0" calcext:value-type="float">
            <text:p>0</text:p>
          </table:table-cell>
          <table:table-cell table:formula="of:=IF(SIGN([.N$13]-[.N$14])=SIGN([.$A29]-[.$B29]); 1+[.N$10]; 0)+IF(([.N$13]=[.$A29]) * ([.N$14]=[.$B29]); 2+[.N$11]; 0)" office:value-type="float" office:value="0" calcext:value-type="float">
            <text:p>0</text:p>
          </table:table-cell>
          <table:table-cell table:formula="of:=IF(SIGN([.O$13]-[.O$14])=SIGN([.$A29]-[.$B29]); 1+[.O$10]; 0)+IF(([.O$13]=[.$A29]) * ([.O$14]=[.$B29]); 2+[.O$11]; 0)" office:value-type="float" office:value="0" calcext:value-type="float">
            <text:p>0</text:p>
          </table:table-cell>
          <table:table-cell table:formula="of:=IF(SIGN([.P$13]-[.P$14])=SIGN([.$A29]-[.$B29]); 1+[.P$10]; 0)+IF(([.P$13]=[.$A29]) * ([.P$14]=[.$B29]); 2+[.P$11]; 0)" office:value-type="float" office:value="0" calcext:value-type="float">
            <text:p>0</text:p>
          </table:table-cell>
          <table:table-cell table:formula="of:=IF(SIGN([.Q$13]-[.Q$14])=SIGN([.$A29]-[.$B29]); 1+[.Q$10]; 0)+IF(([.Q$13]=[.$A29]) * ([.Q$14]=[.$B29]); 2+[.Q$11]; 0)" office:value-type="float" office:value="0" calcext:value-type="float">
            <text:p>0</text:p>
          </table:table-cell>
          <table:table-cell table:formula="of:=IF(SIGN([.R$13]-[.R$14])=SIGN([.$A29]-[.$B29]); 1+[.R$10]; 0)+IF(([.R$13]=[.$A29]) * ([.R$14]=[.$B29]); 2+[.R$11]; 0)" office:value-type="float" office:value="3" calcext:value-type="float">
            <text:p>3</text:p>
          </table:table-cell>
          <table:table-cell table:formula="of:=IF(SIGN([.S$13]-[.S$14])=SIGN([.$A29]-[.$B29]); 1+[.S$10]; 0)+IF(([.S$13]=[.$A29]) * ([.S$14]=[.$B29]); 2+[.S$11]; 0)" office:value-type="float" office:value="3" calcext:value-type="float">
            <text:p>3</text:p>
          </table:table-cell>
          <table:table-cell table:formula="of:=IF(SIGN([.T$13]-[.T$14])=SIGN([.$A29]-[.$B29]); 1+[.T$10]; 0)+IF(([.T$13]=[.$A29]) * ([.T$14]=[.$B29]); 2+[.T$11]; 0)" office:value-type="float" office:value="7" calcext:value-type="float">
            <text:p>7</text:p>
          </table:table-cell>
          <table:table-cell table:formula="of:=IF(SIGN([.U$13]-[.U$14])=SIGN([.$A29]-[.$B29]); 1+[.U$10]; 0)+IF(([.U$13]=[.$A29]) * ([.U$14]=[.$B29]); 2+[.U$11]; 0)" office:value-type="float" office:value="3" calcext:value-type="float">
            <text:p>3</text:p>
          </table:table-cell>
          <table:table-cell table:formula="of:=IF(SIGN([.V$13]-[.V$14])=SIGN([.$A29]-[.$B29]); 1+[.V$10]; 0)+IF(([.V$13]=[.$A29]) * ([.V$14]=[.$B29]); 2+[.V$11]; 0)" office:value-type="float" office:value="0" calcext:value-type="float">
            <text:p>0</text:p>
          </table:table-cell>
          <table:table-cell table:formula="of:=IF(SIGN([.W$13]-[.W$14])=SIGN([.$A29]-[.$B29]); 1+[.W$10]; 0)+IF(([.W$13]=[.$A29]) * ([.W$14]=[.$B29]); 2+[.W$11]; 0)" office:value-type="float" office:value="0" calcext:value-type="float">
            <text:p>0</text:p>
          </table:table-cell>
          <table:table-cell table:formula="of:=IF(SIGN([.X$13]-[.X$14])=SIGN([.$A29]-[.$B29]); 1+[.X$10]; 0)+IF(([.X$13]=[.$A29]) * ([.X$14]=[.$B29]); 2+[.X$11]; 0)" office:value-type="float" office:value="0" calcext:value-type="float">
            <text:p>0</text:p>
          </table:table-cell>
          <table:table-cell table:formula="of:=IF(SIGN([.Y$13]-[.Y$14])=SIGN([.$A29]-[.$B29]); 1+[.Y$10]; 0)+IF(([.Y$13]=[.$A29]) * ([.Y$14]=[.$B29]); 2+[.Y$11]; 0)" office:value-type="float" office:value="0" calcext:value-type="float">
            <text:p>0</text:p>
          </table:table-cell>
          <table:table-cell table:formula="of:=IF(SIGN([.Z$13]-[.Z$14])=SIGN([.$A29]-[.$B29]); 1+[.Z$10]; 0)+IF(([.Z$13]=[.$A29]) * ([.Z$14]=[.$B29]); 2+[.Z$11]; 0)" office:value-type="float" office:value="0" calcext:value-type="float">
            <text:p>0</text:p>
          </table:table-cell>
          <table:table-cell table:formula="of:=IF(SIGN([.AA$13]-[.AA$14])=SIGN([.$A29]-[.$B29]); 1+[.AA$10]; 0)+IF(([.AA$13]=[.$A29]) * ([.AA$14]=[.$B29]); 2+[.AA$11]; 0)" office:value-type="float" office:value="0" calcext:value-type="float">
            <text:p>0</text:p>
          </table:table-cell>
          <table:table-cell table:formula="of:=IF(SIGN([.AB$13]-[.AB$14])=SIGN([.$A29]-[.$B29]); 1+[.AB$10]; 0)+IF(([.AB$13]=[.$A29]) * ([.AB$14]=[.$B29]); 2+[.AB$11]; 0)" office:value-type="float" office:value="0" calcext:value-type="float">
            <text:p>0</text:p>
          </table:table-cell>
          <table:table-cell table:formula="of:=IF(SIGN([.AC$13]-[.AC$14])=SIGN([.$A29]-[.$B29]); 1+[.AC$10]; 0)+IF(([.AC$13]=[.$A29]) * ([.AC$14]=[.$B29]); 2+[.AC$11]; 0)" office:value-type="float" office:value="0" calcext:value-type="float">
            <text:p>0</text:p>
          </table:table-cell>
          <table:table-cell table:formula="of:=IF(SIGN([.AD$13]-[.AD$14])=SIGN([.$A29]-[.$B29]); 1+[.AD$10]; 0)+IF(([.AD$13]=[.$A29]) * ([.AD$14]=[.$B29]); 2+[.AD$11]; 0)" office:value-type="float" office:value="0" calcext:value-type="float">
            <text:p>0</text:p>
          </table:table-cell>
          <table:table-cell table:formula="of:=IF(SIGN([.AE$13]-[.AE$14])=SIGN([.$A29]-[.$B29]); 1+[.AE$10]; 0)+IF(([.AE$13]=[.$A29]) * ([.AE$14]=[.$B29]); 2+[.AE$11]; 0)" office:value-type="float" office:value="0" calcext:value-type="float">
            <text:p>0</text:p>
          </table:table-cell>
          <table:table-cell table:formula="of:=IF(SIGN([.AF$13]-[.AF$14])=SIGN([.$A29]-[.$B29]); 1+[.AF$10]; 0)+IF(([.AF$13]=[.$A29]) * ([.AF$14]=[.$B29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A30]; [.$A$4:.$C$10]; 2; 0)" office:value-type="float" office:value="0.251848420372589" calcext:value-type="float">
            <text:p>0.251848420372589</text:p>
          </table:table-cell>
          <table:table-cell table:formula="of:=VLOOKUP([.B30]; [.$A$4:.$C$10]; 3; 0)" office:value-type="float" office:value="0.0482499292270114" calcext:value-type="float">
            <text:p>0.0482499292270114</text:p>
          </table:table-cell>
          <table:table-cell table:formula="of:=[.C30]*[.D30]" office:value-type="float" office:value="0.012151668458912" calcext:value-type="float">
            <text:p>0.012151668458912</text:p>
          </table:table-cell>
          <table:table-cell table:formula="of:=IF(SIGN([.F$13]-[.F$14])=SIGN([.$A30]-[.$B30]); 1+[.F$10]; 0)+IF(([.F$13]=[.$A30]) * ([.F$14]=[.$B30]); 2+[.F$11]; 0)" office:value-type="float" office:value="0" calcext:value-type="float">
            <text:p>0</text:p>
          </table:table-cell>
          <table:table-cell table:formula="of:=IF(SIGN([.G$13]-[.G$14])=SIGN([.$A30]-[.$B30]); 1+[.G$10]; 0)+IF(([.G$13]=[.$A30]) * ([.G$14]=[.$B30]); 2+[.G$11]; 0)" office:value-type="float" office:value="0" calcext:value-type="float">
            <text:p>0</text:p>
          </table:table-cell>
          <table:table-cell table:formula="of:=IF(SIGN([.H$13]-[.H$14])=SIGN([.$A30]-[.$B30]); 1+[.H$10]; 0)+IF(([.H$13]=[.$A30]) * ([.H$14]=[.$B30]); 2+[.H$11]; 0)" office:value-type="float" office:value="0" calcext:value-type="float">
            <text:p>0</text:p>
          </table:table-cell>
          <table:table-cell table:formula="of:=IF(SIGN([.I$13]-[.I$14])=SIGN([.$A30]-[.$B30]); 1+[.I$10]; 0)+IF(([.I$13]=[.$A30]) * ([.I$14]=[.$B30]); 2+[.I$11]; 0)" office:value-type="float" office:value="0" calcext:value-type="float">
            <text:p>0</text:p>
          </table:table-cell>
          <table:table-cell table:formula="of:=IF(SIGN([.J$13]-[.J$14])=SIGN([.$A30]-[.$B30]); 1+[.J$10]; 0)+IF(([.J$13]=[.$A30]) * ([.J$14]=[.$B30]); 2+[.J$11]; 0)" office:value-type="float" office:value="0" calcext:value-type="float">
            <text:p>0</text:p>
          </table:table-cell>
          <table:table-cell table:formula="of:=IF(SIGN([.K$13]-[.K$14])=SIGN([.$A30]-[.$B30]); 1+[.K$10]; 0)+IF(([.K$13]=[.$A30]) * ([.K$14]=[.$B30]); 2+[.K$11]; 0)" office:value-type="float" office:value="0" calcext:value-type="float">
            <text:p>0</text:p>
          </table:table-cell>
          <table:table-cell table:formula="of:=IF(SIGN([.L$13]-[.L$14])=SIGN([.$A30]-[.$B30]); 1+[.L$10]; 0)+IF(([.L$13]=[.$A30]) * ([.L$14]=[.$B30]); 2+[.L$11]; 0)" office:value-type="float" office:value="0" calcext:value-type="float">
            <text:p>0</text:p>
          </table:table-cell>
          <table:table-cell table:formula="of:=IF(SIGN([.M$13]-[.M$14])=SIGN([.$A30]-[.$B30]); 1+[.M$10]; 0)+IF(([.M$13]=[.$A30]) * ([.M$14]=[.$B30]); 2+[.M$11]; 0)" office:value-type="float" office:value="0" calcext:value-type="float">
            <text:p>0</text:p>
          </table:table-cell>
          <table:table-cell table:formula="of:=IF(SIGN([.N$13]-[.N$14])=SIGN([.$A30]-[.$B30]); 1+[.N$10]; 0)+IF(([.N$13]=[.$A30]) * ([.N$14]=[.$B30]); 2+[.N$11]; 0)" office:value-type="float" office:value="0" calcext:value-type="float">
            <text:p>0</text:p>
          </table:table-cell>
          <table:table-cell table:formula="of:=IF(SIGN([.O$13]-[.O$14])=SIGN([.$A30]-[.$B30]); 1+[.O$10]; 0)+IF(([.O$13]=[.$A30]) * ([.O$14]=[.$B30]); 2+[.O$11]; 0)" office:value-type="float" office:value="0" calcext:value-type="float">
            <text:p>0</text:p>
          </table:table-cell>
          <table:table-cell table:formula="of:=IF(SIGN([.P$13]-[.P$14])=SIGN([.$A30]-[.$B30]); 1+[.P$10]; 0)+IF(([.P$13]=[.$A30]) * ([.P$14]=[.$B30]); 2+[.P$11]; 0)" office:value-type="float" office:value="0" calcext:value-type="float">
            <text:p>0</text:p>
          </table:table-cell>
          <table:table-cell table:formula="of:=IF(SIGN([.Q$13]-[.Q$14])=SIGN([.$A30]-[.$B30]); 1+[.Q$10]; 0)+IF(([.Q$13]=[.$A30]) * ([.Q$14]=[.$B30]); 2+[.Q$11]; 0)" office:value-type="float" office:value="0" calcext:value-type="float">
            <text:p>0</text:p>
          </table:table-cell>
          <table:table-cell table:formula="of:=IF(SIGN([.R$13]-[.R$14])=SIGN([.$A30]-[.$B30]); 1+[.R$10]; 0)+IF(([.R$13]=[.$A30]) * ([.R$14]=[.$B30]); 2+[.R$11]; 0)" office:value-type="float" office:value="0" calcext:value-type="float">
            <text:p>0</text:p>
          </table:table-cell>
          <table:table-cell table:formula="of:=IF(SIGN([.S$13]-[.S$14])=SIGN([.$A30]-[.$B30]); 1+[.S$10]; 0)+IF(([.S$13]=[.$A30]) * ([.S$14]=[.$B30]); 2+[.S$11]; 0)" office:value-type="float" office:value="0" calcext:value-type="float">
            <text:p>0</text:p>
          </table:table-cell>
          <table:table-cell table:formula="of:=IF(SIGN([.T$13]-[.T$14])=SIGN([.$A30]-[.$B30]); 1+[.T$10]; 0)+IF(([.T$13]=[.$A30]) * ([.T$14]=[.$B30]); 2+[.T$11]; 0)" office:value-type="float" office:value="0" calcext:value-type="float">
            <text:p>0</text:p>
          </table:table-cell>
          <table:table-cell table:formula="of:=IF(SIGN([.U$13]-[.U$14])=SIGN([.$A30]-[.$B30]); 1+[.U$10]; 0)+IF(([.U$13]=[.$A30]) * ([.U$14]=[.$B30]); 2+[.U$11]; 0)" office:value-type="float" office:value="0" calcext:value-type="float">
            <text:p>0</text:p>
          </table:table-cell>
          <table:table-cell table:formula="of:=IF(SIGN([.V$13]-[.V$14])=SIGN([.$A30]-[.$B30]); 1+[.V$10]; 0)+IF(([.V$13]=[.$A30]) * ([.V$14]=[.$B30]); 2+[.V$11]; 0)" office:value-type="float" office:value="3" calcext:value-type="float">
            <text:p>3</text:p>
          </table:table-cell>
          <table:table-cell table:formula="of:=IF(SIGN([.W$13]-[.W$14])=SIGN([.$A30]-[.$B30]); 1+[.W$10]; 0)+IF(([.W$13]=[.$A30]) * ([.W$14]=[.$B30]); 2+[.W$11]; 0)" office:value-type="float" office:value="3" calcext:value-type="float">
            <text:p>3</text:p>
          </table:table-cell>
          <table:table-cell table:formula="of:=IF(SIGN([.X$13]-[.X$14])=SIGN([.$A30]-[.$B30]); 1+[.X$10]; 0)+IF(([.X$13]=[.$A30]) * ([.X$14]=[.$B30]); 2+[.X$11]; 0)" office:value-type="float" office:value="7" calcext:value-type="float">
            <text:p>7</text:p>
          </table:table-cell>
          <table:table-cell table:formula="of:=IF(SIGN([.Y$13]-[.Y$14])=SIGN([.$A30]-[.$B30]); 1+[.Y$10]; 0)+IF(([.Y$13]=[.$A30]) * ([.Y$14]=[.$B30]); 2+[.Y$11]; 0)" office:value-type="float" office:value="3" calcext:value-type="float">
            <text:p>3</text:p>
          </table:table-cell>
          <table:table-cell table:formula="of:=IF(SIGN([.Z$13]-[.Z$14])=SIGN([.$A30]-[.$B30]); 1+[.Z$10]; 0)+IF(([.Z$13]=[.$A30]) * ([.Z$14]=[.$B30]); 2+[.Z$11]; 0)" office:value-type="float" office:value="3" calcext:value-type="float">
            <text:p>3</text:p>
          </table:table-cell>
          <table:table-cell table:formula="of:=IF(SIGN([.AA$13]-[.AA$14])=SIGN([.$A30]-[.$B30]); 1+[.AA$10]; 0)+IF(([.AA$13]=[.$A30]) * ([.AA$14]=[.$B30]); 2+[.AA$11]; 0)" office:value-type="float" office:value="3" calcext:value-type="float">
            <text:p>3</text:p>
          </table:table-cell>
          <table:table-cell table:formula="of:=IF(SIGN([.AB$13]-[.AB$14])=SIGN([.$A30]-[.$B30]); 1+[.AB$10]; 0)+IF(([.AB$13]=[.$A30]) * ([.AB$14]=[.$B30]); 2+[.AB$11]; 0)" office:value-type="float" office:value="3" calcext:value-type="float">
            <text:p>3</text:p>
          </table:table-cell>
          <table:table-cell table:formula="of:=IF(SIGN([.AC$13]-[.AC$14])=SIGN([.$A30]-[.$B30]); 1+[.AC$10]; 0)+IF(([.AC$13]=[.$A30]) * ([.AC$14]=[.$B30]); 2+[.AC$11]; 0)" office:value-type="float" office:value="3" calcext:value-type="float">
            <text:p>3</text:p>
          </table:table-cell>
          <table:table-cell table:formula="of:=IF(SIGN([.AD$13]-[.AD$14])=SIGN([.$A30]-[.$B30]); 1+[.AD$10]; 0)+IF(([.AD$13]=[.$A30]) * ([.AD$14]=[.$B30]); 2+[.AD$11]; 0)" office:value-type="float" office:value="3" calcext:value-type="float">
            <text:p>3</text:p>
          </table:table-cell>
          <table:table-cell table:formula="of:=IF(SIGN([.AE$13]-[.AE$14])=SIGN([.$A30]-[.$B30]); 1+[.AE$10]; 0)+IF(([.AE$13]=[.$A30]) * ([.AE$14]=[.$B30]); 2+[.AE$11]; 0)" office:value-type="float" office:value="3" calcext:value-type="float">
            <text:p>3</text:p>
          </table:table-cell>
          <table:table-cell table:formula="of:=IF(SIGN([.AF$13]-[.AF$14])=SIGN([.$A30]-[.$B30]); 1+[.AF$10]; 0)+IF(([.AF$13]=[.$A30]) * ([.AF$14]=[.$B30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A31]; [.$A$4:.$C$10]; 2; 0)" office:value-type="float" office:value="0.251848420372589" calcext:value-type="float">
            <text:p>0.251848420372589</text:p>
          </table:table-cell>
          <table:table-cell table:formula="of:=VLOOKUP([.B31]; [.$A$4:.$C$10]; 3; 0)" office:value-type="float" office:value="0.01073560925301" calcext:value-type="float">
            <text:p>0.01073560925301</text:p>
          </table:table-cell>
          <table:table-cell table:formula="of:=[.C31]*[.D31]" office:value-type="float" office:value="0.00270374623210793" calcext:value-type="float">
            <text:p>0.00270374623210793</text:p>
          </table:table-cell>
          <table:table-cell table:formula="of:=IF(SIGN([.F$13]-[.F$14])=SIGN([.$A31]-[.$B31]); 1+[.F$10]; 0)+IF(([.F$13]=[.$A31]) * ([.F$14]=[.$B31]); 2+[.F$11]; 0)" office:value-type="float" office:value="0" calcext:value-type="float">
            <text:p>0</text:p>
          </table:table-cell>
          <table:table-cell table:formula="of:=IF(SIGN([.G$13]-[.G$14])=SIGN([.$A31]-[.$B31]); 1+[.G$10]; 0)+IF(([.G$13]=[.$A31]) * ([.G$14]=[.$B31]); 2+[.G$11]; 0)" office:value-type="float" office:value="0" calcext:value-type="float">
            <text:p>0</text:p>
          </table:table-cell>
          <table:table-cell table:formula="of:=IF(SIGN([.H$13]-[.H$14])=SIGN([.$A31]-[.$B31]); 1+[.H$10]; 0)+IF(([.H$13]=[.$A31]) * ([.H$14]=[.$B31]); 2+[.H$11]; 0)" office:value-type="float" office:value="0" calcext:value-type="float">
            <text:p>0</text:p>
          </table:table-cell>
          <table:table-cell table:formula="of:=IF(SIGN([.I$13]-[.I$14])=SIGN([.$A31]-[.$B31]); 1+[.I$10]; 0)+IF(([.I$13]=[.$A31]) * ([.I$14]=[.$B31]); 2+[.I$11]; 0)" office:value-type="float" office:value="0" calcext:value-type="float">
            <text:p>0</text:p>
          </table:table-cell>
          <table:table-cell table:formula="of:=IF(SIGN([.J$13]-[.J$14])=SIGN([.$A31]-[.$B31]); 1+[.J$10]; 0)+IF(([.J$13]=[.$A31]) * ([.J$14]=[.$B31]); 2+[.J$11]; 0)" office:value-type="float" office:value="0" calcext:value-type="float">
            <text:p>0</text:p>
          </table:table-cell>
          <table:table-cell table:formula="of:=IF(SIGN([.K$13]-[.K$14])=SIGN([.$A31]-[.$B31]); 1+[.K$10]; 0)+IF(([.K$13]=[.$A31]) * ([.K$14]=[.$B31]); 2+[.K$11]; 0)" office:value-type="float" office:value="0" calcext:value-type="float">
            <text:p>0</text:p>
          </table:table-cell>
          <table:table-cell table:formula="of:=IF(SIGN([.L$13]-[.L$14])=SIGN([.$A31]-[.$B31]); 1+[.L$10]; 0)+IF(([.L$13]=[.$A31]) * ([.L$14]=[.$B31]); 2+[.L$11]; 0)" office:value-type="float" office:value="0" calcext:value-type="float">
            <text:p>0</text:p>
          </table:table-cell>
          <table:table-cell table:formula="of:=IF(SIGN([.M$13]-[.M$14])=SIGN([.$A31]-[.$B31]); 1+[.M$10]; 0)+IF(([.M$13]=[.$A31]) * ([.M$14]=[.$B31]); 2+[.M$11]; 0)" office:value-type="float" office:value="0" calcext:value-type="float">
            <text:p>0</text:p>
          </table:table-cell>
          <table:table-cell table:formula="of:=IF(SIGN([.N$13]-[.N$14])=SIGN([.$A31]-[.$B31]); 1+[.N$10]; 0)+IF(([.N$13]=[.$A31]) * ([.N$14]=[.$B31]); 2+[.N$11]; 0)" office:value-type="float" office:value="0" calcext:value-type="float">
            <text:p>0</text:p>
          </table:table-cell>
          <table:table-cell table:formula="of:=IF(SIGN([.O$13]-[.O$14])=SIGN([.$A31]-[.$B31]); 1+[.O$10]; 0)+IF(([.O$13]=[.$A31]) * ([.O$14]=[.$B31]); 2+[.O$11]; 0)" office:value-type="float" office:value="0" calcext:value-type="float">
            <text:p>0</text:p>
          </table:table-cell>
          <table:table-cell table:formula="of:=IF(SIGN([.P$13]-[.P$14])=SIGN([.$A31]-[.$B31]); 1+[.P$10]; 0)+IF(([.P$13]=[.$A31]) * ([.P$14]=[.$B31]); 2+[.P$11]; 0)" office:value-type="float" office:value="0" calcext:value-type="float">
            <text:p>0</text:p>
          </table:table-cell>
          <table:table-cell table:formula="of:=IF(SIGN([.Q$13]-[.Q$14])=SIGN([.$A31]-[.$B31]); 1+[.Q$10]; 0)+IF(([.Q$13]=[.$A31]) * ([.Q$14]=[.$B31]); 2+[.Q$11]; 0)" office:value-type="float" office:value="0" calcext:value-type="float">
            <text:p>0</text:p>
          </table:table-cell>
          <table:table-cell table:formula="of:=IF(SIGN([.R$13]-[.R$14])=SIGN([.$A31]-[.$B31]); 1+[.R$10]; 0)+IF(([.R$13]=[.$A31]) * ([.R$14]=[.$B31]); 2+[.R$11]; 0)" office:value-type="float" office:value="0" calcext:value-type="float">
            <text:p>0</text:p>
          </table:table-cell>
          <table:table-cell table:formula="of:=IF(SIGN([.S$13]-[.S$14])=SIGN([.$A31]-[.$B31]); 1+[.S$10]; 0)+IF(([.S$13]=[.$A31]) * ([.S$14]=[.$B31]); 2+[.S$11]; 0)" office:value-type="float" office:value="0" calcext:value-type="float">
            <text:p>0</text:p>
          </table:table-cell>
          <table:table-cell table:formula="of:=IF(SIGN([.T$13]-[.T$14])=SIGN([.$A31]-[.$B31]); 1+[.T$10]; 0)+IF(([.T$13]=[.$A31]) * ([.T$14]=[.$B31]); 2+[.T$11]; 0)" office:value-type="float" office:value="0" calcext:value-type="float">
            <text:p>0</text:p>
          </table:table-cell>
          <table:table-cell table:formula="of:=IF(SIGN([.U$13]-[.U$14])=SIGN([.$A31]-[.$B31]); 1+[.U$10]; 0)+IF(([.U$13]=[.$A31]) * ([.U$14]=[.$B31]); 2+[.U$11]; 0)" office:value-type="float" office:value="0" calcext:value-type="float">
            <text:p>0</text:p>
          </table:table-cell>
          <table:table-cell table:formula="of:=IF(SIGN([.V$13]-[.V$14])=SIGN([.$A31]-[.$B31]); 1+[.V$10]; 0)+IF(([.V$13]=[.$A31]) * ([.V$14]=[.$B31]); 2+[.V$11]; 0)" office:value-type="float" office:value="3" calcext:value-type="float">
            <text:p>3</text:p>
          </table:table-cell>
          <table:table-cell table:formula="of:=IF(SIGN([.W$13]-[.W$14])=SIGN([.$A31]-[.$B31]); 1+[.W$10]; 0)+IF(([.W$13]=[.$A31]) * ([.W$14]=[.$B31]); 2+[.W$11]; 0)" office:value-type="float" office:value="3" calcext:value-type="float">
            <text:p>3</text:p>
          </table:table-cell>
          <table:table-cell table:formula="of:=IF(SIGN([.X$13]-[.X$14])=SIGN([.$A31]-[.$B31]); 1+[.X$10]; 0)+IF(([.X$13]=[.$A31]) * ([.X$14]=[.$B31]); 2+[.X$11]; 0)" office:value-type="float" office:value="3" calcext:value-type="float">
            <text:p>3</text:p>
          </table:table-cell>
          <table:table-cell table:formula="of:=IF(SIGN([.Y$13]-[.Y$14])=SIGN([.$A31]-[.$B31]); 1+[.Y$10]; 0)+IF(([.Y$13]=[.$A31]) * ([.Y$14]=[.$B31]); 2+[.Y$11]; 0)" office:value-type="float" office:value="3" calcext:value-type="float">
            <text:p>3</text:p>
          </table:table-cell>
          <table:table-cell table:formula="of:=IF(SIGN([.Z$13]-[.Z$14])=SIGN([.$A31]-[.$B31]); 1+[.Z$10]; 0)+IF(([.Z$13]=[.$A31]) * ([.Z$14]=[.$B31]); 2+[.Z$11]; 0)" office:value-type="float" office:value="3" calcext:value-type="float">
            <text:p>3</text:p>
          </table:table-cell>
          <table:table-cell table:formula="of:=IF(SIGN([.AA$13]-[.AA$14])=SIGN([.$A31]-[.$B31]); 1+[.AA$10]; 0)+IF(([.AA$13]=[.$A31]) * ([.AA$14]=[.$B31]); 2+[.AA$11]; 0)" office:value-type="float" office:value="7" calcext:value-type="float">
            <text:p>7</text:p>
          </table:table-cell>
          <table:table-cell table:formula="of:=IF(SIGN([.AB$13]-[.AB$14])=SIGN([.$A31]-[.$B31]); 1+[.AB$10]; 0)+IF(([.AB$13]=[.$A31]) * ([.AB$14]=[.$B31]); 2+[.AB$11]; 0)" office:value-type="float" office:value="3" calcext:value-type="float">
            <text:p>3</text:p>
          </table:table-cell>
          <table:table-cell table:formula="of:=IF(SIGN([.AC$13]-[.AC$14])=SIGN([.$A31]-[.$B31]); 1+[.AC$10]; 0)+IF(([.AC$13]=[.$A31]) * ([.AC$14]=[.$B31]); 2+[.AC$11]; 0)" office:value-type="float" office:value="3" calcext:value-type="float">
            <text:p>3</text:p>
          </table:table-cell>
          <table:table-cell table:formula="of:=IF(SIGN([.AD$13]-[.AD$14])=SIGN([.$A31]-[.$B31]); 1+[.AD$10]; 0)+IF(([.AD$13]=[.$A31]) * ([.AD$14]=[.$B31]); 2+[.AD$11]; 0)" office:value-type="float" office:value="3" calcext:value-type="float">
            <text:p>3</text:p>
          </table:table-cell>
          <table:table-cell table:formula="of:=IF(SIGN([.AE$13]-[.AE$14])=SIGN([.$A31]-[.$B31]); 1+[.AE$10]; 0)+IF(([.AE$13]=[.$A31]) * ([.AE$14]=[.$B31]); 2+[.AE$11]; 0)" office:value-type="float" office:value="3" calcext:value-type="float">
            <text:p>3</text:p>
          </table:table-cell>
          <table:table-cell table:formula="of:=IF(SIGN([.AF$13]-[.AF$14])=SIGN([.$A31]-[.$B31]); 1+[.AF$10]; 0)+IF(([.AF$13]=[.$A31]) * ([.AF$14]=[.$B31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VLOOKUP([.A32]; [.$A$4:.$C$10]; 2; 0)" office:value-type="float" office:value="0.12676370492087" calcext:value-type="float">
            <text:p>0.12676370492087</text:p>
          </table:table-cell>
          <table:table-cell table:formula="of:=VLOOKUP([.B32]; [.$A$4:.$C$10]; 3; 0)" office:value-type="float" office:value="0.410655752752346" calcext:value-type="float">
            <text:p>0.410655752752346</text:p>
          </table:table-cell>
          <table:table-cell table:formula="of:=[.C32]*[.D32]" office:value-type="float" office:value="0.052056244665956" calcext:value-type="float">
            <text:p>0.052056244665956</text:p>
          </table:table-cell>
          <table:table-cell table:formula="of:=IF(SIGN([.F$13]-[.F$14])=SIGN([.$A32]-[.$B32]); 1+[.F$10]; 0)+IF(([.F$13]=[.$A32]) * ([.F$14]=[.$B32]); 2+[.F$11]; 0)" office:value-type="float" office:value="1" calcext:value-type="float">
            <text:p>1</text:p>
          </table:table-cell>
          <table:table-cell table:formula="of:=IF(SIGN([.G$13]-[.G$14])=SIGN([.$A32]-[.$B32]); 1+[.G$10]; 0)+IF(([.G$13]=[.$A32]) * ([.G$14]=[.$B32]); 2+[.G$11]; 0)" office:value-type="float" office:value="1" calcext:value-type="float">
            <text:p>1</text:p>
          </table:table-cell>
          <table:table-cell table:formula="of:=IF(SIGN([.H$13]-[.H$14])=SIGN([.$A32]-[.$B32]); 1+[.H$10]; 0)+IF(([.H$13]=[.$A32]) * ([.H$14]=[.$B32]); 2+[.H$11]; 0)" office:value-type="float" office:value="1" calcext:value-type="float">
            <text:p>1</text:p>
          </table:table-cell>
          <table:table-cell table:formula="of:=IF(SIGN([.I$13]-[.I$14])=SIGN([.$A32]-[.$B32]); 1+[.I$10]; 0)+IF(([.I$13]=[.$A32]) * ([.I$14]=[.$B32]); 2+[.I$11]; 0)" office:value-type="float" office:value="1" calcext:value-type="float">
            <text:p>1</text:p>
          </table:table-cell>
          <table:table-cell table:formula="of:=IF(SIGN([.J$13]-[.J$14])=SIGN([.$A32]-[.$B32]); 1+[.J$10]; 0)+IF(([.J$13]=[.$A32]) * ([.J$14]=[.$B32]); 2+[.J$11]; 0)" office:value-type="float" office:value="5" calcext:value-type="float">
            <text:p>5</text:p>
          </table:table-cell>
          <table:table-cell table:formula="of:=IF(SIGN([.K$13]-[.K$14])=SIGN([.$A32]-[.$B32]); 1+[.K$10]; 0)+IF(([.K$13]=[.$A32]) * ([.K$14]=[.$B32]); 2+[.K$11]; 0)" office:value-type="float" office:value="1" calcext:value-type="float">
            <text:p>1</text:p>
          </table:table-cell>
          <table:table-cell table:formula="of:=IF(SIGN([.L$13]-[.L$14])=SIGN([.$A32]-[.$B32]); 1+[.L$10]; 0)+IF(([.L$13]=[.$A32]) * ([.L$14]=[.$B32]); 2+[.L$11]; 0)" office:value-type="float" office:value="1" calcext:value-type="float">
            <text:p>1</text:p>
          </table:table-cell>
          <table:table-cell table:formula="of:=IF(SIGN([.M$13]-[.M$14])=SIGN([.$A32]-[.$B32]); 1+[.M$10]; 0)+IF(([.M$13]=[.$A32]) * ([.M$14]=[.$B32]); 2+[.M$11]; 0)" office:value-type="float" office:value="1" calcext:value-type="float">
            <text:p>1</text:p>
          </table:table-cell>
          <table:table-cell table:formula="of:=IF(SIGN([.N$13]-[.N$14])=SIGN([.$A32]-[.$B32]); 1+[.N$10]; 0)+IF(([.N$13]=[.$A32]) * ([.N$14]=[.$B32]); 2+[.N$11]; 0)" office:value-type="float" office:value="1" calcext:value-type="float">
            <text:p>1</text:p>
          </table:table-cell>
          <table:table-cell table:formula="of:=IF(SIGN([.O$13]-[.O$14])=SIGN([.$A32]-[.$B32]); 1+[.O$10]; 0)+IF(([.O$13]=[.$A32]) * ([.O$14]=[.$B32]); 2+[.O$11]; 0)" office:value-type="float" office:value="1" calcext:value-type="float">
            <text:p>1</text:p>
          </table:table-cell>
          <table:table-cell table:formula="of:=IF(SIGN([.P$13]-[.P$14])=SIGN([.$A32]-[.$B32]); 1+[.P$10]; 0)+IF(([.P$13]=[.$A32]) * ([.P$14]=[.$B32]); 2+[.P$11]; 0)" office:value-type="float" office:value="1" calcext:value-type="float">
            <text:p>1</text:p>
          </table:table-cell>
          <table:table-cell table:formula="of:=IF(SIGN([.Q$13]-[.Q$14])=SIGN([.$A32]-[.$B32]); 1+[.Q$10]; 0)+IF(([.Q$13]=[.$A32]) * ([.Q$14]=[.$B32]); 2+[.Q$11]; 0)" office:value-type="float" office:value="1" calcext:value-type="float">
            <text:p>1</text:p>
          </table:table-cell>
          <table:table-cell table:formula="of:=IF(SIGN([.R$13]-[.R$14])=SIGN([.$A32]-[.$B32]); 1+[.R$10]; 0)+IF(([.R$13]=[.$A32]) * ([.R$14]=[.$B32]); 2+[.R$11]; 0)" office:value-type="float" office:value="0" calcext:value-type="float">
            <text:p>0</text:p>
          </table:table-cell>
          <table:table-cell table:formula="of:=IF(SIGN([.S$13]-[.S$14])=SIGN([.$A32]-[.$B32]); 1+[.S$10]; 0)+IF(([.S$13]=[.$A32]) * ([.S$14]=[.$B32]); 2+[.S$11]; 0)" office:value-type="float" office:value="0" calcext:value-type="float">
            <text:p>0</text:p>
          </table:table-cell>
          <table:table-cell table:formula="of:=IF(SIGN([.T$13]-[.T$14])=SIGN([.$A32]-[.$B32]); 1+[.T$10]; 0)+IF(([.T$13]=[.$A32]) * ([.T$14]=[.$B32]); 2+[.T$11]; 0)" office:value-type="float" office:value="0" calcext:value-type="float">
            <text:p>0</text:p>
          </table:table-cell>
          <table:table-cell table:formula="of:=IF(SIGN([.U$13]-[.U$14])=SIGN([.$A32]-[.$B32]); 1+[.U$10]; 0)+IF(([.U$13]=[.$A32]) * ([.U$14]=[.$B32]); 2+[.U$11]; 0)" office:value-type="float" office:value="0" calcext:value-type="float">
            <text:p>0</text:p>
          </table:table-cell>
          <table:table-cell table:formula="of:=IF(SIGN([.V$13]-[.V$14])=SIGN([.$A32]-[.$B32]); 1+[.V$10]; 0)+IF(([.V$13]=[.$A32]) * ([.V$14]=[.$B32]); 2+[.V$11]; 0)" office:value-type="float" office:value="0" calcext:value-type="float">
            <text:p>0</text:p>
          </table:table-cell>
          <table:table-cell table:formula="of:=IF(SIGN([.W$13]-[.W$14])=SIGN([.$A32]-[.$B32]); 1+[.W$10]; 0)+IF(([.W$13]=[.$A32]) * ([.W$14]=[.$B32]); 2+[.W$11]; 0)" office:value-type="float" office:value="0" calcext:value-type="float">
            <text:p>0</text:p>
          </table:table-cell>
          <table:table-cell table:formula="of:=IF(SIGN([.X$13]-[.X$14])=SIGN([.$A32]-[.$B32]); 1+[.X$10]; 0)+IF(([.X$13]=[.$A32]) * ([.X$14]=[.$B32]); 2+[.X$11]; 0)" office:value-type="float" office:value="0" calcext:value-type="float">
            <text:p>0</text:p>
          </table:table-cell>
          <table:table-cell table:formula="of:=IF(SIGN([.Y$13]-[.Y$14])=SIGN([.$A32]-[.$B32]); 1+[.Y$10]; 0)+IF(([.Y$13]=[.$A32]) * ([.Y$14]=[.$B32]); 2+[.Y$11]; 0)" office:value-type="float" office:value="0" calcext:value-type="float">
            <text:p>0</text:p>
          </table:table-cell>
          <table:table-cell table:formula="of:=IF(SIGN([.Z$13]-[.Z$14])=SIGN([.$A32]-[.$B32]); 1+[.Z$10]; 0)+IF(([.Z$13]=[.$A32]) * ([.Z$14]=[.$B32]); 2+[.Z$11]; 0)" office:value-type="float" office:value="0" calcext:value-type="float">
            <text:p>0</text:p>
          </table:table-cell>
          <table:table-cell table:formula="of:=IF(SIGN([.AA$13]-[.AA$14])=SIGN([.$A32]-[.$B32]); 1+[.AA$10]; 0)+IF(([.AA$13]=[.$A32]) * ([.AA$14]=[.$B32]); 2+[.AA$11]; 0)" office:value-type="float" office:value="0" calcext:value-type="float">
            <text:p>0</text:p>
          </table:table-cell>
          <table:table-cell table:formula="of:=IF(SIGN([.AB$13]-[.AB$14])=SIGN([.$A32]-[.$B32]); 1+[.AB$10]; 0)+IF(([.AB$13]=[.$A32]) * ([.AB$14]=[.$B32]); 2+[.AB$11]; 0)" office:value-type="float" office:value="0" calcext:value-type="float">
            <text:p>0</text:p>
          </table:table-cell>
          <table:table-cell table:formula="of:=IF(SIGN([.AC$13]-[.AC$14])=SIGN([.$A32]-[.$B32]); 1+[.AC$10]; 0)+IF(([.AC$13]=[.$A32]) * ([.AC$14]=[.$B32]); 2+[.AC$11]; 0)" office:value-type="float" office:value="0" calcext:value-type="float">
            <text:p>0</text:p>
          </table:table-cell>
          <table:table-cell table:formula="of:=IF(SIGN([.AD$13]-[.AD$14])=SIGN([.$A32]-[.$B32]); 1+[.AD$10]; 0)+IF(([.AD$13]=[.$A32]) * ([.AD$14]=[.$B32]); 2+[.AD$11]; 0)" office:value-type="float" office:value="0" calcext:value-type="float">
            <text:p>0</text:p>
          </table:table-cell>
          <table:table-cell table:formula="of:=IF(SIGN([.AE$13]-[.AE$14])=SIGN([.$A32]-[.$B32]); 1+[.AE$10]; 0)+IF(([.AE$13]=[.$A32]) * ([.AE$14]=[.$B32]); 2+[.AE$11]; 0)" office:value-type="float" office:value="0" calcext:value-type="float">
            <text:p>0</text:p>
          </table:table-cell>
          <table:table-cell table:formula="of:=IF(SIGN([.AF$13]-[.AF$14])=SIGN([.$A32]-[.$B32]); 1+[.AF$10]; 0)+IF(([.AF$13]=[.$A32]) * ([.AF$14]=[.$B32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A33]; [.$A$4:.$C$10]; 2; 0)" office:value-type="float" office:value="0.12676370492087" calcext:value-type="float">
            <text:p>0.12676370492087</text:p>
          </table:table-cell>
          <table:table-cell table:formula="of:=VLOOKUP([.B33]; [.$A$4:.$C$10]; 3; 0)" office:value-type="float" office:value="0.365483619949587" calcext:value-type="float">
            <text:p>0.365483619949587</text:p>
          </table:table-cell>
          <table:table-cell table:formula="of:=[.C33]*[.D33]" office:value-type="float" office:value="0.0463300577527008" calcext:value-type="float">
            <text:p>0.0463300577527008</text:p>
          </table:table-cell>
          <table:table-cell table:formula="of:=IF(SIGN([.F$13]-[.F$14])=SIGN([.$A33]-[.$B33]); 1+[.F$10]; 0)+IF(([.F$13]=[.$A33]) * ([.F$14]=[.$B33]); 2+[.F$11]; 0)" office:value-type="float" office:value="1" calcext:value-type="float">
            <text:p>1</text:p>
          </table:table-cell>
          <table:table-cell table:formula="of:=IF(SIGN([.G$13]-[.G$14])=SIGN([.$A33]-[.$B33]); 1+[.G$10]; 0)+IF(([.G$13]=[.$A33]) * ([.G$14]=[.$B33]); 2+[.G$11]; 0)" office:value-type="float" office:value="1" calcext:value-type="float">
            <text:p>1</text:p>
          </table:table-cell>
          <table:table-cell table:formula="of:=IF(SIGN([.H$13]-[.H$14])=SIGN([.$A33]-[.$B33]); 1+[.H$10]; 0)+IF(([.H$13]=[.$A33]) * ([.H$14]=[.$B33]); 2+[.H$11]; 0)" office:value-type="float" office:value="1" calcext:value-type="float">
            <text:p>1</text:p>
          </table:table-cell>
          <table:table-cell table:formula="of:=IF(SIGN([.I$13]-[.I$14])=SIGN([.$A33]-[.$B33]); 1+[.I$10]; 0)+IF(([.I$13]=[.$A33]) * ([.I$14]=[.$B33]); 2+[.I$11]; 0)" office:value-type="float" office:value="1" calcext:value-type="float">
            <text:p>1</text:p>
          </table:table-cell>
          <table:table-cell table:formula="of:=IF(SIGN([.J$13]-[.J$14])=SIGN([.$A33]-[.$B33]); 1+[.J$10]; 0)+IF(([.J$13]=[.$A33]) * ([.J$14]=[.$B33]); 2+[.J$11]; 0)" office:value-type="float" office:value="1" calcext:value-type="float">
            <text:p>1</text:p>
          </table:table-cell>
          <table:table-cell table:formula="of:=IF(SIGN([.K$13]-[.K$14])=SIGN([.$A33]-[.$B33]); 1+[.K$10]; 0)+IF(([.K$13]=[.$A33]) * ([.K$14]=[.$B33]); 2+[.K$11]; 0)" office:value-type="float" office:value="1" calcext:value-type="float">
            <text:p>1</text:p>
          </table:table-cell>
          <table:table-cell table:formula="of:=IF(SIGN([.L$13]-[.L$14])=SIGN([.$A33]-[.$B33]); 1+[.L$10]; 0)+IF(([.L$13]=[.$A33]) * ([.L$14]=[.$B33]); 2+[.L$11]; 0)" office:value-type="float" office:value="1" calcext:value-type="float">
            <text:p>1</text:p>
          </table:table-cell>
          <table:table-cell table:formula="of:=IF(SIGN([.M$13]-[.M$14])=SIGN([.$A33]-[.$B33]); 1+[.M$10]; 0)+IF(([.M$13]=[.$A33]) * ([.M$14]=[.$B33]); 2+[.M$11]; 0)" office:value-type="float" office:value="5" calcext:value-type="float">
            <text:p>5</text:p>
          </table:table-cell>
          <table:table-cell table:formula="of:=IF(SIGN([.N$13]-[.N$14])=SIGN([.$A33]-[.$B33]); 1+[.N$10]; 0)+IF(([.N$13]=[.$A33]) * ([.N$14]=[.$B33]); 2+[.N$11]; 0)" office:value-type="float" office:value="1" calcext:value-type="float">
            <text:p>1</text:p>
          </table:table-cell>
          <table:table-cell table:formula="of:=IF(SIGN([.O$13]-[.O$14])=SIGN([.$A33]-[.$B33]); 1+[.O$10]; 0)+IF(([.O$13]=[.$A33]) * ([.O$14]=[.$B33]); 2+[.O$11]; 0)" office:value-type="float" office:value="1" calcext:value-type="float">
            <text:p>1</text:p>
          </table:table-cell>
          <table:table-cell table:formula="of:=IF(SIGN([.P$13]-[.P$14])=SIGN([.$A33]-[.$B33]); 1+[.P$10]; 0)+IF(([.P$13]=[.$A33]) * ([.P$14]=[.$B33]); 2+[.P$11]; 0)" office:value-type="float" office:value="1" calcext:value-type="float">
            <text:p>1</text:p>
          </table:table-cell>
          <table:table-cell table:formula="of:=IF(SIGN([.Q$13]-[.Q$14])=SIGN([.$A33]-[.$B33]); 1+[.Q$10]; 0)+IF(([.Q$13]=[.$A33]) * ([.Q$14]=[.$B33]); 2+[.Q$11]; 0)" office:value-type="float" office:value="1" calcext:value-type="float">
            <text:p>1</text:p>
          </table:table-cell>
          <table:table-cell table:formula="of:=IF(SIGN([.R$13]-[.R$14])=SIGN([.$A33]-[.$B33]); 1+[.R$10]; 0)+IF(([.R$13]=[.$A33]) * ([.R$14]=[.$B33]); 2+[.R$11]; 0)" office:value-type="float" office:value="0" calcext:value-type="float">
            <text:p>0</text:p>
          </table:table-cell>
          <table:table-cell table:formula="of:=IF(SIGN([.S$13]-[.S$14])=SIGN([.$A33]-[.$B33]); 1+[.S$10]; 0)+IF(([.S$13]=[.$A33]) * ([.S$14]=[.$B33]); 2+[.S$11]; 0)" office:value-type="float" office:value="0" calcext:value-type="float">
            <text:p>0</text:p>
          </table:table-cell>
          <table:table-cell table:formula="of:=IF(SIGN([.T$13]-[.T$14])=SIGN([.$A33]-[.$B33]); 1+[.T$10]; 0)+IF(([.T$13]=[.$A33]) * ([.T$14]=[.$B33]); 2+[.T$11]; 0)" office:value-type="float" office:value="0" calcext:value-type="float">
            <text:p>0</text:p>
          </table:table-cell>
          <table:table-cell table:formula="of:=IF(SIGN([.U$13]-[.U$14])=SIGN([.$A33]-[.$B33]); 1+[.U$10]; 0)+IF(([.U$13]=[.$A33]) * ([.U$14]=[.$B33]); 2+[.U$11]; 0)" office:value-type="float" office:value="0" calcext:value-type="float">
            <text:p>0</text:p>
          </table:table-cell>
          <table:table-cell table:formula="of:=IF(SIGN([.V$13]-[.V$14])=SIGN([.$A33]-[.$B33]); 1+[.V$10]; 0)+IF(([.V$13]=[.$A33]) * ([.V$14]=[.$B33]); 2+[.V$11]; 0)" office:value-type="float" office:value="0" calcext:value-type="float">
            <text:p>0</text:p>
          </table:table-cell>
          <table:table-cell table:formula="of:=IF(SIGN([.W$13]-[.W$14])=SIGN([.$A33]-[.$B33]); 1+[.W$10]; 0)+IF(([.W$13]=[.$A33]) * ([.W$14]=[.$B33]); 2+[.W$11]; 0)" office:value-type="float" office:value="0" calcext:value-type="float">
            <text:p>0</text:p>
          </table:table-cell>
          <table:table-cell table:formula="of:=IF(SIGN([.X$13]-[.X$14])=SIGN([.$A33]-[.$B33]); 1+[.X$10]; 0)+IF(([.X$13]=[.$A33]) * ([.X$14]=[.$B33]); 2+[.X$11]; 0)" office:value-type="float" office:value="0" calcext:value-type="float">
            <text:p>0</text:p>
          </table:table-cell>
          <table:table-cell table:formula="of:=IF(SIGN([.Y$13]-[.Y$14])=SIGN([.$A33]-[.$B33]); 1+[.Y$10]; 0)+IF(([.Y$13]=[.$A33]) * ([.Y$14]=[.$B33]); 2+[.Y$11]; 0)" office:value-type="float" office:value="0" calcext:value-type="float">
            <text:p>0</text:p>
          </table:table-cell>
          <table:table-cell table:formula="of:=IF(SIGN([.Z$13]-[.Z$14])=SIGN([.$A33]-[.$B33]); 1+[.Z$10]; 0)+IF(([.Z$13]=[.$A33]) * ([.Z$14]=[.$B33]); 2+[.Z$11]; 0)" office:value-type="float" office:value="0" calcext:value-type="float">
            <text:p>0</text:p>
          </table:table-cell>
          <table:table-cell table:formula="of:=IF(SIGN([.AA$13]-[.AA$14])=SIGN([.$A33]-[.$B33]); 1+[.AA$10]; 0)+IF(([.AA$13]=[.$A33]) * ([.AA$14]=[.$B33]); 2+[.AA$11]; 0)" office:value-type="float" office:value="0" calcext:value-type="float">
            <text:p>0</text:p>
          </table:table-cell>
          <table:table-cell table:formula="of:=IF(SIGN([.AB$13]-[.AB$14])=SIGN([.$A33]-[.$B33]); 1+[.AB$10]; 0)+IF(([.AB$13]=[.$A33]) * ([.AB$14]=[.$B33]); 2+[.AB$11]; 0)" office:value-type="float" office:value="0" calcext:value-type="float">
            <text:p>0</text:p>
          </table:table-cell>
          <table:table-cell table:formula="of:=IF(SIGN([.AC$13]-[.AC$14])=SIGN([.$A33]-[.$B33]); 1+[.AC$10]; 0)+IF(([.AC$13]=[.$A33]) * ([.AC$14]=[.$B33]); 2+[.AC$11]; 0)" office:value-type="float" office:value="0" calcext:value-type="float">
            <text:p>0</text:p>
          </table:table-cell>
          <table:table-cell table:formula="of:=IF(SIGN([.AD$13]-[.AD$14])=SIGN([.$A33]-[.$B33]); 1+[.AD$10]; 0)+IF(([.AD$13]=[.$A33]) * ([.AD$14]=[.$B33]); 2+[.AD$11]; 0)" office:value-type="float" office:value="0" calcext:value-type="float">
            <text:p>0</text:p>
          </table:table-cell>
          <table:table-cell table:formula="of:=IF(SIGN([.AE$13]-[.AE$14])=SIGN([.$A33]-[.$B33]); 1+[.AE$10]; 0)+IF(([.AE$13]=[.$A33]) * ([.AE$14]=[.$B33]); 2+[.AE$11]; 0)" office:value-type="float" office:value="0" calcext:value-type="float">
            <text:p>0</text:p>
          </table:table-cell>
          <table:table-cell table:formula="of:=IF(SIGN([.AF$13]-[.AF$14])=SIGN([.$A33]-[.$B33]); 1+[.AF$10]; 0)+IF(([.AF$13]=[.$A33]) * ([.AF$14]=[.$B33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A34]; [.$A$4:.$C$10]; 2; 0)" office:value-type="float" office:value="0.12676370492087" calcext:value-type="float">
            <text:p>0.12676370492087</text:p>
          </table:table-cell>
          <table:table-cell table:formula="of:=VLOOKUP([.B34]; [.$A$4:.$C$10]; 2; 0)" office:value-type="float" office:value="0.251848420372589" calcext:value-type="float">
            <text:p>0.251848420372589</text:p>
          </table:table-cell>
          <table:table-cell table:formula="of:=[.C34]*[.D34]" office:value-type="float" office:value="0.0319252388448981" calcext:value-type="float">
            <text:p>0.0319252388448981</text:p>
          </table:table-cell>
          <table:table-cell table:formula="of:=IF(SIGN([.F$13]-[.F$14])=SIGN([.$A34]-[.$B34]); 1+[.F$10]; 0)+IF(([.F$13]=[.$A34]) * ([.F$14]=[.$B34]); 2+[.F$11]; 0)" office:value-type="float" office:value="1" calcext:value-type="float">
            <text:p>1</text:p>
          </table:table-cell>
          <table:table-cell table:formula="of:=IF(SIGN([.G$13]-[.G$14])=SIGN([.$A34]-[.$B34]); 1+[.G$10]; 0)+IF(([.G$13]=[.$A34]) * ([.G$14]=[.$B34]); 2+[.G$11]; 0)" office:value-type="float" office:value="1" calcext:value-type="float">
            <text:p>1</text:p>
          </table:table-cell>
          <table:table-cell table:formula="of:=IF(SIGN([.H$13]-[.H$14])=SIGN([.$A34]-[.$B34]); 1+[.H$10]; 0)+IF(([.H$13]=[.$A34]) * ([.H$14]=[.$B34]); 2+[.H$11]; 0)" office:value-type="float" office:value="1" calcext:value-type="float">
            <text:p>1</text:p>
          </table:table-cell>
          <table:table-cell table:formula="of:=IF(SIGN([.I$13]-[.I$14])=SIGN([.$A34]-[.$B34]); 1+[.I$10]; 0)+IF(([.I$13]=[.$A34]) * ([.I$14]=[.$B34]); 2+[.I$11]; 0)" office:value-type="float" office:value="1" calcext:value-type="float">
            <text:p>1</text:p>
          </table:table-cell>
          <table:table-cell table:formula="of:=IF(SIGN([.J$13]-[.J$14])=SIGN([.$A34]-[.$B34]); 1+[.J$10]; 0)+IF(([.J$13]=[.$A34]) * ([.J$14]=[.$B34]); 2+[.J$11]; 0)" office:value-type="float" office:value="1" calcext:value-type="float">
            <text:p>1</text:p>
          </table:table-cell>
          <table:table-cell table:formula="of:=IF(SIGN([.K$13]-[.K$14])=SIGN([.$A34]-[.$B34]); 1+[.K$10]; 0)+IF(([.K$13]=[.$A34]) * ([.K$14]=[.$B34]); 2+[.K$11]; 0)" office:value-type="float" office:value="1" calcext:value-type="float">
            <text:p>1</text:p>
          </table:table-cell>
          <table:table-cell table:formula="of:=IF(SIGN([.L$13]-[.L$14])=SIGN([.$A34]-[.$B34]); 1+[.L$10]; 0)+IF(([.L$13]=[.$A34]) * ([.L$14]=[.$B34]); 2+[.L$11]; 0)" office:value-type="float" office:value="1" calcext:value-type="float">
            <text:p>1</text:p>
          </table:table-cell>
          <table:table-cell table:formula="of:=IF(SIGN([.M$13]-[.M$14])=SIGN([.$A34]-[.$B34]); 1+[.M$10]; 0)+IF(([.M$13]=[.$A34]) * ([.M$14]=[.$B34]); 2+[.M$11]; 0)" office:value-type="float" office:value="1" calcext:value-type="float">
            <text:p>1</text:p>
          </table:table-cell>
          <table:table-cell table:formula="of:=IF(SIGN([.N$13]-[.N$14])=SIGN([.$A34]-[.$B34]); 1+[.N$10]; 0)+IF(([.N$13]=[.$A34]) * ([.N$14]=[.$B34]); 2+[.N$11]; 0)" office:value-type="float" office:value="1" calcext:value-type="float">
            <text:p>1</text:p>
          </table:table-cell>
          <table:table-cell table:formula="of:=IF(SIGN([.O$13]-[.O$14])=SIGN([.$A34]-[.$B34]); 1+[.O$10]; 0)+IF(([.O$13]=[.$A34]) * ([.O$14]=[.$B34]); 2+[.O$11]; 0)" office:value-type="float" office:value="1" calcext:value-type="float">
            <text:p>1</text:p>
          </table:table-cell>
          <table:table-cell table:formula="of:=IF(SIGN([.P$13]-[.P$14])=SIGN([.$A34]-[.$B34]); 1+[.P$10]; 0)+IF(([.P$13]=[.$A34]) * ([.P$14]=[.$B34]); 2+[.P$11]; 0)" office:value-type="float" office:value="1" calcext:value-type="float">
            <text:p>1</text:p>
          </table:table-cell>
          <table:table-cell table:formula="of:=IF(SIGN([.Q$13]-[.Q$14])=SIGN([.$A34]-[.$B34]); 1+[.Q$10]; 0)+IF(([.Q$13]=[.$A34]) * ([.Q$14]=[.$B34]); 2+[.Q$11]; 0)" office:value-type="float" office:value="5" calcext:value-type="float">
            <text:p>5</text:p>
          </table:table-cell>
          <table:table-cell table:formula="of:=IF(SIGN([.R$13]-[.R$14])=SIGN([.$A34]-[.$B34]); 1+[.R$10]; 0)+IF(([.R$13]=[.$A34]) * ([.R$14]=[.$B34]); 2+[.R$11]; 0)" office:value-type="float" office:value="0" calcext:value-type="float">
            <text:p>0</text:p>
          </table:table-cell>
          <table:table-cell table:formula="of:=IF(SIGN([.S$13]-[.S$14])=SIGN([.$A34]-[.$B34]); 1+[.S$10]; 0)+IF(([.S$13]=[.$A34]) * ([.S$14]=[.$B34]); 2+[.S$11]; 0)" office:value-type="float" office:value="0" calcext:value-type="float">
            <text:p>0</text:p>
          </table:table-cell>
          <table:table-cell table:formula="of:=IF(SIGN([.T$13]-[.T$14])=SIGN([.$A34]-[.$B34]); 1+[.T$10]; 0)+IF(([.T$13]=[.$A34]) * ([.T$14]=[.$B34]); 2+[.T$11]; 0)" office:value-type="float" office:value="0" calcext:value-type="float">
            <text:p>0</text:p>
          </table:table-cell>
          <table:table-cell table:formula="of:=IF(SIGN([.U$13]-[.U$14])=SIGN([.$A34]-[.$B34]); 1+[.U$10]; 0)+IF(([.U$13]=[.$A34]) * ([.U$14]=[.$B34]); 2+[.U$11]; 0)" office:value-type="float" office:value="0" calcext:value-type="float">
            <text:p>0</text:p>
          </table:table-cell>
          <table:table-cell table:formula="of:=IF(SIGN([.V$13]-[.V$14])=SIGN([.$A34]-[.$B34]); 1+[.V$10]; 0)+IF(([.V$13]=[.$A34]) * ([.V$14]=[.$B34]); 2+[.V$11]; 0)" office:value-type="float" office:value="0" calcext:value-type="float">
            <text:p>0</text:p>
          </table:table-cell>
          <table:table-cell table:formula="of:=IF(SIGN([.W$13]-[.W$14])=SIGN([.$A34]-[.$B34]); 1+[.W$10]; 0)+IF(([.W$13]=[.$A34]) * ([.W$14]=[.$B34]); 2+[.W$11]; 0)" office:value-type="float" office:value="0" calcext:value-type="float">
            <text:p>0</text:p>
          </table:table-cell>
          <table:table-cell table:formula="of:=IF(SIGN([.X$13]-[.X$14])=SIGN([.$A34]-[.$B34]); 1+[.X$10]; 0)+IF(([.X$13]=[.$A34]) * ([.X$14]=[.$B34]); 2+[.X$11]; 0)" office:value-type="float" office:value="0" calcext:value-type="float">
            <text:p>0</text:p>
          </table:table-cell>
          <table:table-cell table:formula="of:=IF(SIGN([.Y$13]-[.Y$14])=SIGN([.$A34]-[.$B34]); 1+[.Y$10]; 0)+IF(([.Y$13]=[.$A34]) * ([.Y$14]=[.$B34]); 2+[.Y$11]; 0)" office:value-type="float" office:value="0" calcext:value-type="float">
            <text:p>0</text:p>
          </table:table-cell>
          <table:table-cell table:formula="of:=IF(SIGN([.Z$13]-[.Z$14])=SIGN([.$A34]-[.$B34]); 1+[.Z$10]; 0)+IF(([.Z$13]=[.$A34]) * ([.Z$14]=[.$B34]); 2+[.Z$11]; 0)" office:value-type="float" office:value="0" calcext:value-type="float">
            <text:p>0</text:p>
          </table:table-cell>
          <table:table-cell table:formula="of:=IF(SIGN([.AA$13]-[.AA$14])=SIGN([.$A34]-[.$B34]); 1+[.AA$10]; 0)+IF(([.AA$13]=[.$A34]) * ([.AA$14]=[.$B34]); 2+[.AA$11]; 0)" office:value-type="float" office:value="0" calcext:value-type="float">
            <text:p>0</text:p>
          </table:table-cell>
          <table:table-cell table:formula="of:=IF(SIGN([.AB$13]-[.AB$14])=SIGN([.$A34]-[.$B34]); 1+[.AB$10]; 0)+IF(([.AB$13]=[.$A34]) * ([.AB$14]=[.$B34]); 2+[.AB$11]; 0)" office:value-type="float" office:value="0" calcext:value-type="float">
            <text:p>0</text:p>
          </table:table-cell>
          <table:table-cell table:formula="of:=IF(SIGN([.AC$13]-[.AC$14])=SIGN([.$A34]-[.$B34]); 1+[.AC$10]; 0)+IF(([.AC$13]=[.$A34]) * ([.AC$14]=[.$B34]); 2+[.AC$11]; 0)" office:value-type="float" office:value="0" calcext:value-type="float">
            <text:p>0</text:p>
          </table:table-cell>
          <table:table-cell table:formula="of:=IF(SIGN([.AD$13]-[.AD$14])=SIGN([.$A34]-[.$B34]); 1+[.AD$10]; 0)+IF(([.AD$13]=[.$A34]) * ([.AD$14]=[.$B34]); 2+[.AD$11]; 0)" office:value-type="float" office:value="0" calcext:value-type="float">
            <text:p>0</text:p>
          </table:table-cell>
          <table:table-cell table:formula="of:=IF(SIGN([.AE$13]-[.AE$14])=SIGN([.$A34]-[.$B34]); 1+[.AE$10]; 0)+IF(([.AE$13]=[.$A34]) * ([.AE$14]=[.$B34]); 2+[.AE$11]; 0)" office:value-type="float" office:value="0" calcext:value-type="float">
            <text:p>0</text:p>
          </table:table-cell>
          <table:table-cell table:formula="of:=IF(SIGN([.AF$13]-[.AF$14])=SIGN([.$A34]-[.$B34]); 1+[.AF$10]; 0)+IF(([.AF$13]=[.$A34]) * ([.AF$14]=[.$B34]); 2+[.AF$11]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VLOOKUP([.A35]; [.$A$4:.$C$10]; 2; 0)" office:value-type="float" office:value="0.12676370492087" calcext:value-type="float">
            <text:p>0.12676370492087</text:p>
          </table:table-cell>
          <table:table-cell table:formula="of:=VLOOKUP([.B35]; [.$A$4:.$C$10]; 2; 0)" office:value-type="float" office:value="0.12676370492087" calcext:value-type="float">
            <text:p>0.12676370492087</text:p>
          </table:table-cell>
          <table:table-cell table:formula="of:=[.C35]*[.D35]" office:value-type="float" office:value="0.0160690368852654" calcext:value-type="float">
            <text:p>0.0160690368852654</text:p>
          </table:table-cell>
          <table:table-cell table:formula="of:=IF(SIGN([.F$13]-[.F$14])=SIGN([.$A35]-[.$B35]); 1+[.F$10]; 0)+IF(([.F$13]=[.$A35]) * ([.F$14]=[.$B35]); 2+[.F$11]; 0)" office:value-type="float" office:value="0" calcext:value-type="float">
            <text:p>0</text:p>
          </table:table-cell>
          <table:table-cell table:formula="of:=IF(SIGN([.G$13]-[.G$14])=SIGN([.$A35]-[.$B35]); 1+[.G$10]; 0)+IF(([.G$13]=[.$A35]) * ([.G$14]=[.$B35]); 2+[.G$11]; 0)" office:value-type="float" office:value="0" calcext:value-type="float">
            <text:p>0</text:p>
          </table:table-cell>
          <table:table-cell table:formula="of:=IF(SIGN([.H$13]-[.H$14])=SIGN([.$A35]-[.$B35]); 1+[.H$10]; 0)+IF(([.H$13]=[.$A35]) * ([.H$14]=[.$B35]); 2+[.H$11]; 0)" office:value-type="float" office:value="0" calcext:value-type="float">
            <text:p>0</text:p>
          </table:table-cell>
          <table:table-cell table:formula="of:=IF(SIGN([.I$13]-[.I$14])=SIGN([.$A35]-[.$B35]); 1+[.I$10]; 0)+IF(([.I$13]=[.$A35]) * ([.I$14]=[.$B35]); 2+[.I$11]; 0)" office:value-type="float" office:value="0" calcext:value-type="float">
            <text:p>0</text:p>
          </table:table-cell>
          <table:table-cell table:formula="of:=IF(SIGN([.J$13]-[.J$14])=SIGN([.$A35]-[.$B35]); 1+[.J$10]; 0)+IF(([.J$13]=[.$A35]) * ([.J$14]=[.$B35]); 2+[.J$11]; 0)" office:value-type="float" office:value="0" calcext:value-type="float">
            <text:p>0</text:p>
          </table:table-cell>
          <table:table-cell table:formula="of:=IF(SIGN([.K$13]-[.K$14])=SIGN([.$A35]-[.$B35]); 1+[.K$10]; 0)+IF(([.K$13]=[.$A35]) * ([.K$14]=[.$B35]); 2+[.K$11]; 0)" office:value-type="float" office:value="0" calcext:value-type="float">
            <text:p>0</text:p>
          </table:table-cell>
          <table:table-cell table:formula="of:=IF(SIGN([.L$13]-[.L$14])=SIGN([.$A35]-[.$B35]); 1+[.L$10]; 0)+IF(([.L$13]=[.$A35]) * ([.L$14]=[.$B35]); 2+[.L$11]; 0)" office:value-type="float" office:value="0" calcext:value-type="float">
            <text:p>0</text:p>
          </table:table-cell>
          <table:table-cell table:formula="of:=IF(SIGN([.M$13]-[.M$14])=SIGN([.$A35]-[.$B35]); 1+[.M$10]; 0)+IF(([.M$13]=[.$A35]) * ([.M$14]=[.$B35]); 2+[.M$11]; 0)" office:value-type="float" office:value="0" calcext:value-type="float">
            <text:p>0</text:p>
          </table:table-cell>
          <table:table-cell table:formula="of:=IF(SIGN([.N$13]-[.N$14])=SIGN([.$A35]-[.$B35]); 1+[.N$10]; 0)+IF(([.N$13]=[.$A35]) * ([.N$14]=[.$B35]); 2+[.N$11]; 0)" office:value-type="float" office:value="0" calcext:value-type="float">
            <text:p>0</text:p>
          </table:table-cell>
          <table:table-cell table:formula="of:=IF(SIGN([.O$13]-[.O$14])=SIGN([.$A35]-[.$B35]); 1+[.O$10]; 0)+IF(([.O$13]=[.$A35]) * ([.O$14]=[.$B35]); 2+[.O$11]; 0)" office:value-type="float" office:value="0" calcext:value-type="float">
            <text:p>0</text:p>
          </table:table-cell>
          <table:table-cell table:formula="of:=IF(SIGN([.P$13]-[.P$14])=SIGN([.$A35]-[.$B35]); 1+[.P$10]; 0)+IF(([.P$13]=[.$A35]) * ([.P$14]=[.$B35]); 2+[.P$11]; 0)" office:value-type="float" office:value="0" calcext:value-type="float">
            <text:p>0</text:p>
          </table:table-cell>
          <table:table-cell table:formula="of:=IF(SIGN([.Q$13]-[.Q$14])=SIGN([.$A35]-[.$B35]); 1+[.Q$10]; 0)+IF(([.Q$13]=[.$A35]) * ([.Q$14]=[.$B35]); 2+[.Q$11]; 0)" office:value-type="float" office:value="0" calcext:value-type="float">
            <text:p>0</text:p>
          </table:table-cell>
          <table:table-cell table:formula="of:=IF(SIGN([.R$13]-[.R$14])=SIGN([.$A35]-[.$B35]); 1+[.R$10]; 0)+IF(([.R$13]=[.$A35]) * ([.R$14]=[.$B35]); 2+[.R$11]; 0)" office:value-type="float" office:value="3" calcext:value-type="float">
            <text:p>3</text:p>
          </table:table-cell>
          <table:table-cell table:formula="of:=IF(SIGN([.S$13]-[.S$14])=SIGN([.$A35]-[.$B35]); 1+[.S$10]; 0)+IF(([.S$13]=[.$A35]) * ([.S$14]=[.$B35]); 2+[.S$11]; 0)" office:value-type="float" office:value="3" calcext:value-type="float">
            <text:p>3</text:p>
          </table:table-cell>
          <table:table-cell table:formula="of:=IF(SIGN([.T$13]-[.T$14])=SIGN([.$A35]-[.$B35]); 1+[.T$10]; 0)+IF(([.T$13]=[.$A35]) * ([.T$14]=[.$B35]); 2+[.T$11]; 0)" office:value-type="float" office:value="3" calcext:value-type="float">
            <text:p>3</text:p>
          </table:table-cell>
          <table:table-cell table:formula="of:=IF(SIGN([.U$13]-[.U$14])=SIGN([.$A35]-[.$B35]); 1+[.U$10]; 0)+IF(([.U$13]=[.$A35]) * ([.U$14]=[.$B35]); 2+[.U$11]; 0)" office:value-type="float" office:value="7" calcext:value-type="float">
            <text:p>7</text:p>
          </table:table-cell>
          <table:table-cell table:formula="of:=IF(SIGN([.V$13]-[.V$14])=SIGN([.$A35]-[.$B35]); 1+[.V$10]; 0)+IF(([.V$13]=[.$A35]) * ([.V$14]=[.$B35]); 2+[.V$11]; 0)" office:value-type="float" office:value="0" calcext:value-type="float">
            <text:p>0</text:p>
          </table:table-cell>
          <table:table-cell table:formula="of:=IF(SIGN([.W$13]-[.W$14])=SIGN([.$A35]-[.$B35]); 1+[.W$10]; 0)+IF(([.W$13]=[.$A35]) * ([.W$14]=[.$B35]); 2+[.W$11]; 0)" office:value-type="float" office:value="0" calcext:value-type="float">
            <text:p>0</text:p>
          </table:table-cell>
          <table:table-cell table:formula="of:=IF(SIGN([.X$13]-[.X$14])=SIGN([.$A35]-[.$B35]); 1+[.X$10]; 0)+IF(([.X$13]=[.$A35]) * ([.X$14]=[.$B35]); 2+[.X$11]; 0)" office:value-type="float" office:value="0" calcext:value-type="float">
            <text:p>0</text:p>
          </table:table-cell>
          <table:table-cell table:formula="of:=IF(SIGN([.Y$13]-[.Y$14])=SIGN([.$A35]-[.$B35]); 1+[.Y$10]; 0)+IF(([.Y$13]=[.$A35]) * ([.Y$14]=[.$B35]); 2+[.Y$11]; 0)" office:value-type="float" office:value="0" calcext:value-type="float">
            <text:p>0</text:p>
          </table:table-cell>
          <table:table-cell table:formula="of:=IF(SIGN([.Z$13]-[.Z$14])=SIGN([.$A35]-[.$B35]); 1+[.Z$10]; 0)+IF(([.Z$13]=[.$A35]) * ([.Z$14]=[.$B35]); 2+[.Z$11]; 0)" office:value-type="float" office:value="0" calcext:value-type="float">
            <text:p>0</text:p>
          </table:table-cell>
          <table:table-cell table:formula="of:=IF(SIGN([.AA$13]-[.AA$14])=SIGN([.$A35]-[.$B35]); 1+[.AA$10]; 0)+IF(([.AA$13]=[.$A35]) * ([.AA$14]=[.$B35]); 2+[.AA$11]; 0)" office:value-type="float" office:value="0" calcext:value-type="float">
            <text:p>0</text:p>
          </table:table-cell>
          <table:table-cell table:formula="of:=IF(SIGN([.AB$13]-[.AB$14])=SIGN([.$A35]-[.$B35]); 1+[.AB$10]; 0)+IF(([.AB$13]=[.$A35]) * ([.AB$14]=[.$B35]); 2+[.AB$11]; 0)" office:value-type="float" office:value="0" calcext:value-type="float">
            <text:p>0</text:p>
          </table:table-cell>
          <table:table-cell table:formula="of:=IF(SIGN([.AC$13]-[.AC$14])=SIGN([.$A35]-[.$B35]); 1+[.AC$10]; 0)+IF(([.AC$13]=[.$A35]) * ([.AC$14]=[.$B35]); 2+[.AC$11]; 0)" office:value-type="float" office:value="0" calcext:value-type="float">
            <text:p>0</text:p>
          </table:table-cell>
          <table:table-cell table:formula="of:=IF(SIGN([.AD$13]-[.AD$14])=SIGN([.$A35]-[.$B35]); 1+[.AD$10]; 0)+IF(([.AD$13]=[.$A35]) * ([.AD$14]=[.$B35]); 2+[.AD$11]; 0)" office:value-type="float" office:value="0" calcext:value-type="float">
            <text:p>0</text:p>
          </table:table-cell>
          <table:table-cell table:formula="of:=IF(SIGN([.AE$13]-[.AE$14])=SIGN([.$A35]-[.$B35]); 1+[.AE$10]; 0)+IF(([.AE$13]=[.$A35]) * ([.AE$14]=[.$B35]); 2+[.AE$11]; 0)" office:value-type="float" office:value="0" calcext:value-type="float">
            <text:p>0</text:p>
          </table:table-cell>
          <table:table-cell table:formula="of:=IF(SIGN([.AF$13]-[.AF$14])=SIGN([.$A35]-[.$B35]); 1+[.AF$10]; 0)+IF(([.AF$13]=[.$A35]) * ([.AF$14]=[.$B35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A36]; [.$A$4:.$C$10]; 2; 0)" office:value-type="float" office:value="0.12676370492087" calcext:value-type="float">
            <text:p>0.12676370492087</text:p>
          </table:table-cell>
          <table:table-cell table:formula="of:=VLOOKUP([.B36]; [.$A$4:.$C$10]; 2; 0)" office:value-type="float" office:value="0.0478532986076284" calcext:value-type="float">
            <text:p>0.0478532986076284</text:p>
          </table:table-cell>
          <table:table-cell table:formula="of:=[.C36]*[.D36]" office:value-type="float" office:value="0.00606606142418767" calcext:value-type="float">
            <text:p>0.00606606142418767</text:p>
          </table:table-cell>
          <table:table-cell table:formula="of:=IF(SIGN([.F$13]-[.F$14])=SIGN([.$A36]-[.$B36]); 1+[.F$10]; 0)+IF(([.F$13]=[.$A36]) * ([.F$14]=[.$B36]); 2+[.F$11]; 0)" office:value-type="float" office:value="0" calcext:value-type="float">
            <text:p>0</text:p>
          </table:table-cell>
          <table:table-cell table:formula="of:=IF(SIGN([.G$13]-[.G$14])=SIGN([.$A36]-[.$B36]); 1+[.G$10]; 0)+IF(([.G$13]=[.$A36]) * ([.G$14]=[.$B36]); 2+[.G$11]; 0)" office:value-type="float" office:value="0" calcext:value-type="float">
            <text:p>0</text:p>
          </table:table-cell>
          <table:table-cell table:formula="of:=IF(SIGN([.H$13]-[.H$14])=SIGN([.$A36]-[.$B36]); 1+[.H$10]; 0)+IF(([.H$13]=[.$A36]) * ([.H$14]=[.$B36]); 2+[.H$11]; 0)" office:value-type="float" office:value="0" calcext:value-type="float">
            <text:p>0</text:p>
          </table:table-cell>
          <table:table-cell table:formula="of:=IF(SIGN([.I$13]-[.I$14])=SIGN([.$A36]-[.$B36]); 1+[.I$10]; 0)+IF(([.I$13]=[.$A36]) * ([.I$14]=[.$B36]); 2+[.I$11]; 0)" office:value-type="float" office:value="0" calcext:value-type="float">
            <text:p>0</text:p>
          </table:table-cell>
          <table:table-cell table:formula="of:=IF(SIGN([.J$13]-[.J$14])=SIGN([.$A36]-[.$B36]); 1+[.J$10]; 0)+IF(([.J$13]=[.$A36]) * ([.J$14]=[.$B36]); 2+[.J$11]; 0)" office:value-type="float" office:value="0" calcext:value-type="float">
            <text:p>0</text:p>
          </table:table-cell>
          <table:table-cell table:formula="of:=IF(SIGN([.K$13]-[.K$14])=SIGN([.$A36]-[.$B36]); 1+[.K$10]; 0)+IF(([.K$13]=[.$A36]) * ([.K$14]=[.$B36]); 2+[.K$11]; 0)" office:value-type="float" office:value="0" calcext:value-type="float">
            <text:p>0</text:p>
          </table:table-cell>
          <table:table-cell table:formula="of:=IF(SIGN([.L$13]-[.L$14])=SIGN([.$A36]-[.$B36]); 1+[.L$10]; 0)+IF(([.L$13]=[.$A36]) * ([.L$14]=[.$B36]); 2+[.L$11]; 0)" office:value-type="float" office:value="0" calcext:value-type="float">
            <text:p>0</text:p>
          </table:table-cell>
          <table:table-cell table:formula="of:=IF(SIGN([.M$13]-[.M$14])=SIGN([.$A36]-[.$B36]); 1+[.M$10]; 0)+IF(([.M$13]=[.$A36]) * ([.M$14]=[.$B36]); 2+[.M$11]; 0)" office:value-type="float" office:value="0" calcext:value-type="float">
            <text:p>0</text:p>
          </table:table-cell>
          <table:table-cell table:formula="of:=IF(SIGN([.N$13]-[.N$14])=SIGN([.$A36]-[.$B36]); 1+[.N$10]; 0)+IF(([.N$13]=[.$A36]) * ([.N$14]=[.$B36]); 2+[.N$11]; 0)" office:value-type="float" office:value="0" calcext:value-type="float">
            <text:p>0</text:p>
          </table:table-cell>
          <table:table-cell table:formula="of:=IF(SIGN([.O$13]-[.O$14])=SIGN([.$A36]-[.$B36]); 1+[.O$10]; 0)+IF(([.O$13]=[.$A36]) * ([.O$14]=[.$B36]); 2+[.O$11]; 0)" office:value-type="float" office:value="0" calcext:value-type="float">
            <text:p>0</text:p>
          </table:table-cell>
          <table:table-cell table:formula="of:=IF(SIGN([.P$13]-[.P$14])=SIGN([.$A36]-[.$B36]); 1+[.P$10]; 0)+IF(([.P$13]=[.$A36]) * ([.P$14]=[.$B36]); 2+[.P$11]; 0)" office:value-type="float" office:value="0" calcext:value-type="float">
            <text:p>0</text:p>
          </table:table-cell>
          <table:table-cell table:formula="of:=IF(SIGN([.Q$13]-[.Q$14])=SIGN([.$A36]-[.$B36]); 1+[.Q$10]; 0)+IF(([.Q$13]=[.$A36]) * ([.Q$14]=[.$B36]); 2+[.Q$11]; 0)" office:value-type="float" office:value="0" calcext:value-type="float">
            <text:p>0</text:p>
          </table:table-cell>
          <table:table-cell table:formula="of:=IF(SIGN([.R$13]-[.R$14])=SIGN([.$A36]-[.$B36]); 1+[.R$10]; 0)+IF(([.R$13]=[.$A36]) * ([.R$14]=[.$B36]); 2+[.R$11]; 0)" office:value-type="float" office:value="0" calcext:value-type="float">
            <text:p>0</text:p>
          </table:table-cell>
          <table:table-cell table:formula="of:=IF(SIGN([.S$13]-[.S$14])=SIGN([.$A36]-[.$B36]); 1+[.S$10]; 0)+IF(([.S$13]=[.$A36]) * ([.S$14]=[.$B36]); 2+[.S$11]; 0)" office:value-type="float" office:value="0" calcext:value-type="float">
            <text:p>0</text:p>
          </table:table-cell>
          <table:table-cell table:formula="of:=IF(SIGN([.T$13]-[.T$14])=SIGN([.$A36]-[.$B36]); 1+[.T$10]; 0)+IF(([.T$13]=[.$A36]) * ([.T$14]=[.$B36]); 2+[.T$11]; 0)" office:value-type="float" office:value="0" calcext:value-type="float">
            <text:p>0</text:p>
          </table:table-cell>
          <table:table-cell table:formula="of:=IF(SIGN([.U$13]-[.U$14])=SIGN([.$A36]-[.$B36]); 1+[.U$10]; 0)+IF(([.U$13]=[.$A36]) * ([.U$14]=[.$B36]); 2+[.U$11]; 0)" office:value-type="float" office:value="0" calcext:value-type="float">
            <text:p>0</text:p>
          </table:table-cell>
          <table:table-cell table:formula="of:=IF(SIGN([.V$13]-[.V$14])=SIGN([.$A36]-[.$B36]); 1+[.V$10]; 0)+IF(([.V$13]=[.$A36]) * ([.V$14]=[.$B36]); 2+[.V$11]; 0)" office:value-type="float" office:value="3" calcext:value-type="float">
            <text:p>3</text:p>
          </table:table-cell>
          <table:table-cell table:formula="of:=IF(SIGN([.W$13]-[.W$14])=SIGN([.$A36]-[.$B36]); 1+[.W$10]; 0)+IF(([.W$13]=[.$A36]) * ([.W$14]=[.$B36]); 2+[.W$11]; 0)" office:value-type="float" office:value="3" calcext:value-type="float">
            <text:p>3</text:p>
          </table:table-cell>
          <table:table-cell table:formula="of:=IF(SIGN([.X$13]-[.X$14])=SIGN([.$A36]-[.$B36]); 1+[.X$10]; 0)+IF(([.X$13]=[.$A36]) * ([.X$14]=[.$B36]); 2+[.X$11]; 0)" office:value-type="float" office:value="3" calcext:value-type="float">
            <text:p>3</text:p>
          </table:table-cell>
          <table:table-cell table:formula="of:=IF(SIGN([.Y$13]-[.Y$14])=SIGN([.$A36]-[.$B36]); 1+[.Y$10]; 0)+IF(([.Y$13]=[.$A36]) * ([.Y$14]=[.$B36]); 2+[.Y$11]; 0)" office:value-type="float" office:value="3" calcext:value-type="float">
            <text:p>3</text:p>
          </table:table-cell>
          <table:table-cell table:formula="of:=IF(SIGN([.Z$13]-[.Z$14])=SIGN([.$A36]-[.$B36]); 1+[.Z$10]; 0)+IF(([.Z$13]=[.$A36]) * ([.Z$14]=[.$B36]); 2+[.Z$11]; 0)" office:value-type="float" office:value="3" calcext:value-type="float">
            <text:p>3</text:p>
          </table:table-cell>
          <table:table-cell table:formula="of:=IF(SIGN([.AA$13]-[.AA$14])=SIGN([.$A36]-[.$B36]); 1+[.AA$10]; 0)+IF(([.AA$13]=[.$A36]) * ([.AA$14]=[.$B36]); 2+[.AA$11]; 0)" office:value-type="float" office:value="3" calcext:value-type="float">
            <text:p>3</text:p>
          </table:table-cell>
          <table:table-cell table:formula="of:=IF(SIGN([.AB$13]-[.AB$14])=SIGN([.$A36]-[.$B36]); 1+[.AB$10]; 0)+IF(([.AB$13]=[.$A36]) * ([.AB$14]=[.$B36]); 2+[.AB$11]; 0)" office:value-type="float" office:value="3" calcext:value-type="float">
            <text:p>3</text:p>
          </table:table-cell>
          <table:table-cell table:formula="of:=IF(SIGN([.AC$13]-[.AC$14])=SIGN([.$A36]-[.$B36]); 1+[.AC$10]; 0)+IF(([.AC$13]=[.$A36]) * ([.AC$14]=[.$B36]); 2+[.AC$11]; 0)" office:value-type="float" office:value="3" calcext:value-type="float">
            <text:p>3</text:p>
          </table:table-cell>
          <table:table-cell table:formula="of:=IF(SIGN([.AD$13]-[.AD$14])=SIGN([.$A36]-[.$B36]); 1+[.AD$10]; 0)+IF(([.AD$13]=[.$A36]) * ([.AD$14]=[.$B36]); 2+[.AD$11]; 0)" office:value-type="float" office:value="3" calcext:value-type="float">
            <text:p>3</text:p>
          </table:table-cell>
          <table:table-cell table:formula="of:=IF(SIGN([.AE$13]-[.AE$14])=SIGN([.$A36]-[.$B36]); 1+[.AE$10]; 0)+IF(([.AE$13]=[.$A36]) * ([.AE$14]=[.$B36]); 2+[.AE$11]; 0)" office:value-type="float" office:value="3" calcext:value-type="float">
            <text:p>3</text:p>
          </table:table-cell>
          <table:table-cell table:formula="of:=IF(SIGN([.AF$13]-[.AF$14])=SIGN([.$A36]-[.$B36]); 1+[.AF$10]; 0)+IF(([.AF$13]=[.$A36]) * ([.AF$14]=[.$B36]); 2+[.AF$11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VLOOKUP([.A37]; [.$A$4:.$C$10]; 2; 0)" office:value-type="float" office:value="0.0478532986076284" calcext:value-type="float">
            <text:p>0.0478532986076284</text:p>
          </table:table-cell>
          <table:table-cell table:formula="of:=VLOOKUP([.B37]; [.$A$4:.$C$10]; 2; 0)" office:value-type="float" office:value="0.220909977959378" calcext:value-type="float">
            <text:p>0.220909977959378</text:p>
          </table:table-cell>
          <table:table-cell table:formula="of:=[.C37]*[.D37]" office:value-type="float" office:value="0.0105712711406947" calcext:value-type="float">
            <text:p>0.0105712711406947</text:p>
          </table:table-cell>
          <table:table-cell table:formula="of:=IF(SIGN([.F$13]-[.F$14])=SIGN([.$A37]-[.$B37]); 1+[.F$10]; 0)+IF(([.F$13]=[.$A37]) * ([.F$14]=[.$B37]); 2+[.F$11]; 0)" office:value-type="float" office:value="1" calcext:value-type="float">
            <text:p>1</text:p>
          </table:table-cell>
          <table:table-cell table:formula="of:=IF(SIGN([.G$13]-[.G$14])=SIGN([.$A37]-[.$B37]); 1+[.G$10]; 0)+IF(([.G$13]=[.$A37]) * ([.G$14]=[.$B37]); 2+[.G$11]; 0)" office:value-type="float" office:value="1" calcext:value-type="float">
            <text:p>1</text:p>
          </table:table-cell>
          <table:table-cell table:formula="of:=IF(SIGN([.H$13]-[.H$14])=SIGN([.$A37]-[.$B37]); 1+[.H$10]; 0)+IF(([.H$13]=[.$A37]) * ([.H$14]=[.$B37]); 2+[.H$11]; 0)" office:value-type="float" office:value="5" calcext:value-type="float">
            <text:p>5</text:p>
          </table:table-cell>
          <table:table-cell table:formula="of:=IF(SIGN([.I$13]-[.I$14])=SIGN([.$A37]-[.$B37]); 1+[.I$10]; 0)+IF(([.I$13]=[.$A37]) * ([.I$14]=[.$B37]); 2+[.I$11]; 0)" office:value-type="float" office:value="1" calcext:value-type="float">
            <text:p>1</text:p>
          </table:table-cell>
          <table:table-cell table:formula="of:=IF(SIGN([.J$13]-[.J$14])=SIGN([.$A37]-[.$B37]); 1+[.J$10]; 0)+IF(([.J$13]=[.$A37]) * ([.J$14]=[.$B37]); 2+[.J$11]; 0)" office:value-type="float" office:value="1" calcext:value-type="float">
            <text:p>1</text:p>
          </table:table-cell>
          <table:table-cell table:formula="of:=IF(SIGN([.K$13]-[.K$14])=SIGN([.$A37]-[.$B37]); 1+[.K$10]; 0)+IF(([.K$13]=[.$A37]) * ([.K$14]=[.$B37]); 2+[.K$11]; 0)" office:value-type="float" office:value="1" calcext:value-type="float">
            <text:p>1</text:p>
          </table:table-cell>
          <table:table-cell table:formula="of:=IF(SIGN([.L$13]-[.L$14])=SIGN([.$A37]-[.$B37]); 1+[.L$10]; 0)+IF(([.L$13]=[.$A37]) * ([.L$14]=[.$B37]); 2+[.L$11]; 0)" office:value-type="float" office:value="1" calcext:value-type="float">
            <text:p>1</text:p>
          </table:table-cell>
          <table:table-cell table:formula="of:=IF(SIGN([.M$13]-[.M$14])=SIGN([.$A37]-[.$B37]); 1+[.M$10]; 0)+IF(([.M$13]=[.$A37]) * ([.M$14]=[.$B37]); 2+[.M$11]; 0)" office:value-type="float" office:value="1" calcext:value-type="float">
            <text:p>1</text:p>
          </table:table-cell>
          <table:table-cell table:formula="of:=IF(SIGN([.N$13]-[.N$14])=SIGN([.$A37]-[.$B37]); 1+[.N$10]; 0)+IF(([.N$13]=[.$A37]) * ([.N$14]=[.$B37]); 2+[.N$11]; 0)" office:value-type="float" office:value="1" calcext:value-type="float">
            <text:p>1</text:p>
          </table:table-cell>
          <table:table-cell table:formula="of:=IF(SIGN([.O$13]-[.O$14])=SIGN([.$A37]-[.$B37]); 1+[.O$10]; 0)+IF(([.O$13]=[.$A37]) * ([.O$14]=[.$B37]); 2+[.O$11]; 0)" office:value-type="float" office:value="1" calcext:value-type="float">
            <text:p>1</text:p>
          </table:table-cell>
          <table:table-cell table:formula="of:=IF(SIGN([.P$13]-[.P$14])=SIGN([.$A37]-[.$B37]); 1+[.P$10]; 0)+IF(([.P$13]=[.$A37]) * ([.P$14]=[.$B37]); 2+[.P$11]; 0)" office:value-type="float" office:value="1" calcext:value-type="float">
            <text:p>1</text:p>
          </table:table-cell>
          <table:table-cell table:formula="of:=IF(SIGN([.Q$13]-[.Q$14])=SIGN([.$A37]-[.$B37]); 1+[.Q$10]; 0)+IF(([.Q$13]=[.$A37]) * ([.Q$14]=[.$B37]); 2+[.Q$11]; 0)" office:value-type="float" office:value="1" calcext:value-type="float">
            <text:p>1</text:p>
          </table:table-cell>
          <table:table-cell table:formula="of:=IF(SIGN([.R$13]-[.R$14])=SIGN([.$A37]-[.$B37]); 1+[.R$10]; 0)+IF(([.R$13]=[.$A37]) * ([.R$14]=[.$B37]); 2+[.R$11]; 0)" office:value-type="float" office:value="0" calcext:value-type="float">
            <text:p>0</text:p>
          </table:table-cell>
          <table:table-cell table:formula="of:=IF(SIGN([.S$13]-[.S$14])=SIGN([.$A37]-[.$B37]); 1+[.S$10]; 0)+IF(([.S$13]=[.$A37]) * ([.S$14]=[.$B37]); 2+[.S$11]; 0)" office:value-type="float" office:value="0" calcext:value-type="float">
            <text:p>0</text:p>
          </table:table-cell>
          <table:table-cell table:formula="of:=IF(SIGN([.T$13]-[.T$14])=SIGN([.$A37]-[.$B37]); 1+[.T$10]; 0)+IF(([.T$13]=[.$A37]) * ([.T$14]=[.$B37]); 2+[.T$11]; 0)" office:value-type="float" office:value="0" calcext:value-type="float">
            <text:p>0</text:p>
          </table:table-cell>
          <table:table-cell table:formula="of:=IF(SIGN([.U$13]-[.U$14])=SIGN([.$A37]-[.$B37]); 1+[.U$10]; 0)+IF(([.U$13]=[.$A37]) * ([.U$14]=[.$B37]); 2+[.U$11]; 0)" office:value-type="float" office:value="0" calcext:value-type="float">
            <text:p>0</text:p>
          </table:table-cell>
          <table:table-cell table:formula="of:=IF(SIGN([.V$13]-[.V$14])=SIGN([.$A37]-[.$B37]); 1+[.V$10]; 0)+IF(([.V$13]=[.$A37]) * ([.V$14]=[.$B37]); 2+[.V$11]; 0)" office:value-type="float" office:value="0" calcext:value-type="float">
            <text:p>0</text:p>
          </table:table-cell>
          <table:table-cell table:formula="of:=IF(SIGN([.W$13]-[.W$14])=SIGN([.$A37]-[.$B37]); 1+[.W$10]; 0)+IF(([.W$13]=[.$A37]) * ([.W$14]=[.$B37]); 2+[.W$11]; 0)" office:value-type="float" office:value="0" calcext:value-type="float">
            <text:p>0</text:p>
          </table:table-cell>
          <table:table-cell table:formula="of:=IF(SIGN([.X$13]-[.X$14])=SIGN([.$A37]-[.$B37]); 1+[.X$10]; 0)+IF(([.X$13]=[.$A37]) * ([.X$14]=[.$B37]); 2+[.X$11]; 0)" office:value-type="float" office:value="0" calcext:value-type="float">
            <text:p>0</text:p>
          </table:table-cell>
          <table:table-cell table:formula="of:=IF(SIGN([.Y$13]-[.Y$14])=SIGN([.$A37]-[.$B37]); 1+[.Y$10]; 0)+IF(([.Y$13]=[.$A37]) * ([.Y$14]=[.$B37]); 2+[.Y$11]; 0)" office:value-type="float" office:value="0" calcext:value-type="float">
            <text:p>0</text:p>
          </table:table-cell>
          <table:table-cell table:formula="of:=IF(SIGN([.Z$13]-[.Z$14])=SIGN([.$A37]-[.$B37]); 1+[.Z$10]; 0)+IF(([.Z$13]=[.$A37]) * ([.Z$14]=[.$B37]); 2+[.Z$11]; 0)" office:value-type="float" office:value="0" calcext:value-type="float">
            <text:p>0</text:p>
          </table:table-cell>
          <table:table-cell table:formula="of:=IF(SIGN([.AA$13]-[.AA$14])=SIGN([.$A37]-[.$B37]); 1+[.AA$10]; 0)+IF(([.AA$13]=[.$A37]) * ([.AA$14]=[.$B37]); 2+[.AA$11]; 0)" office:value-type="float" office:value="0" calcext:value-type="float">
            <text:p>0</text:p>
          </table:table-cell>
          <table:table-cell table:formula="of:=IF(SIGN([.AB$13]-[.AB$14])=SIGN([.$A37]-[.$B37]); 1+[.AB$10]; 0)+IF(([.AB$13]=[.$A37]) * ([.AB$14]=[.$B37]); 2+[.AB$11]; 0)" office:value-type="float" office:value="0" calcext:value-type="float">
            <text:p>0</text:p>
          </table:table-cell>
          <table:table-cell table:formula="of:=IF(SIGN([.AC$13]-[.AC$14])=SIGN([.$A37]-[.$B37]); 1+[.AC$10]; 0)+IF(([.AC$13]=[.$A37]) * ([.AC$14]=[.$B37]); 2+[.AC$11]; 0)" office:value-type="float" office:value="0" calcext:value-type="float">
            <text:p>0</text:p>
          </table:table-cell>
          <table:table-cell table:formula="of:=IF(SIGN([.AD$13]-[.AD$14])=SIGN([.$A37]-[.$B37]); 1+[.AD$10]; 0)+IF(([.AD$13]=[.$A37]) * ([.AD$14]=[.$B37]); 2+[.AD$11]; 0)" office:value-type="float" office:value="0" calcext:value-type="float">
            <text:p>0</text:p>
          </table:table-cell>
          <table:table-cell table:formula="of:=IF(SIGN([.AE$13]-[.AE$14])=SIGN([.$A37]-[.$B37]); 1+[.AE$10]; 0)+IF(([.AE$13]=[.$A37]) * ([.AE$14]=[.$B37]); 2+[.AE$11]; 0)" office:value-type="float" office:value="0" calcext:value-type="float">
            <text:p>0</text:p>
          </table:table-cell>
          <table:table-cell table:formula="of:=IF(SIGN([.AF$13]-[.AF$14])=SIGN([.$A37]-[.$B37]); 1+[.AF$10]; 0)+IF(([.AF$13]=[.$A37]) * ([.AF$14]=[.$B37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A38]; [.$A$4:.$C$10]; 2; 0)" office:value-type="float" office:value="0.0478532986076284" calcext:value-type="float">
            <text:p>0.0478532986076284</text:p>
          </table:table-cell>
          <table:table-cell table:formula="of:=VLOOKUP([.B38]; [.$A$4:.$C$10]; 2; 0)" office:value-type="float" office:value="0.333574066718661" calcext:value-type="float">
            <text:p>0.333574066718661</text:p>
          </table:table-cell>
          <table:table-cell table:formula="of:=[.C38]*[.D38]" office:value-type="float" office:value="0.015962619422449" calcext:value-type="float">
            <text:p>0.015962619422449</text:p>
          </table:table-cell>
          <table:table-cell table:formula="of:=IF(SIGN([.F$13]-[.F$14])=SIGN([.$A38]-[.$B38]); 1+[.F$10]; 0)+IF(([.F$13]=[.$A38]) * ([.F$14]=[.$B38]); 2+[.F$11]; 0)" office:value-type="float" office:value="1" calcext:value-type="float">
            <text:p>1</text:p>
          </table:table-cell>
          <table:table-cell table:formula="of:=IF(SIGN([.G$13]-[.G$14])=SIGN([.$A38]-[.$B38]); 1+[.G$10]; 0)+IF(([.G$13]=[.$A38]) * ([.G$14]=[.$B38]); 2+[.G$11]; 0)" office:value-type="float" office:value="1" calcext:value-type="float">
            <text:p>1</text:p>
          </table:table-cell>
          <table:table-cell table:formula="of:=IF(SIGN([.H$13]-[.H$14])=SIGN([.$A38]-[.$B38]); 1+[.H$10]; 0)+IF(([.H$13]=[.$A38]) * ([.H$14]=[.$B38]); 2+[.H$11]; 0)" office:value-type="float" office:value="1" calcext:value-type="float">
            <text:p>1</text:p>
          </table:table-cell>
          <table:table-cell table:formula="of:=IF(SIGN([.I$13]-[.I$14])=SIGN([.$A38]-[.$B38]); 1+[.I$10]; 0)+IF(([.I$13]=[.$A38]) * ([.I$14]=[.$B38]); 2+[.I$11]; 0)" office:value-type="float" office:value="1" calcext:value-type="float">
            <text:p>1</text:p>
          </table:table-cell>
          <table:table-cell table:formula="of:=IF(SIGN([.J$13]-[.J$14])=SIGN([.$A38]-[.$B38]); 1+[.J$10]; 0)+IF(([.J$13]=[.$A38]) * ([.J$14]=[.$B38]); 2+[.J$11]; 0)" office:value-type="float" office:value="1" calcext:value-type="float">
            <text:p>1</text:p>
          </table:table-cell>
          <table:table-cell table:formula="of:=IF(SIGN([.K$13]-[.K$14])=SIGN([.$A38]-[.$B38]); 1+[.K$10]; 0)+IF(([.K$13]=[.$A38]) * ([.K$14]=[.$B38]); 2+[.K$11]; 0)" office:value-type="float" office:value="5" calcext:value-type="float">
            <text:p>5</text:p>
          </table:table-cell>
          <table:table-cell table:formula="of:=IF(SIGN([.L$13]-[.L$14])=SIGN([.$A38]-[.$B38]); 1+[.L$10]; 0)+IF(([.L$13]=[.$A38]) * ([.L$14]=[.$B38]); 2+[.L$11]; 0)" office:value-type="float" office:value="1" calcext:value-type="float">
            <text:p>1</text:p>
          </table:table-cell>
          <table:table-cell table:formula="of:=IF(SIGN([.M$13]-[.M$14])=SIGN([.$A38]-[.$B38]); 1+[.M$10]; 0)+IF(([.M$13]=[.$A38]) * ([.M$14]=[.$B38]); 2+[.M$11]; 0)" office:value-type="float" office:value="1" calcext:value-type="float">
            <text:p>1</text:p>
          </table:table-cell>
          <table:table-cell table:formula="of:=IF(SIGN([.N$13]-[.N$14])=SIGN([.$A38]-[.$B38]); 1+[.N$10]; 0)+IF(([.N$13]=[.$A38]) * ([.N$14]=[.$B38]); 2+[.N$11]; 0)" office:value-type="float" office:value="1" calcext:value-type="float">
            <text:p>1</text:p>
          </table:table-cell>
          <table:table-cell table:formula="of:=IF(SIGN([.O$13]-[.O$14])=SIGN([.$A38]-[.$B38]); 1+[.O$10]; 0)+IF(([.O$13]=[.$A38]) * ([.O$14]=[.$B38]); 2+[.O$11]; 0)" office:value-type="float" office:value="1" calcext:value-type="float">
            <text:p>1</text:p>
          </table:table-cell>
          <table:table-cell table:formula="of:=IF(SIGN([.P$13]-[.P$14])=SIGN([.$A38]-[.$B38]); 1+[.P$10]; 0)+IF(([.P$13]=[.$A38]) * ([.P$14]=[.$B38]); 2+[.P$11]; 0)" office:value-type="float" office:value="1" calcext:value-type="float">
            <text:p>1</text:p>
          </table:table-cell>
          <table:table-cell table:formula="of:=IF(SIGN([.Q$13]-[.Q$14])=SIGN([.$A38]-[.$B38]); 1+[.Q$10]; 0)+IF(([.Q$13]=[.$A38]) * ([.Q$14]=[.$B38]); 2+[.Q$11]; 0)" office:value-type="float" office:value="1" calcext:value-type="float">
            <text:p>1</text:p>
          </table:table-cell>
          <table:table-cell table:formula="of:=IF(SIGN([.R$13]-[.R$14])=SIGN([.$A38]-[.$B38]); 1+[.R$10]; 0)+IF(([.R$13]=[.$A38]) * ([.R$14]=[.$B38]); 2+[.R$11]; 0)" office:value-type="float" office:value="0" calcext:value-type="float">
            <text:p>0</text:p>
          </table:table-cell>
          <table:table-cell table:formula="of:=IF(SIGN([.S$13]-[.S$14])=SIGN([.$A38]-[.$B38]); 1+[.S$10]; 0)+IF(([.S$13]=[.$A38]) * ([.S$14]=[.$B38]); 2+[.S$11]; 0)" office:value-type="float" office:value="0" calcext:value-type="float">
            <text:p>0</text:p>
          </table:table-cell>
          <table:table-cell table:formula="of:=IF(SIGN([.T$13]-[.T$14])=SIGN([.$A38]-[.$B38]); 1+[.T$10]; 0)+IF(([.T$13]=[.$A38]) * ([.T$14]=[.$B38]); 2+[.T$11]; 0)" office:value-type="float" office:value="0" calcext:value-type="float">
            <text:p>0</text:p>
          </table:table-cell>
          <table:table-cell table:formula="of:=IF(SIGN([.U$13]-[.U$14])=SIGN([.$A38]-[.$B38]); 1+[.U$10]; 0)+IF(([.U$13]=[.$A38]) * ([.U$14]=[.$B38]); 2+[.U$11]; 0)" office:value-type="float" office:value="0" calcext:value-type="float">
            <text:p>0</text:p>
          </table:table-cell>
          <table:table-cell table:formula="of:=IF(SIGN([.V$13]-[.V$14])=SIGN([.$A38]-[.$B38]); 1+[.V$10]; 0)+IF(([.V$13]=[.$A38]) * ([.V$14]=[.$B38]); 2+[.V$11]; 0)" office:value-type="float" office:value="0" calcext:value-type="float">
            <text:p>0</text:p>
          </table:table-cell>
          <table:table-cell table:formula="of:=IF(SIGN([.W$13]-[.W$14])=SIGN([.$A38]-[.$B38]); 1+[.W$10]; 0)+IF(([.W$13]=[.$A38]) * ([.W$14]=[.$B38]); 2+[.W$11]; 0)" office:value-type="float" office:value="0" calcext:value-type="float">
            <text:p>0</text:p>
          </table:table-cell>
          <table:table-cell table:formula="of:=IF(SIGN([.X$13]-[.X$14])=SIGN([.$A38]-[.$B38]); 1+[.X$10]; 0)+IF(([.X$13]=[.$A38]) * ([.X$14]=[.$B38]); 2+[.X$11]; 0)" office:value-type="float" office:value="0" calcext:value-type="float">
            <text:p>0</text:p>
          </table:table-cell>
          <table:table-cell table:formula="of:=IF(SIGN([.Y$13]-[.Y$14])=SIGN([.$A38]-[.$B38]); 1+[.Y$10]; 0)+IF(([.Y$13]=[.$A38]) * ([.Y$14]=[.$B38]); 2+[.Y$11]; 0)" office:value-type="float" office:value="0" calcext:value-type="float">
            <text:p>0</text:p>
          </table:table-cell>
          <table:table-cell table:formula="of:=IF(SIGN([.Z$13]-[.Z$14])=SIGN([.$A38]-[.$B38]); 1+[.Z$10]; 0)+IF(([.Z$13]=[.$A38]) * ([.Z$14]=[.$B38]); 2+[.Z$11]; 0)" office:value-type="float" office:value="0" calcext:value-type="float">
            <text:p>0</text:p>
          </table:table-cell>
          <table:table-cell table:formula="of:=IF(SIGN([.AA$13]-[.AA$14])=SIGN([.$A38]-[.$B38]); 1+[.AA$10]; 0)+IF(([.AA$13]=[.$A38]) * ([.AA$14]=[.$B38]); 2+[.AA$11]; 0)" office:value-type="float" office:value="0" calcext:value-type="float">
            <text:p>0</text:p>
          </table:table-cell>
          <table:table-cell table:formula="of:=IF(SIGN([.AB$13]-[.AB$14])=SIGN([.$A38]-[.$B38]); 1+[.AB$10]; 0)+IF(([.AB$13]=[.$A38]) * ([.AB$14]=[.$B38]); 2+[.AB$11]; 0)" office:value-type="float" office:value="0" calcext:value-type="float">
            <text:p>0</text:p>
          </table:table-cell>
          <table:table-cell table:formula="of:=IF(SIGN([.AC$13]-[.AC$14])=SIGN([.$A38]-[.$B38]); 1+[.AC$10]; 0)+IF(([.AC$13]=[.$A38]) * ([.AC$14]=[.$B38]); 2+[.AC$11]; 0)" office:value-type="float" office:value="0" calcext:value-type="float">
            <text:p>0</text:p>
          </table:table-cell>
          <table:table-cell table:formula="of:=IF(SIGN([.AD$13]-[.AD$14])=SIGN([.$A38]-[.$B38]); 1+[.AD$10]; 0)+IF(([.AD$13]=[.$A38]) * ([.AD$14]=[.$B38]); 2+[.AD$11]; 0)" office:value-type="float" office:value="0" calcext:value-type="float">
            <text:p>0</text:p>
          </table:table-cell>
          <table:table-cell table:formula="of:=IF(SIGN([.AE$13]-[.AE$14])=SIGN([.$A38]-[.$B38]); 1+[.AE$10]; 0)+IF(([.AE$13]=[.$A38]) * ([.AE$14]=[.$B38]); 2+[.AE$11]; 0)" office:value-type="float" office:value="0" calcext:value-type="float">
            <text:p>0</text:p>
          </table:table-cell>
          <table:table-cell table:formula="of:=IF(SIGN([.AF$13]-[.AF$14])=SIGN([.$A38]-[.$B38]); 1+[.AF$10]; 0)+IF(([.AF$13]=[.$A38]) * ([.AF$14]=[.$B38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A39]; [.$A$4:.$C$10]; 2; 0)" office:value-type="float" office:value="0.0478532986076284" calcext:value-type="float">
            <text:p>0.0478532986076284</text:p>
          </table:table-cell>
          <table:table-cell table:formula="of:=VLOOKUP([.B39]; [.$A$4:.$C$10]; 2; 0)" office:value-type="float" office:value="0.251848420372589" calcext:value-type="float">
            <text:p>0.251848420372589</text:p>
          </table:table-cell>
          <table:table-cell table:formula="of:=[.C39]*[.D39]" office:value-type="float" office:value="0.012051777663949" calcext:value-type="float">
            <text:p>0.012051777663949</text:p>
          </table:table-cell>
          <table:table-cell table:formula="of:=IF(SIGN([.F$13]-[.F$14])=SIGN([.$A39]-[.$B39]); 1+[.F$10]; 0)+IF(([.F$13]=[.$A39]) * ([.F$14]=[.$B39]); 2+[.F$11]; 0)" office:value-type="float" office:value="1" calcext:value-type="float">
            <text:p>1</text:p>
          </table:table-cell>
          <table:table-cell table:formula="of:=IF(SIGN([.G$13]-[.G$14])=SIGN([.$A39]-[.$B39]); 1+[.G$10]; 0)+IF(([.G$13]=[.$A39]) * ([.G$14]=[.$B39]); 2+[.G$11]; 0)" office:value-type="float" office:value="1" calcext:value-type="float">
            <text:p>1</text:p>
          </table:table-cell>
          <table:table-cell table:formula="of:=IF(SIGN([.H$13]-[.H$14])=SIGN([.$A39]-[.$B39]); 1+[.H$10]; 0)+IF(([.H$13]=[.$A39]) * ([.H$14]=[.$B39]); 2+[.H$11]; 0)" office:value-type="float" office:value="1" calcext:value-type="float">
            <text:p>1</text:p>
          </table:table-cell>
          <table:table-cell table:formula="of:=IF(SIGN([.I$13]-[.I$14])=SIGN([.$A39]-[.$B39]); 1+[.I$10]; 0)+IF(([.I$13]=[.$A39]) * ([.I$14]=[.$B39]); 2+[.I$11]; 0)" office:value-type="float" office:value="1" calcext:value-type="float">
            <text:p>1</text:p>
          </table:table-cell>
          <table:table-cell table:formula="of:=IF(SIGN([.J$13]-[.J$14])=SIGN([.$A39]-[.$B39]); 1+[.J$10]; 0)+IF(([.J$13]=[.$A39]) * ([.J$14]=[.$B39]); 2+[.J$11]; 0)" office:value-type="float" office:value="1" calcext:value-type="float">
            <text:p>1</text:p>
          </table:table-cell>
          <table:table-cell table:formula="of:=IF(SIGN([.K$13]-[.K$14])=SIGN([.$A39]-[.$B39]); 1+[.K$10]; 0)+IF(([.K$13]=[.$A39]) * ([.K$14]=[.$B39]); 2+[.K$11]; 0)" office:value-type="float" office:value="1" calcext:value-type="float">
            <text:p>1</text:p>
          </table:table-cell>
          <table:table-cell table:formula="of:=IF(SIGN([.L$13]-[.L$14])=SIGN([.$A39]-[.$B39]); 1+[.L$10]; 0)+IF(([.L$13]=[.$A39]) * ([.L$14]=[.$B39]); 2+[.L$11]; 0)" office:value-type="float" office:value="1" calcext:value-type="float">
            <text:p>1</text:p>
          </table:table-cell>
          <table:table-cell table:formula="of:=IF(SIGN([.M$13]-[.M$14])=SIGN([.$A39]-[.$B39]); 1+[.M$10]; 0)+IF(([.M$13]=[.$A39]) * ([.M$14]=[.$B39]); 2+[.M$11]; 0)" office:value-type="float" office:value="1" calcext:value-type="float">
            <text:p>1</text:p>
          </table:table-cell>
          <table:table-cell table:formula="of:=IF(SIGN([.N$13]-[.N$14])=SIGN([.$A39]-[.$B39]); 1+[.N$10]; 0)+IF(([.N$13]=[.$A39]) * ([.N$14]=[.$B39]); 2+[.N$11]; 0)" office:value-type="float" office:value="5" calcext:value-type="float">
            <text:p>5</text:p>
          </table:table-cell>
          <table:table-cell table:formula="of:=IF(SIGN([.O$13]-[.O$14])=SIGN([.$A39]-[.$B39]); 1+[.O$10]; 0)+IF(([.O$13]=[.$A39]) * ([.O$14]=[.$B39]); 2+[.O$11]; 0)" office:value-type="float" office:value="1" calcext:value-type="float">
            <text:p>1</text:p>
          </table:table-cell>
          <table:table-cell table:formula="of:=IF(SIGN([.P$13]-[.P$14])=SIGN([.$A39]-[.$B39]); 1+[.P$10]; 0)+IF(([.P$13]=[.$A39]) * ([.P$14]=[.$B39]); 2+[.P$11]; 0)" office:value-type="float" office:value="1" calcext:value-type="float">
            <text:p>1</text:p>
          </table:table-cell>
          <table:table-cell table:formula="of:=IF(SIGN([.Q$13]-[.Q$14])=SIGN([.$A39]-[.$B39]); 1+[.Q$10]; 0)+IF(([.Q$13]=[.$A39]) * ([.Q$14]=[.$B39]); 2+[.Q$11]; 0)" office:value-type="float" office:value="1" calcext:value-type="float">
            <text:p>1</text:p>
          </table:table-cell>
          <table:table-cell table:formula="of:=IF(SIGN([.R$13]-[.R$14])=SIGN([.$A39]-[.$B39]); 1+[.R$10]; 0)+IF(([.R$13]=[.$A39]) * ([.R$14]=[.$B39]); 2+[.R$11]; 0)" office:value-type="float" office:value="0" calcext:value-type="float">
            <text:p>0</text:p>
          </table:table-cell>
          <table:table-cell table:formula="of:=IF(SIGN([.S$13]-[.S$14])=SIGN([.$A39]-[.$B39]); 1+[.S$10]; 0)+IF(([.S$13]=[.$A39]) * ([.S$14]=[.$B39]); 2+[.S$11]; 0)" office:value-type="float" office:value="0" calcext:value-type="float">
            <text:p>0</text:p>
          </table:table-cell>
          <table:table-cell table:formula="of:=IF(SIGN([.T$13]-[.T$14])=SIGN([.$A39]-[.$B39]); 1+[.T$10]; 0)+IF(([.T$13]=[.$A39]) * ([.T$14]=[.$B39]); 2+[.T$11]; 0)" office:value-type="float" office:value="0" calcext:value-type="float">
            <text:p>0</text:p>
          </table:table-cell>
          <table:table-cell table:formula="of:=IF(SIGN([.U$13]-[.U$14])=SIGN([.$A39]-[.$B39]); 1+[.U$10]; 0)+IF(([.U$13]=[.$A39]) * ([.U$14]=[.$B39]); 2+[.U$11]; 0)" office:value-type="float" office:value="0" calcext:value-type="float">
            <text:p>0</text:p>
          </table:table-cell>
          <table:table-cell table:formula="of:=IF(SIGN([.V$13]-[.V$14])=SIGN([.$A39]-[.$B39]); 1+[.V$10]; 0)+IF(([.V$13]=[.$A39]) * ([.V$14]=[.$B39]); 2+[.V$11]; 0)" office:value-type="float" office:value="0" calcext:value-type="float">
            <text:p>0</text:p>
          </table:table-cell>
          <table:table-cell table:formula="of:=IF(SIGN([.W$13]-[.W$14])=SIGN([.$A39]-[.$B39]); 1+[.W$10]; 0)+IF(([.W$13]=[.$A39]) * ([.W$14]=[.$B39]); 2+[.W$11]; 0)" office:value-type="float" office:value="0" calcext:value-type="float">
            <text:p>0</text:p>
          </table:table-cell>
          <table:table-cell table:formula="of:=IF(SIGN([.X$13]-[.X$14])=SIGN([.$A39]-[.$B39]); 1+[.X$10]; 0)+IF(([.X$13]=[.$A39]) * ([.X$14]=[.$B39]); 2+[.X$11]; 0)" office:value-type="float" office:value="0" calcext:value-type="float">
            <text:p>0</text:p>
          </table:table-cell>
          <table:table-cell table:formula="of:=IF(SIGN([.Y$13]-[.Y$14])=SIGN([.$A39]-[.$B39]); 1+[.Y$10]; 0)+IF(([.Y$13]=[.$A39]) * ([.Y$14]=[.$B39]); 2+[.Y$11]; 0)" office:value-type="float" office:value="0" calcext:value-type="float">
            <text:p>0</text:p>
          </table:table-cell>
          <table:table-cell table:formula="of:=IF(SIGN([.Z$13]-[.Z$14])=SIGN([.$A39]-[.$B39]); 1+[.Z$10]; 0)+IF(([.Z$13]=[.$A39]) * ([.Z$14]=[.$B39]); 2+[.Z$11]; 0)" office:value-type="float" office:value="0" calcext:value-type="float">
            <text:p>0</text:p>
          </table:table-cell>
          <table:table-cell table:formula="of:=IF(SIGN([.AA$13]-[.AA$14])=SIGN([.$A39]-[.$B39]); 1+[.AA$10]; 0)+IF(([.AA$13]=[.$A39]) * ([.AA$14]=[.$B39]); 2+[.AA$11]; 0)" office:value-type="float" office:value="0" calcext:value-type="float">
            <text:p>0</text:p>
          </table:table-cell>
          <table:table-cell table:formula="of:=IF(SIGN([.AB$13]-[.AB$14])=SIGN([.$A39]-[.$B39]); 1+[.AB$10]; 0)+IF(([.AB$13]=[.$A39]) * ([.AB$14]=[.$B39]); 2+[.AB$11]; 0)" office:value-type="float" office:value="0" calcext:value-type="float">
            <text:p>0</text:p>
          </table:table-cell>
          <table:table-cell table:formula="of:=IF(SIGN([.AC$13]-[.AC$14])=SIGN([.$A39]-[.$B39]); 1+[.AC$10]; 0)+IF(([.AC$13]=[.$A39]) * ([.AC$14]=[.$B39]); 2+[.AC$11]; 0)" office:value-type="float" office:value="0" calcext:value-type="float">
            <text:p>0</text:p>
          </table:table-cell>
          <table:table-cell table:formula="of:=IF(SIGN([.AD$13]-[.AD$14])=SIGN([.$A39]-[.$B39]); 1+[.AD$10]; 0)+IF(([.AD$13]=[.$A39]) * ([.AD$14]=[.$B39]); 2+[.AD$11]; 0)" office:value-type="float" office:value="0" calcext:value-type="float">
            <text:p>0</text:p>
          </table:table-cell>
          <table:table-cell table:formula="of:=IF(SIGN([.AE$13]-[.AE$14])=SIGN([.$A39]-[.$B39]); 1+[.AE$10]; 0)+IF(([.AE$13]=[.$A39]) * ([.AE$14]=[.$B39]); 2+[.AE$11]; 0)" office:value-type="float" office:value="0" calcext:value-type="float">
            <text:p>0</text:p>
          </table:table-cell>
          <table:table-cell table:formula="of:=IF(SIGN([.AF$13]-[.AF$14])=SIGN([.$A39]-[.$B39]); 1+[.AF$10]; 0)+IF(([.AF$13]=[.$A39]) * ([.AF$14]=[.$B39]); 2+[.AF$11]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A40]; [.$A$4:.$C$10]; 2; 0)" office:value-type="float" office:value="0.0478532986076284" calcext:value-type="float">
            <text:p>0.0478532986076284</text:p>
          </table:table-cell>
          <table:table-cell table:formula="of:=VLOOKUP([.B40]; [.$A$4:.$C$10]; 2; 0)" office:value-type="float" office:value="0.12676370492087" calcext:value-type="float">
            <text:p>0.12676370492087</text:p>
          </table:table-cell>
          <table:table-cell table:formula="of:=[.C40]*[.D40]" office:value-type="float" office:value="0.00606606142418767" calcext:value-type="float">
            <text:p>0.00606606142418767</text:p>
          </table:table-cell>
          <table:table-cell table:formula="of:=IF(SIGN([.F$13]-[.F$14])=SIGN([.$A40]-[.$B40]); 1+[.F$10]; 0)+IF(([.F$13]=[.$A40]) * ([.F$14]=[.$B40]); 2+[.F$11]; 0)" office:value-type="float" office:value="1" calcext:value-type="float">
            <text:p>1</text:p>
          </table:table-cell>
          <table:table-cell table:formula="of:=IF(SIGN([.G$13]-[.G$14])=SIGN([.$A40]-[.$B40]); 1+[.G$10]; 0)+IF(([.G$13]=[.$A40]) * ([.G$14]=[.$B40]); 2+[.G$11]; 0)" office:value-type="float" office:value="1" calcext:value-type="float">
            <text:p>1</text:p>
          </table:table-cell>
          <table:table-cell table:formula="of:=IF(SIGN([.H$13]-[.H$14])=SIGN([.$A40]-[.$B40]); 1+[.H$10]; 0)+IF(([.H$13]=[.$A40]) * ([.H$14]=[.$B40]); 2+[.H$11]; 0)" office:value-type="float" office:value="1" calcext:value-type="float">
            <text:p>1</text:p>
          </table:table-cell>
          <table:table-cell table:formula="of:=IF(SIGN([.I$13]-[.I$14])=SIGN([.$A40]-[.$B40]); 1+[.I$10]; 0)+IF(([.I$13]=[.$A40]) * ([.I$14]=[.$B40]); 2+[.I$11]; 0)" office:value-type="float" office:value="1" calcext:value-type="float">
            <text:p>1</text:p>
          </table:table-cell>
          <table:table-cell table:formula="of:=IF(SIGN([.J$13]-[.J$14])=SIGN([.$A40]-[.$B40]); 1+[.J$10]; 0)+IF(([.J$13]=[.$A40]) * ([.J$14]=[.$B40]); 2+[.J$11]; 0)" office:value-type="float" office:value="1" calcext:value-type="float">
            <text:p>1</text:p>
          </table:table-cell>
          <table:table-cell table:formula="of:=IF(SIGN([.K$13]-[.K$14])=SIGN([.$A40]-[.$B40]); 1+[.K$10]; 0)+IF(([.K$13]=[.$A40]) * ([.K$14]=[.$B40]); 2+[.K$11]; 0)" office:value-type="float" office:value="1" calcext:value-type="float">
            <text:p>1</text:p>
          </table:table-cell>
          <table:table-cell table:formula="of:=IF(SIGN([.L$13]-[.L$14])=SIGN([.$A40]-[.$B40]); 1+[.L$10]; 0)+IF(([.L$13]=[.$A40]) * ([.L$14]=[.$B40]); 2+[.L$11]; 0)" office:value-type="float" office:value="1" calcext:value-type="float">
            <text:p>1</text:p>
          </table:table-cell>
          <table:table-cell table:formula="of:=IF(SIGN([.M$13]-[.M$14])=SIGN([.$A40]-[.$B40]); 1+[.M$10]; 0)+IF(([.M$13]=[.$A40]) * ([.M$14]=[.$B40]); 2+[.M$11]; 0)" office:value-type="float" office:value="1" calcext:value-type="float">
            <text:p>1</text:p>
          </table:table-cell>
          <table:table-cell table:formula="of:=IF(SIGN([.N$13]-[.N$14])=SIGN([.$A40]-[.$B40]); 1+[.N$10]; 0)+IF(([.N$13]=[.$A40]) * ([.N$14]=[.$B40]); 2+[.N$11]; 0)" office:value-type="float" office:value="1" calcext:value-type="float">
            <text:p>1</text:p>
          </table:table-cell>
          <table:table-cell table:formula="of:=IF(SIGN([.O$13]-[.O$14])=SIGN([.$A40]-[.$B40]); 1+[.O$10]; 0)+IF(([.O$13]=[.$A40]) * ([.O$14]=[.$B40]); 2+[.O$11]; 0)" office:value-type="float" office:value="1" calcext:value-type="float">
            <text:p>1</text:p>
          </table:table-cell>
          <table:table-cell table:formula="of:=IF(SIGN([.P$13]-[.P$14])=SIGN([.$A40]-[.$B40]); 1+[.P$10]; 0)+IF(([.P$13]=[.$A40]) * ([.P$14]=[.$B40]); 2+[.P$11]; 0)" office:value-type="float" office:value="1" calcext:value-type="float">
            <text:p>1</text:p>
          </table:table-cell>
          <table:table-cell table:formula="of:=IF(SIGN([.Q$13]-[.Q$14])=SIGN([.$A40]-[.$B40]); 1+[.Q$10]; 0)+IF(([.Q$13]=[.$A40]) * ([.Q$14]=[.$B40]); 2+[.Q$11]; 0)" office:value-type="float" office:value="1" calcext:value-type="float">
            <text:p>1</text:p>
          </table:table-cell>
          <table:table-cell table:formula="of:=IF(SIGN([.R$13]-[.R$14])=SIGN([.$A40]-[.$B40]); 1+[.R$10]; 0)+IF(([.R$13]=[.$A40]) * ([.R$14]=[.$B40]); 2+[.R$11]; 0)" office:value-type="float" office:value="0" calcext:value-type="float">
            <text:p>0</text:p>
          </table:table-cell>
          <table:table-cell table:formula="of:=IF(SIGN([.S$13]-[.S$14])=SIGN([.$A40]-[.$B40]); 1+[.S$10]; 0)+IF(([.S$13]=[.$A40]) * ([.S$14]=[.$B40]); 2+[.S$11]; 0)" office:value-type="float" office:value="0" calcext:value-type="float">
            <text:p>0</text:p>
          </table:table-cell>
          <table:table-cell table:formula="of:=IF(SIGN([.T$13]-[.T$14])=SIGN([.$A40]-[.$B40]); 1+[.T$10]; 0)+IF(([.T$13]=[.$A40]) * ([.T$14]=[.$B40]); 2+[.T$11]; 0)" office:value-type="float" office:value="0" calcext:value-type="float">
            <text:p>0</text:p>
          </table:table-cell>
          <table:table-cell table:formula="of:=IF(SIGN([.U$13]-[.U$14])=SIGN([.$A40]-[.$B40]); 1+[.U$10]; 0)+IF(([.U$13]=[.$A40]) * ([.U$14]=[.$B40]); 2+[.U$11]; 0)" office:value-type="float" office:value="0" calcext:value-type="float">
            <text:p>0</text:p>
          </table:table-cell>
          <table:table-cell table:formula="of:=IF(SIGN([.V$13]-[.V$14])=SIGN([.$A40]-[.$B40]); 1+[.V$10]; 0)+IF(([.V$13]=[.$A40]) * ([.V$14]=[.$B40]); 2+[.V$11]; 0)" office:value-type="float" office:value="0" calcext:value-type="float">
            <text:p>0</text:p>
          </table:table-cell>
          <table:table-cell table:formula="of:=IF(SIGN([.W$13]-[.W$14])=SIGN([.$A40]-[.$B40]); 1+[.W$10]; 0)+IF(([.W$13]=[.$A40]) * ([.W$14]=[.$B40]); 2+[.W$11]; 0)" office:value-type="float" office:value="0" calcext:value-type="float">
            <text:p>0</text:p>
          </table:table-cell>
          <table:table-cell table:formula="of:=IF(SIGN([.X$13]-[.X$14])=SIGN([.$A40]-[.$B40]); 1+[.X$10]; 0)+IF(([.X$13]=[.$A40]) * ([.X$14]=[.$B40]); 2+[.X$11]; 0)" office:value-type="float" office:value="0" calcext:value-type="float">
            <text:p>0</text:p>
          </table:table-cell>
          <table:table-cell table:formula="of:=IF(SIGN([.Y$13]-[.Y$14])=SIGN([.$A40]-[.$B40]); 1+[.Y$10]; 0)+IF(([.Y$13]=[.$A40]) * ([.Y$14]=[.$B40]); 2+[.Y$11]; 0)" office:value-type="float" office:value="0" calcext:value-type="float">
            <text:p>0</text:p>
          </table:table-cell>
          <table:table-cell table:formula="of:=IF(SIGN([.Z$13]-[.Z$14])=SIGN([.$A40]-[.$B40]); 1+[.Z$10]; 0)+IF(([.Z$13]=[.$A40]) * ([.Z$14]=[.$B40]); 2+[.Z$11]; 0)" office:value-type="float" office:value="0" calcext:value-type="float">
            <text:p>0</text:p>
          </table:table-cell>
          <table:table-cell table:formula="of:=IF(SIGN([.AA$13]-[.AA$14])=SIGN([.$A40]-[.$B40]); 1+[.AA$10]; 0)+IF(([.AA$13]=[.$A40]) * ([.AA$14]=[.$B40]); 2+[.AA$11]; 0)" office:value-type="float" office:value="0" calcext:value-type="float">
            <text:p>0</text:p>
          </table:table-cell>
          <table:table-cell table:formula="of:=IF(SIGN([.AB$13]-[.AB$14])=SIGN([.$A40]-[.$B40]); 1+[.AB$10]; 0)+IF(([.AB$13]=[.$A40]) * ([.AB$14]=[.$B40]); 2+[.AB$11]; 0)" office:value-type="float" office:value="0" calcext:value-type="float">
            <text:p>0</text:p>
          </table:table-cell>
          <table:table-cell table:formula="of:=IF(SIGN([.AC$13]-[.AC$14])=SIGN([.$A40]-[.$B40]); 1+[.AC$10]; 0)+IF(([.AC$13]=[.$A40]) * ([.AC$14]=[.$B40]); 2+[.AC$11]; 0)" office:value-type="float" office:value="0" calcext:value-type="float">
            <text:p>0</text:p>
          </table:table-cell>
          <table:table-cell table:formula="of:=IF(SIGN([.AD$13]-[.AD$14])=SIGN([.$A40]-[.$B40]); 1+[.AD$10]; 0)+IF(([.AD$13]=[.$A40]) * ([.AD$14]=[.$B40]); 2+[.AD$11]; 0)" office:value-type="float" office:value="0" calcext:value-type="float">
            <text:p>0</text:p>
          </table:table-cell>
          <table:table-cell table:formula="of:=IF(SIGN([.AE$13]-[.AE$14])=SIGN([.$A40]-[.$B40]); 1+[.AE$10]; 0)+IF(([.AE$13]=[.$A40]) * ([.AE$14]=[.$B40]); 2+[.AE$11]; 0)" office:value-type="float" office:value="0" calcext:value-type="float">
            <text:p>0</text:p>
          </table:table-cell>
          <table:table-cell table:formula="of:=IF(SIGN([.AF$13]-[.AF$14])=SIGN([.$A40]-[.$B40]); 1+[.AF$10]; 0)+IF(([.AF$13]=[.$A40]) * ([.AF$14]=[.$B40]); 2+[.AF$11]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VLOOKUP([.A41]; [.$A$4:.$C$10]; 2; 0)" office:value-type="float" office:value="0.0478532986076284" calcext:value-type="float">
            <text:p>0.0478532986076284</text:p>
          </table:table-cell>
          <table:table-cell table:formula="of:=VLOOKUP([.B41]; [.$A$4:.$C$10]; 2; 0)" office:value-type="float" office:value="0.0478532986076284" calcext:value-type="float">
            <text:p>0.0478532986076284</text:p>
          </table:table-cell>
          <table:table-cell table:formula="of:=[.C41]*[.D41]" office:value-type="float" office:value="0.00228993818763085" calcext:value-type="float">
            <text:p>0.00228993818763085</text:p>
          </table:table-cell>
          <table:table-cell table:formula="of:=IF(SIGN([.F$13]-[.F$14])=SIGN([.$A41]-[.$B41]); 1+[.F$10]; 0)+IF(([.F$13]=[.$A41]) * ([.F$14]=[.$B41]); 2+[.F$11]; 0)" office:value-type="float" office:value="0" calcext:value-type="float">
            <text:p>0</text:p>
          </table:table-cell>
          <table:table-cell table:formula="of:=IF(SIGN([.G$13]-[.G$14])=SIGN([.$A41]-[.$B41]); 1+[.G$10]; 0)+IF(([.G$13]=[.$A41]) * ([.G$14]=[.$B41]); 2+[.G$11]; 0)" office:value-type="float" office:value="0" calcext:value-type="float">
            <text:p>0</text:p>
          </table:table-cell>
          <table:table-cell table:formula="of:=IF(SIGN([.H$13]-[.H$14])=SIGN([.$A41]-[.$B41]); 1+[.H$10]; 0)+IF(([.H$13]=[.$A41]) * ([.H$14]=[.$B41]); 2+[.H$11]; 0)" office:value-type="float" office:value="0" calcext:value-type="float">
            <text:p>0</text:p>
          </table:table-cell>
          <table:table-cell table:formula="of:=IF(SIGN([.I$13]-[.I$14])=SIGN([.$A41]-[.$B41]); 1+[.I$10]; 0)+IF(([.I$13]=[.$A41]) * ([.I$14]=[.$B41]); 2+[.I$11]; 0)" office:value-type="float" office:value="0" calcext:value-type="float">
            <text:p>0</text:p>
          </table:table-cell>
          <table:table-cell table:formula="of:=IF(SIGN([.J$13]-[.J$14])=SIGN([.$A41]-[.$B41]); 1+[.J$10]; 0)+IF(([.J$13]=[.$A41]) * ([.J$14]=[.$B41]); 2+[.J$11]; 0)" office:value-type="float" office:value="0" calcext:value-type="float">
            <text:p>0</text:p>
          </table:table-cell>
          <table:table-cell table:formula="of:=IF(SIGN([.K$13]-[.K$14])=SIGN([.$A41]-[.$B41]); 1+[.K$10]; 0)+IF(([.K$13]=[.$A41]) * ([.K$14]=[.$B41]); 2+[.K$11]; 0)" office:value-type="float" office:value="0" calcext:value-type="float">
            <text:p>0</text:p>
          </table:table-cell>
          <table:table-cell table:formula="of:=IF(SIGN([.L$13]-[.L$14])=SIGN([.$A41]-[.$B41]); 1+[.L$10]; 0)+IF(([.L$13]=[.$A41]) * ([.L$14]=[.$B41]); 2+[.L$11]; 0)" office:value-type="float" office:value="0" calcext:value-type="float">
            <text:p>0</text:p>
          </table:table-cell>
          <table:table-cell table:formula="of:=IF(SIGN([.M$13]-[.M$14])=SIGN([.$A41]-[.$B41]); 1+[.M$10]; 0)+IF(([.M$13]=[.$A41]) * ([.M$14]=[.$B41]); 2+[.M$11]; 0)" office:value-type="float" office:value="0" calcext:value-type="float">
            <text:p>0</text:p>
          </table:table-cell>
          <table:table-cell table:formula="of:=IF(SIGN([.N$13]-[.N$14])=SIGN([.$A41]-[.$B41]); 1+[.N$10]; 0)+IF(([.N$13]=[.$A41]) * ([.N$14]=[.$B41]); 2+[.N$11]; 0)" office:value-type="float" office:value="0" calcext:value-type="float">
            <text:p>0</text:p>
          </table:table-cell>
          <table:table-cell table:formula="of:=IF(SIGN([.O$13]-[.O$14])=SIGN([.$A41]-[.$B41]); 1+[.O$10]; 0)+IF(([.O$13]=[.$A41]) * ([.O$14]=[.$B41]); 2+[.O$11]; 0)" office:value-type="float" office:value="0" calcext:value-type="float">
            <text:p>0</text:p>
          </table:table-cell>
          <table:table-cell table:formula="of:=IF(SIGN([.P$13]-[.P$14])=SIGN([.$A41]-[.$B41]); 1+[.P$10]; 0)+IF(([.P$13]=[.$A41]) * ([.P$14]=[.$B41]); 2+[.P$11]; 0)" office:value-type="float" office:value="0" calcext:value-type="float">
            <text:p>0</text:p>
          </table:table-cell>
          <table:table-cell table:formula="of:=IF(SIGN([.Q$13]-[.Q$14])=SIGN([.$A41]-[.$B41]); 1+[.Q$10]; 0)+IF(([.Q$13]=[.$A41]) * ([.Q$14]=[.$B41]); 2+[.Q$11]; 0)" office:value-type="float" office:value="0" calcext:value-type="float">
            <text:p>0</text:p>
          </table:table-cell>
          <table:table-cell table:formula="of:=IF(SIGN([.R$13]-[.R$14])=SIGN([.$A41]-[.$B41]); 1+[.R$10]; 0)+IF(([.R$13]=[.$A41]) * ([.R$14]=[.$B41]); 2+[.R$11]; 0)" office:value-type="float" office:value="3" calcext:value-type="float">
            <text:p>3</text:p>
          </table:table-cell>
          <table:table-cell table:formula="of:=IF(SIGN([.S$13]-[.S$14])=SIGN([.$A41]-[.$B41]); 1+[.S$10]; 0)+IF(([.S$13]=[.$A41]) * ([.S$14]=[.$B41]); 2+[.S$11]; 0)" office:value-type="float" office:value="3" calcext:value-type="float">
            <text:p>3</text:p>
          </table:table-cell>
          <table:table-cell table:formula="of:=IF(SIGN([.T$13]-[.T$14])=SIGN([.$A41]-[.$B41]); 1+[.T$10]; 0)+IF(([.T$13]=[.$A41]) * ([.T$14]=[.$B41]); 2+[.T$11]; 0)" office:value-type="float" office:value="3" calcext:value-type="float">
            <text:p>3</text:p>
          </table:table-cell>
          <table:table-cell table:formula="of:=IF(SIGN([.U$13]-[.U$14])=SIGN([.$A41]-[.$B41]); 1+[.U$10]; 0)+IF(([.U$13]=[.$A41]) * ([.U$14]=[.$B41]); 2+[.U$11]; 0)" office:value-type="float" office:value="3" calcext:value-type="float">
            <text:p>3</text:p>
          </table:table-cell>
          <table:table-cell table:formula="of:=IF(SIGN([.V$13]-[.V$14])=SIGN([.$A41]-[.$B41]); 1+[.V$10]; 0)+IF(([.V$13]=[.$A41]) * ([.V$14]=[.$B41]); 2+[.V$11]; 0)" office:value-type="float" office:value="0" calcext:value-type="float">
            <text:p>0</text:p>
          </table:table-cell>
          <table:table-cell table:formula="of:=IF(SIGN([.W$13]-[.W$14])=SIGN([.$A41]-[.$B41]); 1+[.W$10]; 0)+IF(([.W$13]=[.$A41]) * ([.W$14]=[.$B41]); 2+[.W$11]; 0)" office:value-type="float" office:value="0" calcext:value-type="float">
            <text:p>0</text:p>
          </table:table-cell>
          <table:table-cell table:formula="of:=IF(SIGN([.X$13]-[.X$14])=SIGN([.$A41]-[.$B41]); 1+[.X$10]; 0)+IF(([.X$13]=[.$A41]) * ([.X$14]=[.$B41]); 2+[.X$11]; 0)" office:value-type="float" office:value="0" calcext:value-type="float">
            <text:p>0</text:p>
          </table:table-cell>
          <table:table-cell table:formula="of:=IF(SIGN([.Y$13]-[.Y$14])=SIGN([.$A41]-[.$B41]); 1+[.Y$10]; 0)+IF(([.Y$13]=[.$A41]) * ([.Y$14]=[.$B41]); 2+[.Y$11]; 0)" office:value-type="float" office:value="0" calcext:value-type="float">
            <text:p>0</text:p>
          </table:table-cell>
          <table:table-cell table:formula="of:=IF(SIGN([.Z$13]-[.Z$14])=SIGN([.$A41]-[.$B41]); 1+[.Z$10]; 0)+IF(([.Z$13]=[.$A41]) * ([.Z$14]=[.$B41]); 2+[.Z$11]; 0)" office:value-type="float" office:value="0" calcext:value-type="float">
            <text:p>0</text:p>
          </table:table-cell>
          <table:table-cell table:formula="of:=IF(SIGN([.AA$13]-[.AA$14])=SIGN([.$A41]-[.$B41]); 1+[.AA$10]; 0)+IF(([.AA$13]=[.$A41]) * ([.AA$14]=[.$B41]); 2+[.AA$11]; 0)" office:value-type="float" office:value="0" calcext:value-type="float">
            <text:p>0</text:p>
          </table:table-cell>
          <table:table-cell table:formula="of:=IF(SIGN([.AB$13]-[.AB$14])=SIGN([.$A41]-[.$B41]); 1+[.AB$10]; 0)+IF(([.AB$13]=[.$A41]) * ([.AB$14]=[.$B41]); 2+[.AB$11]; 0)" office:value-type="float" office:value="0" calcext:value-type="float">
            <text:p>0</text:p>
          </table:table-cell>
          <table:table-cell table:formula="of:=IF(SIGN([.AC$13]-[.AC$14])=SIGN([.$A41]-[.$B41]); 1+[.AC$10]; 0)+IF(([.AC$13]=[.$A41]) * ([.AC$14]=[.$B41]); 2+[.AC$11]; 0)" office:value-type="float" office:value="0" calcext:value-type="float">
            <text:p>0</text:p>
          </table:table-cell>
          <table:table-cell table:formula="of:=IF(SIGN([.AD$13]-[.AD$14])=SIGN([.$A41]-[.$B41]); 1+[.AD$10]; 0)+IF(([.AD$13]=[.$A41]) * ([.AD$14]=[.$B41]); 2+[.AD$11]; 0)" office:value-type="float" office:value="0" calcext:value-type="float">
            <text:p>0</text:p>
          </table:table-cell>
          <table:table-cell table:formula="of:=IF(SIGN([.AE$13]-[.AE$14])=SIGN([.$A41]-[.$B41]); 1+[.AE$10]; 0)+IF(([.AE$13]=[.$A41]) * ([.AE$14]=[.$B41]); 2+[.AE$11]; 0)" office:value-type="float" office:value="0" calcext:value-type="float">
            <text:p>0</text:p>
          </table:table-cell>
          <table:table-cell table:formula="of:=IF(SIGN([.AF$13]-[.AF$14])=SIGN([.$A41]-[.$B41]); 1+[.AF$10]; 0)+IF(([.AF$13]=[.$A41]) * ([.AF$14]=[.$B41]); 2+[.AF$11]; 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" table:formula="of:=SUM([.E15:.E40])" office:value-type="float" office:value="1.00268836451533" calcext:value-type="float">
            <text:p>1.00268836451533</text:p>
          </table:table-cell>
          <table:table-cell table:style-name="Default"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ep</text:p>
          </table:table-cell>
          <table:table-cell table:style-name="Default" table:formula="of:=SUMPRODUCT(([.F15:.F41]);([.$E15:.$E41]))" office:value-type="float" office:value="0.507416855385802" calcext:value-type="float">
            <text:p>0.507416855385802</text:p>
          </table:table-cell>
          <table:table-cell table:style-name="Default" table:formula="of:=SUMPRODUCT(([.G15:.G41]);([.$E15:.$E41]))" office:value-type="float" office:value="0.507416855385802" calcext:value-type="float">
            <text:p>0.507416855385802</text:p>
          </table:table-cell>
          <table:table-cell table:style-name="Default" table:formula="of:=SUMPRODUCT(([.H15:.H41]);([.$E15:.$E41]))" office:value-type="float" office:value="0.549701939948581" calcext:value-type="float">
            <text:p>0.549701939948581</text:p>
          </table:table-cell>
          <table:table-cell table:style-name="Default" table:formula="of:=SUMPRODUCT(([.I15:.I41]);([.$E15:.$E41]))" office:value-type="float" office:value="0.507416855385802" calcext:value-type="float">
            <text:p>0.507416855385802</text:p>
          </table:table-cell>
          <table:table-cell table:style-name="Default" table:formula="of:=SUMPRODUCT(([.J15:.J41]);([.$E15:.$E41]))" office:value-type="float" office:value="0.715641834049626" calcext:value-type="float">
            <text:p>0.715641834049626</text:p>
          </table:table-cell>
          <table:table-cell table:style-name="Default" table:formula="of:=SUMPRODUCT(([.K15:.K41]);([.$E15:.$E41]))" office:value-type="float" office:value="0.571267333075598" calcext:value-type="float">
            <text:p>0.571267333075598</text:p>
          </table:table-cell>
          <table:table-cell table:style-name="Default" table:formula="of:=SUMPRODUCT(([.L15:.L41]);([.$E15:.$E41]))" office:value-type="float" office:value="0.921108865976181" calcext:value-type="float">
            <text:p>0.921108865976181</text:p>
          </table:table-cell>
          <table:table-cell table:style-name="Default" table:formula="of:=SUMPRODUCT(([.M15:.M41]);([.$E15:.$E41]))" office:value-type="float" office:value="0.692737086396606" calcext:value-type="float">
            <text:p>0.692737086396606</text:p>
          </table:table-cell>
          <table:table-cell table:style-name="Default" table:formula="of:=SUMPRODUCT(([.N15:.N41]);([.$E15:.$E41]))" office:value-type="float" office:value="0.555623966041598" calcext:value-type="float">
            <text:p>0.555623966041598</text:p>
          </table:table-cell>
          <table:table-cell table:style-name="Default" table:formula="of:=SUMPRODUCT(([.O15:.O41]);([.$E15:.$E41]))" office:value-type="float" office:value="1.05535329325385" calcext:value-type="float">
            <text:p>1.05535329325385</text:p>
          </table:table-cell>
          <table:table-cell table:style-name="Default" table:formula="of:=SUMPRODUCT(([.P15:.P41]);([.$E15:.$E41]))" office:value-type="float" office:value="0.87560274481124" calcext:value-type="float">
            <text:p>0.87560274481124</text:p>
          </table:table-cell>
          <table:table-cell table:style-name="Default" table:formula="of:=SUMPRODUCT(([.Q15:.Q41]);([.$E15:.$E41]))" office:value-type="float" office:value="0.635117810765395" calcext:value-type="float">
            <text:p>0.635117810765395</text:p>
          </table:table-cell>
          <table:table-cell table:style-name="Default" table:formula="of:=SUMPRODUCT(([.R15:.R41]);([.$E15:.$E41]))" office:value-type="float" office:value="1.17873221111724" calcext:value-type="float">
            <text:p>1.17873221111724</text:p>
          </table:table-cell>
          <table:table-cell table:style-name="Default" table:formula="of:=SUMPRODUCT(([.S15:.S41]);([.$E15:.$E41]))" office:value-type="float" office:value="1.05969211281087" calcext:value-type="float">
            <text:p>1.05969211281087</text:p>
          </table:table-cell>
          <table:table-cell table:style-name="Default" table:formula="of:=SUMPRODUCT(([.T15:.T41]);([.$E15:.$E41]))" office:value-type="float" office:value="0.97970311875391" calcext:value-type="float">
            <text:p>0.97970311875391</text:p>
          </table:table-cell>
          <table:table-cell table:style-name="Default" table:formula="of:=SUMPRODUCT(([.U15:.U41]);([.$E15:.$E41]))" office:value-type="float" office:value="0.880136545500652" calcext:value-type="float">
            <text:p>0.880136545500652</text:p>
          </table:table-cell>
          <table:table-cell table:style-name="Default" table:formula="of:=SUMPRODUCT(([.V15:.V41]);([.$E15:.$E41]))" office:value-type="float" office:value="0.999779857702182" calcext:value-type="float">
            <text:p>0.999779857702182</text:p>
          </table:table-cell>
          <table:table-cell table:style-name="Default" table:formula="of:=SUMPRODUCT(([.W15:.W41]);([.$E15:.$E41]))" office:value-type="float" office:value="0.893834170209516" calcext:value-type="float">
            <text:p>0.893834170209516</text:p>
          </table:table-cell>
          <table:table-cell table:style-name="Default" table:formula="of:=SUMPRODUCT(([.X15:.X41]);([.$E15:.$E41]))" office:value-type="float" office:value="0.725430617827522" calcext:value-type="float">
            <text:p>0.725430617827522</text:p>
          </table:table-cell>
          <table:table-cell table:style-name="Default" table:formula="of:=SUMPRODUCT(([.Y15:.Y41]);([.$E15:.$E41]))" office:value-type="float" office:value="0.820539325592961" calcext:value-type="float">
            <text:p>0.820539325592961</text:p>
          </table:table-cell>
          <table:table-cell table:style-name="Default" table:formula="of:=SUMPRODUCT(([.Z15:.Z41]);([.$E15:.$E41]))" office:value-type="float" office:value="0.741203644436441" calcext:value-type="float">
            <text:p>0.741203644436441</text:p>
          </table:table-cell>
          <table:table-cell table:style-name="Default" table:formula="of:=SUMPRODUCT(([.AA15:.AA41]);([.$E15:.$E41]))" office:value-type="float" office:value="0.687638928920306" calcext:value-type="float">
            <text:p>0.687638928920306</text:p>
          </table:table-cell>
          <table:table-cell table:style-name="Default" table:formula="of:=SUMPRODUCT(([.AB15:.AB41]);([.$E15:.$E41]))" office:value-type="float" office:value="0.719459507200196" calcext:value-type="float">
            <text:p>0.719459507200196</text:p>
          </table:table-cell>
          <table:table-cell table:style-name="Default" table:formula="of:=SUMPRODUCT(([.AC15:.AC41]);([.$E15:.$E41]))" office:value-type="float" office:value="0.69114842734079" calcext:value-type="float">
            <text:p>0.69114842734079</text:p>
          </table:table-cell>
          <table:table-cell table:style-name="Default" table:formula="of:=SUMPRODUCT(([.AD15:.AD41]);([.$E15:.$E41]))" office:value-type="float" office:value="0.686310356805726" calcext:value-type="float">
            <text:p>0.686310356805726</text:p>
          </table:table-cell>
          <table:table-cell table:style-name="Default" table:formula="of:=SUMPRODUCT(([.AE15:.AE41]);([.$E15:.$E41]))" office:value-type="float" office:value="0.679373702027981" calcext:value-type="float">
            <text:p>0.679373702027981</text:p>
          </table:table-cell>
          <table:table-cell table:style-name="Default" table:formula="of:=SUMPRODUCT(([.AF15:.AF41]);([.$E15:.$E41]))" office:value-type="float" office:value="0.678512525472739" calcext:value-type="float">
            <text:p>0.6785125254727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k</text:p>
          </table:table-cell>
          <table:table-cell table:style-name="Default" table:formula="of:=RANK([.F43]; [.$F$43:.$AF$43])" office:value-type="float" office:value="25" calcext:value-type="float">
            <text:p>25</text:p>
          </table:table-cell>
          <table:table-cell table:style-name="Default" table:formula="of:=RANK([.G43]; [.$F$43:.$AF$43])" office:value-type="float" office:value="25" calcext:value-type="float">
            <text:p>25</text:p>
          </table:table-cell>
          <table:table-cell table:style-name="Default" table:formula="of:=RANK([.H43]; [.$F$43:.$AF$43])" office:value-type="float" office:value="24" calcext:value-type="float">
            <text:p>24</text:p>
          </table:table-cell>
          <table:table-cell table:style-name="Default" table:formula="of:=RANK([.I43]; [.$F$43:.$AF$43])" office:value-type="float" office:value="25" calcext:value-type="float">
            <text:p>25</text:p>
          </table:table-cell>
          <table:table-cell table:style-name="Default" table:formula="of:=RANK([.J43]; [.$F$43:.$AF$43])" office:value-type="float" office:value="14" calcext:value-type="float">
            <text:p>14</text:p>
          </table:table-cell>
          <table:table-cell table:style-name="Default" table:formula="of:=RANK([.K43]; [.$F$43:.$AF$43])" office:value-type="float" office:value="22" calcext:value-type="float">
            <text:p>22</text:p>
          </table:table-cell>
          <table:table-cell table:style-name="Default" table:formula="of:=RANK([.L43]; [.$F$43:.$AF$43])" office:value-type="float" office:value="6" calcext:value-type="float">
            <text:p>6</text:p>
          </table:table-cell>
          <table:table-cell table:style-name="Default" table:formula="of:=RANK([.M43]; [.$F$43:.$AF$43])" office:value-type="float" office:value="15" calcext:value-type="float">
            <text:p>15</text:p>
          </table:table-cell>
          <table:table-cell table:style-name="Default" table:formula="of:=RANK([.N43]; [.$F$43:.$AF$43])" office:value-type="float" office:value="23" calcext:value-type="float">
            <text:p>23</text:p>
          </table:table-cell>
          <table:table-cell table:style-name="Default" table:formula="of:=RANK([.O43]; [.$F$43:.$AF$43])" office:value-type="float" office:value="3" calcext:value-type="float">
            <text:p>3</text:p>
          </table:table-cell>
          <table:table-cell table:style-name="Default" table:formula="of:=RANK([.P43]; [.$F$43:.$AF$43])" office:value-type="float" office:value="9" calcext:value-type="float">
            <text:p>9</text:p>
          </table:table-cell>
          <table:table-cell table:style-name="Default" table:formula="of:=RANK([.Q43]; [.$F$43:.$AF$43])" office:value-type="float" office:value="21" calcext:value-type="float">
            <text:p>21</text:p>
          </table:table-cell>
          <table:table-cell table:style-name="Default" table:formula="of:=RANK([.R43]; [.$F$43:.$AF$43])" office:value-type="float" office:value="1" calcext:value-type="float">
            <text:p>1</text:p>
          </table:table-cell>
          <table:table-cell table:style-name="Default" table:formula="of:=RANK([.S43]; [.$F$43:.$AF$43])" office:value-type="float" office:value="2" calcext:value-type="float">
            <text:p>2</text:p>
          </table:table-cell>
          <table:table-cell table:style-name="Default" table:formula="of:=RANK([.T43]; [.$F$43:.$AF$43])" office:value-type="float" office:value="5" calcext:value-type="float">
            <text:p>5</text:p>
          </table:table-cell>
          <table:table-cell table:style-name="Default" table:formula="of:=RANK([.U43]; [.$F$43:.$AF$43])" office:value-type="float" office:value="8" calcext:value-type="float">
            <text:p>8</text:p>
          </table:table-cell>
          <table:table-cell table:style-name="Default" table:formula="of:=RANK([.V43]; [.$F$43:.$AF$43])" office:value-type="float" office:value="4" calcext:value-type="float">
            <text:p>4</text:p>
          </table:table-cell>
          <table:table-cell table:style-name="Default" table:formula="of:=RANK([.W43]; [.$F$43:.$AF$43])" office:value-type="float" office:value="7" calcext:value-type="float">
            <text:p>7</text:p>
          </table:table-cell>
          <table:table-cell table:style-name="Default" table:formula="of:=RANK([.X43]; [.$F$43:.$AF$43])" office:value-type="float" office:value="12" calcext:value-type="float">
            <text:p>12</text:p>
          </table:table-cell>
          <table:table-cell table:style-name="Default" table:formula="of:=RANK([.Y43]; [.$F$43:.$AF$43])" office:value-type="float" office:value="10" calcext:value-type="float">
            <text:p>10</text:p>
          </table:table-cell>
          <table:table-cell table:style-name="Default" table:formula="of:=RANK([.Z43]; [.$F$43:.$AF$43])" office:value-type="float" office:value="11" calcext:value-type="float">
            <text:p>11</text:p>
          </table:table-cell>
          <table:table-cell table:style-name="Default" table:formula="of:=RANK([.AA43]; [.$F$43:.$AF$43])" office:value-type="float" office:value="17" calcext:value-type="float">
            <text:p>17</text:p>
          </table:table-cell>
          <table:table-cell table:style-name="Default" table:formula="of:=RANK([.AB43]; [.$F$43:.$AF$43])" office:value-type="float" office:value="13" calcext:value-type="float">
            <text:p>13</text:p>
          </table:table-cell>
          <table:table-cell table:style-name="Default" table:formula="of:=RANK([.AC43]; [.$F$43:.$AF$43])" office:value-type="float" office:value="16" calcext:value-type="float">
            <text:p>16</text:p>
          </table:table-cell>
          <table:table-cell table:style-name="Default" table:formula="of:=RANK([.AD43]; [.$F$43:.$AF$43])" office:value-type="float" office:value="18" calcext:value-type="float">
            <text:p>18</text:p>
          </table:table-cell>
          <table:table-cell table:style-name="Default" table:formula="of:=RANK([.AE43]; [.$F$43:.$AF$43])" office:value-type="float" office:value="19" calcext:value-type="float">
            <text:p>19</text:p>
          </table:table-cell>
          <table:table-cell table:style-name="Default" table:formula="of:=RANK([.AF43]; [.$F$43:.$AF$43]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l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ab</text:p>
          </table:table-cell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e</text:p>
          </table:table-cell>
          <table:table-cell table:style-name="Default" office:value-type="string" calcext:value-type="string">
            <text:p>af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2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9:28:50.801347093</meta:creation-date>
    <meta:generator>LibreOffice/7.3.6.2$Linux_X86_64 LibreOffice_project/30$Build-2</meta:generator>
    <dc:date>2022-11-04T20:57:18.439871595</dc:date>
    <meta:editing-duration>PT1H40M29S</meta:editing-duration>
    <meta:editing-cycles>22</meta:editing-cycles>
    <meta:document-statistic meta:table-count="1" meta:cell-count="1096" meta:object-count="0"/>
  </office:meta>
</office:document-meta>
</file>